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style:font-charset="x-symbol"/>
    <style:font-face style:name="StarSymbol2" svg:font-family="StarSymbol" style:font-pitch="variable" style:font-charset="x-symbol"/>
    <style:font-face style:name="Helvetica1"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43mm" fo:margin-left="62.42mm" fo:margin-right="60.15mm" table:align="margins"/>
    </style:style>
    <style:style style:name="Tableau1.A" style:family="table-column">
      <style:table-column-properties style:column-width="22.65mm" style:rel-column-width="31300*"/>
    </style:style>
    <style:style style:name="Tableau1.B" style:family="table-column">
      <style:table-column-properties style:column-width="24.78mm" style:rel-column-width="34235*"/>
    </style:style>
    <style:style style:name="Tableau1.A1" style:family="table-cell">
      <style:table-cell-properties fo:padding="0.97mm" fo:border-left="none" fo:border-right="none" fo:border-top="none" fo:border-bottom="0.35mm solid #000000"/>
    </style:style>
    <style:style style:name="Tableau1.A2" style:family="table-cell">
      <style:table-cell-properties fo:padding="0.97mm" fo:border-left="none" fo:border-right="none" fo:border-top="none" fo:border-bottom="0.18mm solid #000000"/>
    </style:style>
    <style:style style:name="Tableau1.B2" style:family="table-cell">
      <style:table-cell-properties fo:padding="0.97mm" fo:border-left="0.35mm solid #000000" fo:border-right="none" fo:border-top="none" fo:border-bottom="0.18mm solid #000000"/>
    </style:style>
    <style:style style:name="Tableau1.3" style:family="table-row">
      <style:table-row-properties style:min-row-height="36.9mm"/>
    </style:style>
    <style:style style:name="Tableau1.A3" style:family="table-cell">
      <style:table-cell-properties fo:background-color="transparent" fo:padding="0.97mm" fo:border="none">
        <style:background-image/>
      </style:table-cell-properties>
    </style:style>
    <style:style style:name="Tableau1.B3" style:family="table-cell">
      <style:table-cell-properties fo:background-color="transparent" fo:padding="0.97mm" fo:border-left="0.35mm solid #000000" fo:border-right="none" fo:border-top="none" fo:border-bottom="none">
        <style:background-image/>
      </style:table-cell-properties>
    </style:style>
    <style:style style:name="Comportement" style:family="table">
      <style:table-properties style:width="170mm" table:align="margins"/>
    </style:style>
    <style:style style:name="Comportement.A" style:family="table-column">
      <style:table-column-properties style:column-width="56.67mm" style:rel-column-width="21845*"/>
    </style:style>
    <style:style style:name="Comportement.A1" style:family="table-cell">
      <style:table-cell-properties fo:padding="0.97mm" fo:border-left="0.02mm solid #000000" fo:border-right="none" fo:border-top="0.02mm solid #000000" fo:border-bottom="0.02mm solid #000000"/>
    </style:style>
    <style:style style:name="Comportement.C1" style:family="table-cell">
      <style:table-cell-properties fo:padding="0.97mm" fo:border="0.02mm solid #000000"/>
    </style:style>
    <style:style style:name="Comportement.A2" style:family="table-cell">
      <style:table-cell-properties fo:padding="0.97mm" fo:border-left="0.02mm solid #000000" fo:border-right="none" fo:border-top="none" fo:border-bottom="0.02mm solid #000000"/>
    </style:style>
    <style:style style:name="Comportement.C2" style:family="table-cell">
      <style:table-cell-properties fo:padding="0.97mm" fo:border-left="0.02mm solid #000000" fo:border-right="0.02mm solid #000000" fo:border-top="none" fo:border-bottom="0.02mm solid #000000"/>
    </style:style>
    <style:style style:name="vente" style:family="table">
      <style:table-properties style:width="170mm" table:align="margins" style:may-break-between-rows="false"/>
    </style:style>
    <style:style style:name="vente.A" style:family="table-column">
      <style:table-column-properties style:column-width="85mm" style:rel-column-width="32767*"/>
    </style:style>
    <style:style style:name="vente.B" style:family="table-column">
      <style:table-column-properties style:column-width="85mm" style:rel-column-width="32768*"/>
    </style:style>
    <style:style style:name="vente.A1" style:family="table-cell">
      <style:table-cell-properties fo:padding="0.97mm" fo:border-left="0.02mm solid #000000" fo:border-right="none" fo:border-top="0.02mm solid #000000" fo:border-bottom="0.02mm solid #000000"/>
    </style:style>
    <style:style style:name="vente.B1" style:family="table-cell">
      <style:table-cell-properties fo:padding="0.97mm" fo:border="0.02mm solid #000000"/>
    </style:style>
    <style:style style:name="vente.A2" style:family="table-cell">
      <style:table-cell-properties fo:padding="0.97mm" fo:border-left="none" fo:border-right="none" fo:border-top="0.02mm solid #000000" fo:border-bottom="none"/>
    </style:style>
    <style:style style:name="vente.B2" style:family="table-cell">
      <style:table-cell-properties fo:padding="0.97mm" fo:border-left="0.02mm solid #000000" fo:border-right="none" fo:border-top="0.02mm solid #000000" fo:border-bottom="none"/>
    </style:style>
    <style:style style:name="vente.A3" style:family="table-cell">
      <style:table-cell-properties fo:padding="0.97mm" fo:border="none"/>
    </style:style>
    <style:style style:name="vente.B3" style:family="table-cell">
      <style:table-cell-properties fo:padding="0.97mm" fo:border-left="0.02mm solid #000000" fo:border-right="none" fo:border-top="none" fo:border-bottom="none"/>
    </style:style>
    <style:style style:name="Tableau2" style:family="table">
      <style:table-properties style:width="170mm" table:align="margins" style:may-break-between-rows="false"/>
    </style:style>
    <style:style style:name="Tableau2.A" style:family="table-column">
      <style:table-column-properties style:column-width="85mm" style:rel-column-width="32767*"/>
    </style:style>
    <style:style style:name="Tableau2.B" style:family="table-column">
      <style:table-column-properties style:column-width="85mm" style:rel-column-width="32768*"/>
    </style:style>
    <style:style style:name="Tableau2.A1" style:family="table-cell">
      <style:table-cell-properties fo:padding="0.97mm" fo:border-left="0.02mm solid #000000" fo:border-right="none" fo:border-top="0.02mm solid #000000" fo:border-bottom="0.02mm solid #000000"/>
    </style:style>
    <style:style style:name="Tableau2.B1" style:family="table-cell">
      <style:table-cell-properties fo:padding="0.97mm" fo:border="0.02mm solid #000000"/>
    </style:style>
    <style:style style:name="Tableau2.A2" style:family="table-cell">
      <style:table-cell-properties fo:padding="0.97mm" fo:border-left="none" fo:border-right="none" fo:border-top="0.02mm solid #000000" fo:border-bottom="none"/>
    </style:style>
    <style:style style:name="Tableau2.B2" style:family="table-cell">
      <style:table-cell-properties fo:padding="0.97mm" fo:border-left="0.02mm solid #000000" fo:border-right="none" fo:border-top="0.02mm solid #000000" fo:border-bottom="none"/>
    </style:style>
    <style:style style:name="Tableau2.A3" style:family="table-cell">
      <style:table-cell-properties fo:padding="0.97mm" fo:border="none"/>
    </style:style>
    <style:style style:name="Tableau2.B3" style:family="table-cell">
      <style:table-cell-properties fo:padding="0.97mm" fo:border-left="0.02mm solid #000000" fo:border-right="none" fo:border-top="none" fo:border-bottom="none"/>
    </style:style>
    <style:style style:name="Tableau3" style:family="table">
      <style:table-properties style:width="170mm" table:align="margins" style:may-break-between-rows="false"/>
    </style:style>
    <style:style style:name="Tableau3.A" style:family="table-column">
      <style:table-column-properties style:column-width="85mm" style:rel-column-width="32767*"/>
    </style:style>
    <style:style style:name="Tableau3.B" style:family="table-column">
      <style:table-column-properties style:column-width="85mm" style:rel-column-width="32768*"/>
    </style:style>
    <style:style style:name="Tableau3.A1" style:family="table-cell">
      <style:table-cell-properties fo:padding="0.97mm" fo:border-left="0.02mm solid #000000" fo:border-right="none" fo:border-top="0.02mm solid #000000" fo:border-bottom="0.02mm solid #000000"/>
    </style:style>
    <style:style style:name="Tableau3.B1" style:family="table-cell">
      <style:table-cell-properties fo:padding="0.97mm" fo:border="0.02mm solid #000000"/>
    </style:style>
    <style:style style:name="Tableau3.A2" style:family="table-cell">
      <style:table-cell-properties fo:padding="0.97mm" fo:border-left="none" fo:border-right="none" fo:border-top="0.02mm solid #000000" fo:border-bottom="none"/>
    </style:style>
    <style:style style:name="Tableau3.B2" style:family="table-cell">
      <style:table-cell-properties fo:padding="0.97mm" fo:border-left="0.02mm solid #000000" fo:border-right="none" fo:border-top="0.02mm solid #000000" fo:border-bottom="none"/>
    </style:style>
    <style:style style:name="Tableau3.A3" style:family="table-cell">
      <style:table-cell-properties fo:padding="0.97mm" fo:border="none"/>
    </style:style>
    <style:style style:name="Tableau3.B3" style:family="table-cell">
      <style:table-cell-properties fo:padding="0.97mm" fo:border-left="0.02mm solid #000000" fo:border-right="none" fo:border-top="none" fo:border-bottom="none"/>
    </style:style>
    <style:style style:name="Tableau4" style:family="table">
      <style:table-properties style:width="170mm" table:align="margins" style:may-break-between-rows="false"/>
    </style:style>
    <style:style style:name="Tableau4.A" style:family="table-column">
      <style:table-column-properties style:column-width="85mm" style:rel-column-width="32767*"/>
    </style:style>
    <style:style style:name="Tableau4.B" style:family="table-column">
      <style:table-column-properties style:column-width="85mm" style:rel-column-width="32768*"/>
    </style:style>
    <style:style style:name="Tableau4.A1" style:family="table-cell">
      <style:table-cell-properties fo:padding="0.97mm" fo:border-left="0.02mm solid #000000" fo:border-right="none" fo:border-top="0.02mm solid #000000" fo:border-bottom="0.02mm solid #000000"/>
    </style:style>
    <style:style style:name="Tableau4.B1" style:family="table-cell">
      <style:table-cell-properties fo:padding="0.97mm" fo:border="0.02mm solid #000000"/>
    </style:style>
    <style:style style:name="Tableau4.A2" style:family="table-cell">
      <style:table-cell-properties fo:padding="0.97mm" fo:border-left="none" fo:border-right="none" fo:border-top="0.02mm solid #000000" fo:border-bottom="none"/>
    </style:style>
    <style:style style:name="Tableau4.B2" style:family="table-cell">
      <style:table-cell-properties fo:padding="0.97mm" fo:border-left="0.02mm solid #000000" fo:border-right="none" fo:border-top="0.02mm solid #000000" fo:border-bottom="none"/>
    </style:style>
    <style:style style:name="Tableau4.A3" style:family="table-cell">
      <style:table-cell-properties fo:padding="0.97mm" fo:border="none"/>
    </style:style>
    <style:style style:name="Tableau4.B3" style:family="table-cell">
      <style:table-cell-properties fo:padding="0.97mm" fo:border-left="0.02mm solid #000000" fo:border-right="none" fo:border-top="none" fo:border-bottom="none"/>
    </style:style>
    <style:style style:name="Tableau5" style:family="table">
      <style:table-properties style:width="170mm" table:align="margins" style:may-break-between-rows="false"/>
    </style:style>
    <style:style style:name="Tableau5.A" style:family="table-column">
      <style:table-column-properties style:column-width="85mm" style:rel-column-width="32767*"/>
    </style:style>
    <style:style style:name="Tableau5.B" style:family="table-column">
      <style:table-column-properties style:column-width="85mm" style:rel-column-width="32768*"/>
    </style:style>
    <style:style style:name="Tableau5.A1" style:family="table-cell">
      <style:table-cell-properties fo:padding="0.97mm" fo:border-left="0.02mm solid #000000" fo:border-right="none" fo:border-top="0.02mm solid #000000" fo:border-bottom="0.02mm solid #000000"/>
    </style:style>
    <style:style style:name="Tableau5.B1" style:family="table-cell">
      <style:table-cell-properties fo:padding="0.97mm" fo:border="0.02mm solid #000000"/>
    </style:style>
    <style:style style:name="Tableau5.A2" style:family="table-cell">
      <style:table-cell-properties fo:padding="0.97mm" fo:border-left="none" fo:border-right="none" fo:border-top="0.02mm solid #000000" fo:border-bottom="none"/>
    </style:style>
    <style:style style:name="Tableau5.B2" style:family="table-cell">
      <style:table-cell-properties fo:padding="0.97mm" fo:border-left="0.02mm solid #000000" fo:border-right="none" fo:border-top="0.02mm solid #000000" fo:border-bottom="none"/>
    </style:style>
    <style:style style:name="Tableau5.A3" style:family="table-cell">
      <style:table-cell-properties fo:padding="0.97mm" fo:border="none"/>
    </style:style>
    <style:style style:name="Tableau5.B3" style:family="table-cell">
      <style:table-cell-properties fo:padding="0.97mm" fo:border-left="0.02mm solid #000000" fo:border-right="none" fo:border-top="none" fo:border-bottom="none"/>
    </style:style>
    <style:style style:name="Tableau6" style:family="table">
      <style:table-properties style:width="170mm" table:align="margins" style:may-break-between-rows="false"/>
    </style:style>
    <style:style style:name="Tableau6.A" style:family="table-column">
      <style:table-column-properties style:column-width="85mm" style:rel-column-width="32767*"/>
    </style:style>
    <style:style style:name="Tableau6.B" style:family="table-column">
      <style:table-column-properties style:column-width="85mm" style:rel-column-width="32768*"/>
    </style:style>
    <style:style style:name="Tableau6.A1" style:family="table-cell">
      <style:table-cell-properties fo:padding="0.97mm" fo:border-left="0.02mm solid #000000" fo:border-right="none" fo:border-top="0.02mm solid #000000" fo:border-bottom="0.02mm solid #000000"/>
    </style:style>
    <style:style style:name="Tableau6.B1" style:family="table-cell">
      <style:table-cell-properties fo:padding="0.97mm" fo:border="0.02mm solid #000000"/>
    </style:style>
    <style:style style:name="Tableau6.A2" style:family="table-cell">
      <style:table-cell-properties fo:padding="0.97mm" fo:border-left="none" fo:border-right="none" fo:border-top="0.02mm solid #000000" fo:border-bottom="none"/>
    </style:style>
    <style:style style:name="Tableau6.B2" style:family="table-cell">
      <style:table-cell-properties fo:padding="0.97mm" fo:border-left="0.02mm solid #000000" fo:border-right="none" fo:border-top="0.02mm solid #000000" fo:border-bottom="none"/>
    </style:style>
    <style:style style:name="Tableau6.A3" style:family="table-cell">
      <style:table-cell-properties fo:padding="0.97mm" fo:border="none"/>
    </style:style>
    <style:style style:name="Tableau6.B3" style:family="table-cell">
      <style:table-cell-properties fo:padding="0.97mm" fo:border-left="0.02mm solid #000000" fo:border-right="none" fo:border-top="none" fo:border-bottom="none"/>
    </style:style>
    <style:style style:name="Tableau7" style:family="table">
      <style:table-properties style:width="170mm" table:align="margins" style:may-break-between-rows="false"/>
    </style:style>
    <style:style style:name="Tableau7.A" style:family="table-column">
      <style:table-column-properties style:column-width="85mm" style:rel-column-width="32767*"/>
    </style:style>
    <style:style style:name="Tableau7.B" style:family="table-column">
      <style:table-column-properties style:column-width="85mm" style:rel-column-width="32768*"/>
    </style:style>
    <style:style style:name="Tableau7.A1" style:family="table-cell">
      <style:table-cell-properties fo:padding="0.97mm" fo:border-left="0.02mm solid #000000" fo:border-right="none" fo:border-top="0.02mm solid #000000" fo:border-bottom="0.02mm solid #000000"/>
    </style:style>
    <style:style style:name="Tableau7.B1" style:family="table-cell">
      <style:table-cell-properties fo:padding="0.97mm" fo:border="0.02mm solid #000000"/>
    </style:style>
    <style:style style:name="Tableau7.A2" style:family="table-cell">
      <style:table-cell-properties fo:padding="0.97mm" fo:border-left="none" fo:border-right="none" fo:border-top="0.02mm solid #000000" fo:border-bottom="none"/>
    </style:style>
    <style:style style:name="Tableau7.B2" style:family="table-cell">
      <style:table-cell-properties fo:padding="0.97mm" fo:border-left="0.02mm solid #000000" fo:border-right="none" fo:border-top="0.02mm solid #000000" fo:border-bottom="none"/>
    </style:style>
    <style:style style:name="Tableau7.A3" style:family="table-cell">
      <style:table-cell-properties fo:padding="0.97mm" fo:border="none"/>
    </style:style>
    <style:style style:name="Tableau7.B3" style:family="table-cell">
      <style:table-cell-properties fo:padding="0.97mm" fo:border-left="0.02mm solid #000000" fo:border-right="none" fo:border-top="none" fo:border-bottom="none"/>
    </style:style>
    <style:style style:name="Tableau8" style:family="table">
      <style:table-properties style:width="170mm" table:align="margins" style:may-break-between-rows="false"/>
    </style:style>
    <style:style style:name="Tableau8.A" style:family="table-column">
      <style:table-column-properties style:column-width="85mm" style:rel-column-width="32767*"/>
    </style:style>
    <style:style style:name="Tableau8.B" style:family="table-column">
      <style:table-column-properties style:column-width="85mm" style:rel-column-width="32768*"/>
    </style:style>
    <style:style style:name="Tableau8.A1" style:family="table-cell">
      <style:table-cell-properties fo:padding="0.97mm" fo:border-left="0.02mm solid #000000" fo:border-right="none" fo:border-top="0.02mm solid #000000" fo:border-bottom="0.02mm solid #000000"/>
    </style:style>
    <style:style style:name="Tableau8.B1" style:family="table-cell">
      <style:table-cell-properties fo:padding="0.97mm" fo:border="0.02mm solid #000000"/>
    </style:style>
    <style:style style:name="Tableau8.A2" style:family="table-cell">
      <style:table-cell-properties fo:padding="0.97mm" fo:border-left="none" fo:border-right="none" fo:border-top="0.02mm solid #000000" fo:border-bottom="none"/>
    </style:style>
    <style:style style:name="Tableau8.B2" style:family="table-cell">
      <style:table-cell-properties fo:padding="0.97mm" fo:border-left="0.02mm solid #000000" fo:border-right="none" fo:border-top="0.02mm solid #000000" fo:border-bottom="none"/>
    </style:style>
    <style:style style:name="Tableau8.A3" style:family="table-cell">
      <style:table-cell-properties fo:padding="0.97mm" fo:border="none"/>
    </style:style>
    <style:style style:name="Tableau8.B3" style:family="table-cell">
      <style:table-cell-properties fo:padding="0.97mm" fo:border-left="0.02mm solid #000000" fo:border-right="none" fo:border-top="none" fo:border-bottom="none"/>
    </style:style>
    <style:style style:name="Tableau9" style:family="table">
      <style:table-properties style:width="170mm" table:align="margins" style:may-break-between-rows="false"/>
    </style:style>
    <style:style style:name="Tableau9.A" style:family="table-column">
      <style:table-column-properties style:column-width="85mm" style:rel-column-width="32767*"/>
    </style:style>
    <style:style style:name="Tableau9.B" style:family="table-column">
      <style:table-column-properties style:column-width="85mm" style:rel-column-width="32768*"/>
    </style:style>
    <style:style style:name="Tableau9.A1" style:family="table-cell">
      <style:table-cell-properties fo:padding="0.97mm" fo:border-left="0.02mm solid #000000" fo:border-right="none" fo:border-top="0.02mm solid #000000" fo:border-bottom="0.02mm solid #000000"/>
    </style:style>
    <style:style style:name="Tableau9.B1" style:family="table-cell">
      <style:table-cell-properties fo:padding="0.97mm" fo:border="0.02mm solid #000000"/>
    </style:style>
    <style:style style:name="Tableau9.A2" style:family="table-cell">
      <style:table-cell-properties fo:padding="0.97mm" fo:border-left="none" fo:border-right="none" fo:border-top="0.02mm solid #000000" fo:border-bottom="none"/>
    </style:style>
    <style:style style:name="Tableau9.B2" style:family="table-cell">
      <style:table-cell-properties fo:padding="0.97mm" fo:border-left="0.02mm solid #000000" fo:border-right="none" fo:border-top="0.02mm solid #000000" fo:border-bottom="none"/>
    </style:style>
    <style:style style:name="Tableau9.A3" style:family="table-cell">
      <style:table-cell-properties fo:padding="0.97mm" fo:border="none"/>
    </style:style>
    <style:style style:name="Tableau9.B3" style:family="table-cell">
      <style:table-cell-properties fo:padding="0.97mm" fo:border-left="0.02mm solid #000000" fo:border-right="none" fo:border-top="none" fo:border-bottom="none"/>
    </style:style>
    <style:style style:name="Tableau10" style:family="table">
      <style:table-properties style:width="170mm" table:align="margins" style:may-break-between-rows="false"/>
    </style:style>
    <style:style style:name="Tableau10.A" style:family="table-column">
      <style:table-column-properties style:column-width="85mm" style:rel-column-width="32767*"/>
    </style:style>
    <style:style style:name="Tableau10.B" style:family="table-column">
      <style:table-column-properties style:column-width="85mm" style:rel-column-width="32768*"/>
    </style:style>
    <style:style style:name="Tableau10.A1" style:family="table-cell">
      <style:table-cell-properties fo:padding="0.97mm" fo:border-left="0.02mm solid #000000" fo:border-right="none" fo:border-top="0.02mm solid #000000" fo:border-bottom="0.02mm solid #000000"/>
    </style:style>
    <style:style style:name="Tableau10.B1" style:family="table-cell">
      <style:table-cell-properties fo:padding="0.97mm" fo:border="0.02mm solid #000000"/>
    </style:style>
    <style:style style:name="Tableau10.A2" style:family="table-cell">
      <style:table-cell-properties fo:padding="0.97mm" fo:border-left="none" fo:border-right="none" fo:border-top="0.02mm solid #000000" fo:border-bottom="none"/>
    </style:style>
    <style:style style:name="Tableau10.B2" style:family="table-cell">
      <style:table-cell-properties fo:padding="0.97mm" fo:border-left="0.02mm solid #000000" fo:border-right="none" fo:border-top="0.02mm solid #000000" fo:border-bottom="none"/>
    </style:style>
    <style:style style:name="Tableau10.A3" style:family="table-cell">
      <style:table-cell-properties fo:padding="0.97mm" fo:border="none"/>
    </style:style>
    <style:style style:name="Tableau10.B3" style:family="table-cell">
      <style:table-cell-properties fo:padding="0.97mm" fo:border-left="0.02mm solid #000000" fo:border-right="none" fo:border-top="none" fo:border-bottom="none"/>
    </style:style>
    <style:style style:name="P1" style:family="paragraph" style:parent-style-name="Footer">
      <style:paragraph-properties>
        <style:tab-stops>
          <style:tab-stop style:position="86.52mm" style:type="center"/>
          <style:tab-stop style:position="157.23mm"/>
          <style:tab-stop style:position="173.04m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ize="10.5pt"/>
    </style:style>
    <style:style style:name="P6" style:family="paragraph" style:parent-style-name="Standard">
      <style:paragraph-properties fo:margin-left="0mm" fo:margin-right="-0.53mm" fo:text-indent="0mm" style:auto-text-indent="false"/>
    </style:style>
    <style:style style:name="P7" style:family="paragraph" style:parent-style-name="Standard">
      <style:paragraph-properties fo:margin-left="0mm" fo:margin-right="-1.59mm" fo:text-indent="0mm" style:auto-text-indent="false"/>
    </style:style>
    <style:style style:name="P8" style:family="paragraph" style:parent-style-name="Standard">
      <style:paragraph-properties fo:margin-left="0mm" fo:margin-right="0.26mm" fo:text-indent="0mm" style:auto-text-indent="false"/>
    </style:style>
    <style:style style:name="P9" style:family="paragraph" style:parent-style-name="Table_20_Contents">
      <style:paragraph-properties fo:text-align="center" style:justify-single-word="false"/>
    </style:style>
    <style:style style:name="P10" style:family="paragraph" style:parent-style-name="Table_20_Heading">
      <style:paragraph-properties fo:text-align="start" style:justify-single-word="false"/>
      <style:text-properties fo:font-size="9pt" style:font-size-asian="9pt" style:font-size-complex="9pt"/>
    </style:style>
    <style:style style:name="P11"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2" style:family="paragraph" style:parent-style-name="Standard">
      <style:paragraph-properties style:shadow="none"/>
      <style:text-properties fo:font-style="italic" style:font-style-asian="italic" style:font-style-complex="italic"/>
    </style:style>
    <style:style style:name="P13" style:family="paragraph" style:parent-style-name="Subtitle">
      <style:paragraph-properties fo:text-align="center" style:justify-single-word="false" fo:break-before="page"/>
    </style:style>
    <style:style style:name="P14" style:family="paragraph" style:parent-style-name="Standard">
      <style:paragraph-properties fo:break-before="page"/>
    </style:style>
    <style:style style:name="P15" style:family="paragraph" style:parent-style-name="Heading">
      <style:paragraph-properties fo:break-before="page"/>
    </style:style>
    <style:style style:name="P16" style:family="paragraph" style:parent-style-name="Text_20_body">
      <style:paragraph-properties fo:break-before="page"/>
    </style:style>
    <style:style style:name="P17" style:family="paragraph" style:parent-style-name="code">
      <style:paragraph-properties fo:orphans="2"/>
    </style:style>
    <style:style style:name="P18" style:family="paragraph" style:parent-style-name="code">
      <style:text-properties fo:color="#000000" style:font-name="Monospace" fo:font-size="10pt" style:font-name-asian="Monospace" style:font-size-asian="10pt" style:font-name-complex="Monospace" style:font-size-complex="10pt"/>
    </style:style>
    <style:style style:name="P19" style:family="paragraph" style:parent-style-name="code" style:master-page-name="">
      <style:paragraph-properties fo:orphans="2" style:page-number="auto" fo:keep-with-next="auto"/>
    </style:style>
    <style:style style:name="P20" style:family="paragraph" style:parent-style-name="code">
      <style:paragraph-properties fo:orphans="2" fo:keep-with-next="auto"/>
    </style:style>
    <style:style style:name="P21" style:family="paragraph" style:parent-style-name="Text_20_body">
      <style:paragraph-properties fo:text-align="start" style:justify-single-word="false"/>
    </style:style>
    <style:style style:name="P22" style:family="paragraph" style:parent-style-name="Text_20_body">
      <style:paragraph-properties fo:text-align="justify" style:justify-single-word="false"/>
    </style:style>
    <style:style style:name="P23" style:family="paragraph" style:parent-style-name="Title">
      <style:paragraph-properties fo:text-align="center" style:justify-single-word="false"/>
    </style:style>
    <style:style style:name="P24"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5" style:family="paragraph" style:parent-style-name="Standard">
      <style:paragraph-properties fo:margin-left="0mm" fo:margin-right="0mm" fo:text-indent="0mm" style:auto-text-indent="false"/>
    </style:style>
    <style:style style:name="P26" style:family="paragraph" style:parent-style-name="Standard">
      <style:paragraph-properties fo:margin-left="0mm" fo:margin-right="0mm" fo:text-align="start" style:justify-single-word="false" fo:text-indent="0m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27" style:family="paragraph" style:parent-style-name="Standard">
      <style:paragraph-properties fo:margin-left="12.51mm" fo:margin-right="0mm" fo:text-indent="0mm" style:auto-text-indent="false"/>
    </style:style>
    <style:style style:name="P28" style:family="paragraph" style:parent-style-name="Contents_20_1">
      <style:paragraph-properties>
        <style:tab-stops>
          <style:tab-stop style:position="170mm" style:type="right" style:leader-style="dotted" style:leader-text="."/>
        </style:tab-stops>
      </style:paragraph-properties>
    </style:style>
    <style:style style:name="P29" style:family="paragraph" style:parent-style-name="Contents_20_2">
      <style:paragraph-properties>
        <style:tab-stops>
          <style:tab-stop style:position="165.01mm" style:type="right" style:leader-style="dotted" style:leader-text="."/>
        </style:tab-stops>
      </style:paragraph-properties>
    </style:style>
    <style:style style:name="P30" style:family="paragraph" style:parent-style-name="Standard" style:list-style-name="L2"/>
    <style:style style:name="P31" style:family="paragraph" style:parent-style-name="Standard" style:list-style-name="L11"/>
    <style:style style:name="P32" style:family="paragraph" style:parent-style-name="Standard" style:list-style-name="L12"/>
    <style:style style:name="P33" style:family="paragraph" style:parent-style-name="Standard" style:list-style-name="L13"/>
    <style:style style:name="P34" style:family="paragraph" style:parent-style-name="Standard" style:list-style-name="L14"/>
    <style:style style:name="P35" style:family="paragraph" style:parent-style-name="Standard" style:list-style-name="L15"/>
    <style:style style:name="P36" style:family="paragraph" style:parent-style-name="Standard" style:list-style-name="L17"/>
    <style:style style:name="P37" style:family="paragraph" style:parent-style-name="Standard" style:list-style-name="L18"/>
    <style:style style:name="P38" style:family="paragraph" style:parent-style-name="Standard" style:list-style-name="L19"/>
    <style:style style:name="P39" style:family="paragraph" style:parent-style-name="Standard" style:list-style-name="L20"/>
    <style:style style:name="P40" style:family="paragraph" style:parent-style-name="Standard" style:list-style-name="L21"/>
    <style:style style:name="P41" style:family="paragraph" style:parent-style-name="Standard" style:list-style-name="L20">
      <style:paragraph-properties fo:margin-left="0.26mm" fo:margin-right="0mm" fo:text-align="start" style:justify-single-word="false" fo:text-indent="-0.26mm" style:auto-text-indent="false">
        <style:tab-stops/>
      </style:paragraph-properties>
    </style:style>
    <style:style style:name="P42" style:family="paragraph" style:parent-style-name="Text_20_body" style:list-style-name="L1"/>
    <style:style style:name="P43" style:family="paragraph" style:parent-style-name="Text_20_body" style:list-style-name="L3"/>
    <style:style style:name="P44" style:family="paragraph" style:parent-style-name="Text_20_body" style:list-style-name="L4"/>
    <style:style style:name="P45" style:family="paragraph" style:parent-style-name="Text_20_body" style:list-style-name="L5"/>
    <style:style style:name="P46" style:family="paragraph" style:parent-style-name="Text_20_body" style:list-style-name="L6"/>
    <style:style style:name="P47" style:family="paragraph" style:parent-style-name="Text_20_body" style:list-style-name="L7"/>
    <style:style style:name="P48" style:family="paragraph" style:parent-style-name="Text_20_body" style:list-style-name="L8"/>
    <style:style style:name="P49" style:family="paragraph" style:parent-style-name="Text_20_body" style:list-style-name="L9"/>
    <style:style style:name="P50" style:family="paragraph" style:parent-style-name="Text_20_body" style:list-style-name="L10"/>
    <style:style style:name="P51" style:family="paragraph" style:parent-style-name="Text_20_body" style:list-style-name="L16"/>
    <style:style style:name="P52" style:family="paragraph" style:parent-style-name="Text_20_body" style:list-style-name="L22"/>
    <style:style style:name="P53" style:family="paragraph" style:parent-style-name="Text_20_body" style:list-style-name="L23"/>
    <style:style style:name="P54" style:family="paragraph" style:parent-style-name="Text_20_body" style:list-style-name="L23">
      <style:paragraph-properties fo:margin-top="0mm" fo:margin-bottom="0mm"/>
    </style:style>
    <style:style style:name="P55" style:family="paragraph" style:parent-style-name="Heading_20_1" style:list-style-name=""/>
    <style:style style:name="P56" style:family="paragraph" style:parent-style-name="Heading_20_1">
      <style:paragraph-properties fo:break-before="page"/>
    </style:style>
    <style:style style:name="P57" style:family="paragraph" style:parent-style-name="Heading_20_3" style:list-style-name=""/>
    <style:style style:name="P58" style:family="paragraph" style:parent-style-name="Heading_20_3">
      <style:paragraph-properties fo:margin-top="4.23mm" fo:margin-bottom="2.12mm" fo:keep-with-next="always"/>
    </style:style>
    <style:style style:name="P59" style:family="paragraph" style:parent-style-name="Heading_20_2">
      <style:paragraph-properties fo:break-before="page"/>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font-name="DejaVu Sans2" style:font-name-asian="DejaVu Sans2" style:font-name-complex="DejaVu Sans2"/>
    </style:style>
    <style:style style:name="T7" style:family="text">
      <style:text-properties fo:font-size="10.5pt"/>
    </style:style>
    <style:style style:name="T8" style:family="text">
      <style:text-properties fo:color="#7f0055" fo:font-weight="bold" style:font-weight-asian="bold" style:font-weight-complex="bold"/>
    </style:style>
    <style:style style:name="T9" style:family="text">
      <style:text-properties fo:color="#1a1a1a"/>
    </style:style>
    <style:style style:name="T10" style:family="text">
      <style:text-properties fo:color="#000000"/>
    </style:style>
    <style:style style:name="T11" style:family="text">
      <style:text-properties fo:color="#000000" style:font-name="Monospace" fo:font-size="10pt" style:font-name-asian="Monospace" style:font-size-asian="10pt" style:font-name-complex="Monospace" style:font-size-complex="10pt"/>
    </style:style>
    <style:style style:name="T12" style:family="text">
      <style:text-properties fo:color="#2a00ff"/>
    </style:style>
    <style:style style:name="T13" style:family="text">
      <style:text-properties fo:color="#0000ff"/>
    </style:style>
    <style:style style:name="T14" style:family="text">
      <style:text-properties fo:color="#0000ff" style:font-name="Monospace" fo:font-size="10pt" style:font-name-asian="Monospace" style:font-size-asian="10pt" style:font-name-complex="Monospace" style:font-size-complex="10pt"/>
    </style:style>
    <style:style style:name="T15" style:family="text">
      <style:text-properties fo:color="#008200"/>
    </style:style>
    <style:style style:name="T16" style:family="text">
      <style:text-properties fo:color="#008200" style:font-name="Monospace" fo:font-size="10pt" style:font-name-asian="Monospace" style:font-size-asian="10pt" style:font-name-complex="Monospace" style:font-size-complex="10pt"/>
    </style:style>
    <style:style style:name="T17" style:family="text">
      <style:text-properties style:text-position="super 58%"/>
    </style:style>
    <style:style style:name="fr1" style:family="graphic" style:parent-style-name="Cadre_20_de_20_code">
      <style:graphic-properties style:vertical-pos="top" style:vertical-rel="baseline" style:horizontal-pos="left" style:horizontal-rel="paragraph-content"/>
    </style:style>
    <style:style style:name="fr2" style:family="graphic" style:parent-style-name="Cadre_20_de_20_code">
      <style:graphic-properties style:vertical-pos="from-top" style:vertical-rel="paragraph" style:horizontal-pos="from-left" style:horizontal-rel="paragraph"/>
    </style:style>
    <style:style style:name="fr3" style:family="graphic" style:parent-style-name="Cadre_20_de_20_code">
      <style:graphic-properties style:run-through="foreground" style:wrap="run-through" style:number-wrapped-paragraphs="1" style:vertical-pos="from-top" style:vertical-rel="paragraph" style:horizontal-pos="from-left" style:horizontal-rel="paragraph"/>
    </style:style>
    <style:style style:name="fr4" style:family="graphic" style:parent-style-name="Cadre_20_de_20_code">
      <style:graphic-properties style:run-through="foreground" style:wrap="none" style:vertical-pos="top" style:vertical-rel="paragraph-content" style:horizontal-pos="left" style:horizontal-rel="paragraph-content"/>
    </style:style>
    <style:style style:name="fr5" style:family="graphic" style:parent-style-name="Cadre_20_de_20_code">
      <style:graphic-properties style:run-through="foreground" style:wrap="none" style:vertical-pos="middle" style:vertical-rel="baseline" style:horizontal-pos="from-left" style:horizontal-rel="paragraph"/>
    </style:style>
    <style:style style:name="fr6" style:family="graphic" style:parent-style-name="Cadre_20_de_20_code">
      <style:graphic-properties style:vertical-pos="top" style:vertical-rel="paragraph-content" style:horizontal-pos="left" style:horizontal-rel="paragraph-content"/>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3">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4">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5">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6">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7">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8">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9">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0">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1">
      <text:list-level-style-bullet text:level="1" text:style-name="Bullet_20_Symbols" style:num-suffix="." text:bullet-char="•">
        <style:list-level-properties text:space-before="6.35mm" text:min-label-width="6.35mm"/>
        <style:text-properties style:font-name="StarSymbol1"/>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6">
      <text:list-level-style-bullet text:level="1" text:style-name="Bullet_20_Symbols" style:num-prefix=" "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1"/>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mm" fo:text-indent="-6.35mm" fo:margin-left="38.1mm"/>
        </style:list-level-properties>
        <style:text-properties style:font-name="StarSymbol1"/>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1"/>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mm" fo:text-indent="-6.35mm" fo:margin-left="50.8mm"/>
        </style:list-level-properties>
        <style:text-properties style:font-name="StarSymbol1"/>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1"/>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mm" fo:text-indent="-6.35mm" fo:margin-left="63.5mm"/>
        </style:list-level-properties>
        <style:text-properties style:font-name="StarSymbol1"/>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1"/>
      </text:list-level-style-bullet>
    </text:list-style>
    <text:list-style style:name="L17">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0">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1"/>
      </text:list-level-style-bullet>
    </text:list-style>
    <text:list-style style:name="L23">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 form:value="0"/>
        </form:form>
        <form:form form:name="unnamed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 form:value="1"/>
        </form:form>
        <form:form form:name="unnamed2"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3" form:value="2"/>
        </form:form>
        <form:form form:name="unnamed3"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4" form:value="3"/>
        </form:form>
        <form:form form:name="unnamed4"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5" form:value="4"/>
        </form:form>
        <form:form form:name="unnamed5"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6" form:value="5"/>
        </form:form>
        <form:form form:name="unnamed6"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7" form:value="6"/>
        </form:form>
        <form:form form:name="unnamed7"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8" form:value="7"/>
        </form:form>
        <form:form form:name="unnamed8"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9" form:value="8"/>
        </form:form>
        <form:form form:name="unnamed9"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0" form:value="9"/>
        </form:form>
        <form:form form:name="unnamed1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1"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p text:style-name="Title">PhpCompta</text:p>
      <text:p text:style-name="Subtitle">version 5.2</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mportant">Ce programme vous est donné sous licence GNU GPL, il n'est accompagné d'aucune garantie, vous l'utilisez à vos risques et périls.</text:p>
      <text:p text:style-name="P16"/>
      <text:p text:style-name="Footer"/>
      <text:p text:style-name="P2"/>
      <text:p text:style-name="avertissement"/>
      <text:p text:style-name="P2"/>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28"><text:a xlink:type="simple" xlink:href="#__RefHeading__3837_369900646" text:style-name="Internet_20_link" text:visited-style-name="Internet_20_link">Préface</text:a><text:tab/>3</text:p>
          <text:p text:style-name="P28"><text:a xlink:type="simple" xlink:href="#__RefHeading__3186_1659357091" text:style-name="Internet_20_link" text:visited-style-name="Internet_20_link">Introduction</text:a><text:tab/>4</text:p>
          <text:p text:style-name="P28"><text:a xlink:type="simple" xlink:href="#__RefHeading__3188_1659357091" text:style-name="Internet_20_link" text:visited-style-name="Internet_20_link">Installation</text:a><text:tab/>5</text:p>
          <text:p text:style-name="P29"><text:a xlink:type="simple" xlink:href="#__RefHeading__5024_884180951" text:style-name="Internet_20_link" text:visited-style-name="Internet_20_link"><text:s/>1.Sur une plateforme libre (Linux...)</text:a><text:tab/>6</text:p>
          <text:p text:style-name="P29"><text:a xlink:type="simple" xlink:href="#__RefHeading__3192_1659357091" text:style-name="Internet_20_link" text:visited-style-name="Internet_20_link"><text:s/>2.windows</text:a><text:tab/>6</text:p>
          <text:p text:style-name="P28"><text:a xlink:type="simple" xlink:href="#__RefHeading__5616_369900646" text:style-name="Internet_20_link" text:visited-style-name="Internet_20_link">La Comptabilité, la gestion</text:a><text:tab/>7</text:p>
          <text:p text:style-name="P29"><text:a xlink:type="simple" xlink:href="#__RefHeading__3196_1659357091" text:style-name="Internet_20_link" text:visited-style-name="Internet_20_link"><text:s/>1.Définition des termes</text:a><text:tab/>8</text:p>
          <text:p text:style-name="P29"><text:a xlink:type="simple" xlink:href="#__RefHeading__3198_1659357091" text:style-name="Internet_20_link" text:visited-style-name="Internet_20_link"><text:s/>2.Logiciel de comptabilité ou de gestion ?</text:a><text:tab/>8</text:p>
          <text:p text:style-name="P29"><text:a xlink:type="simple" xlink:href="#__RefHeading__3202_1659357091" text:style-name="Internet_20_link" text:visited-style-name="Internet_20_link"><text:s/>3.Mémento de comptabilité</text:a><text:tab/>9</text:p>
          <text:p text:style-name="P28"><text:a xlink:type="simple" xlink:href="#__RefHeading__5618_369900646" text:style-name="Internet_20_link" text:visited-style-name="Internet_20_link">Dossier et utilisateurs</text:a><text:tab/>16</text:p>
          <text:p text:style-name="P29"><text:a xlink:type="simple" xlink:href="#__RefHeading__3232_1659357091" text:style-name="Internet_20_link" text:visited-style-name="Internet_20_link"><text:s/>1.Création de dossier</text:a><text:tab/>17</text:p>
          <text:p text:style-name="P29"><text:a xlink:type="simple" xlink:href="#__RefHeading__3234_1659357091" text:style-name="Internet_20_link" text:visited-style-name="Internet_20_link"><text:s/>2.Création de modèle</text:a><text:tab/>17</text:p>
          <text:p text:style-name="P29"><text:a xlink:type="simple" xlink:href="#__RefHeading__3236_1659357091" text:style-name="Internet_20_link" text:visited-style-name="Internet_20_link"><text:s/>3.Création d'utilisateur</text:a><text:tab/>17</text:p>
          <text:p text:style-name="P29"><text:a xlink:type="simple" xlink:href="#__RefHeading__3238_1659357091" text:style-name="Internet_20_link" text:visited-style-name="Internet_20_link"><text:s/>4.Backup</text:a><text:tab/>17</text:p>
          <text:p text:style-name="P29"><text:a xlink:type="simple" xlink:href="#__RefHeading__3240_1659357091" text:style-name="Internet_20_link" text:visited-style-name="Internet_20_link"><text:s/>5.Restaure</text:a><text:tab/>17</text:p>
          <text:p text:style-name="P29"><text:a xlink:type="simple" xlink:href="#__RefHeading__3841_369900646" text:style-name="Internet_20_link" text:visited-style-name="Internet_20_link"><text:s/>6.Sécurité</text:a><text:tab/>18</text:p>
          <text:p text:style-name="P28"><text:a xlink:type="simple" xlink:href="#__RefHeading__3843_369900646" text:style-name="Internet_20_link" text:visited-style-name="Internet_20_link">Tenir sa comptabilité avec PhpCompta</text:a><text:tab/>19</text:p>
          <text:p text:style-name="P29"><text:a xlink:type="simple" xlink:href="#__RefHeading__3242_1659357091" text:style-name="Internet_20_link" text:visited-style-name="Internet_20_link"><text:s/>1.Principe de base</text:a><text:tab/>20</text:p>
          <text:p text:style-name="P29"><text:a xlink:type="simple" xlink:href="#__RefHeading__4629_369900646" text:style-name="Internet_20_link" text:visited-style-name="Internet_20_link"><text:s/>2.Paramètrage des dossiers</text:a><text:tab/>23</text:p>
          <text:p text:style-name="P29"><text:a xlink:type="simple" xlink:href="#__RefHeading__3266_1659357091" text:style-name="Internet_20_link" text:visited-style-name="Internet_20_link"><text:s/>3.Journaux</text:a><text:tab/>28</text:p>
          <text:p text:style-name="P29"><text:a xlink:type="simple" xlink:href="#__RefHeading__3268_1659357091" text:style-name="Internet_20_link" text:visited-style-name="Internet_20_link"><text:s/>4.Schéma d'écriture</text:a><text:tab/>30</text:p>
          <text:p text:style-name="P29"><text:a xlink:type="simple" xlink:href="#__RefHeading__33633829" text:style-name="Internet_20_link" text:visited-style-name="Internet_20_link"><text:s/>5.Les rapports</text:a><text:tab/>33</text:p>
          <text:p text:style-name="P29"><text:a xlink:type="simple" xlink:href="#__RefHeading__3260_1659357091" text:style-name="Internet_20_link" text:visited-style-name="Internet_20_link"><text:s/>6.Gestion de stock</text:a><text:tab/>34</text:p>
          <text:p text:style-name="P29"><text:a xlink:type="simple" xlink:href="#__RefHeading__3270_1659357091" text:style-name="Internet_20_link" text:visited-style-name="Internet_20_link"><text:s/>7.Recherche &amp; historique</text:a><text:tab/>36</text:p>
          <text:p text:style-name="P29"><text:a xlink:type="simple" xlink:href="#__RefHeading__3274_1659357091" text:style-name="Internet_20_link" text:visited-style-name="Internet_20_link"><text:s/>8.Rapprochement - réconciliation</text:a><text:tab/>36</text:p>
          <text:p text:style-name="P29"><text:a xlink:type="simple" xlink:href="#__RefHeading__3276_1659357091" text:style-name="Internet_20_link" text:visited-style-name="Internet_20_link"><text:s/>9.Le Lettrage</text:a><text:tab/>37</text:p>
          <text:p text:style-name="P29"><text:a xlink:type="simple" xlink:href="#__RefHeading__34602514" text:style-name="Internet_20_link" text:visited-style-name="Internet_20_link"><text:s/>10.Impression</text:a><text:tab/>37</text:p>
          <text:p text:style-name="P29"><text:a xlink:type="simple" xlink:href="#__RefHeading__3278_1659357091" text:style-name="Internet_20_link" text:visited-style-name="Internet_20_link"><text:s/>11.Avancé</text:a><text:tab/>39</text:p>
          <text:p text:style-name="P29"><text:a xlink:type="simple" xlink:href="#__RefHeading__3280_1659357091" text:style-name="Internet_20_link" text:visited-style-name="Internet_20_link"><text:s/>12.Le module de gestion</text:a><text:tab/>40</text:p>
          <text:p text:style-name="P29"><text:a xlink:type="simple" xlink:href="#__RefHeading__3292_1659357091" text:style-name="Internet_20_link" text:visited-style-name="Internet_20_link"><text:s/>13.Le module de comptabilité analytique</text:a><text:tab/>41</text:p>
          <text:p text:style-name="P28"><text:a xlink:type="simple" xlink:href="#__RefHeading__3322_1659357091" text:style-name="Internet_20_link" text:visited-style-name="Internet_20_link">Développement de PhpCompta</text:a><text:tab/>44</text:p>
          <text:p text:style-name="P29"><text:a xlink:type="simple" xlink:href="#__RefHeading__3956_936665047" text:style-name="Internet_20_link" text:visited-style-name="Internet_20_link"><text:s/>1.Adaptation de PhpCompta</text:a><text:tab/>45</text:p>
          <text:p text:style-name="P29"><text:a xlink:type="simple" xlink:href="#__RefHeading__3958_936665047" text:style-name="Internet_20_link" text:visited-style-name="Internet_20_link"><text:s/>2.Développement de PhpCompta</text:a><text:tab/>46</text:p>
          <text:p text:style-name="P29"><text:a xlink:type="simple" xlink:href="#__RefHeading__3328_1659357091" text:style-name="Internet_20_link" text:visited-style-name="Internet_20_link"><text:s/>3.Les extensions</text:a><text:tab/>51</text:p>
          <text:p text:style-name="P29"><text:a xlink:type="simple" xlink:href="#__RefHeading__3330_1659357091" text:style-name="Internet_20_link" text:visited-style-name="Internet_20_link"><text:s/>4.Lien</text:a><text:tab/>57</text:p>
          <text:p text:style-name="P28"><text:a xlink:type="simple" xlink:href="#__RefHeading__3318_1659357091" text:style-name="Internet_20_link" text:visited-style-name="Internet_20_link">Annexe </text:a><text:tab/>58</text:p>
          <text:p text:style-name="P29"><text:a xlink:type="simple" xlink:href="#__RefHeading__4631_369900646" text:style-name="Internet_20_link" text:visited-style-name="Internet_20_link"><text:s/>1.Trucs et astuces</text:a><text:tab/>59</text:p>
          <text:p text:style-name="P29"><text:a xlink:type="simple" xlink:href="#__RefHeading__3332_1659357091" text:style-name="Internet_20_link" text:visited-style-name="Internet_20_link"><text:s/>2.Note de version</text:a><text:tab/>59</text:p>
        </text:index-body>
      </text:table-of-content>
      <text:p text:style-name="P2"/>
      <text:p text:style-name="P23"/>
      <text:p text:style-name="P1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55" text:outline-level="1"><text:bookmark text:name="__RefHeading__3837_369900646"/>Préface<text:bookmark-end text:name="__RefHeading__3837_369900646"/></text:h>
      <text:p text:style-name="P22">PhpCompta est un logiciel libre, développé uniquement avec des outils libres (Ubuntu, gnome, emacs, cssed, firefox, PHP, Postgresql, OpenOffice.org, python, doxygen, subversion...) En tant que <text:s/>logiciel libre, il dépend de sa communauté, c'est à dire des personnes l'utilisant. Pour contribuer, cela peut être aussi simple que simplement améliorer ce manuel, écrire de la documentation, faire des suggestions, aidez les autres à l'utiliser ou remonter des bugs.</text:p>
      <text:p text:style-name="P22"/>
      <text:p text:style-name="P22">Si vous aimez ce logiciel, pensez-y; si vous vous contentez de l'utiliser, à terme vous y perdrez vous aussi : le nombre de fonctionnalités n'augmentera pas, votre confort d'utilisation non plus, le nombre d'extensions stagnera... Et le produit pourrait être tout simplement abandonné.</text:p>
      <text:p text:style-name="P13"/>
      <text:h text:style-name="P55" text:outline-level="1"><text:bookmark text:name="__RefHeading__3186_1659357091"/>Introduction<text:bookmark-end text:name="__RefHeading__3186_1659357091"/></text:h>
      <text:p text:style-name="Standard"/>
      <text:p text:style-name="Standard">Merci d'utiliser PhpCompta, vous verrez que ce programme est très utile et très efficace. Cependant, beaucoup de personnes ne lisent pas la documentation et le trouve peu intuitif probablement parce qu'il ne ressemble pas assez aux programmes qu'ils connaissent déjà. Et qui ne sont pas toujours les meilleurs en plus.</text:p>
      <text:p text:style-name="Standard"/>
      <text:p text:style-name="Standard">En voulant faire simple, j'ai fait différent. J'espère que vous vous y habituerez ;) De toute façon, vous pouvez nous faire part de vos remarques.</text:p>
      <text:p text:style-name="P15">Chapitre 1</text:p>
      <text:h text:style-name="P55" text:outline-level="1"><text:bookmark text:name="__RefHeading__3188_1659357091"/>Installation<text:bookmark-end text:name="__RefHeading__3188_1659357091"/></text:h>
      <text:p text:style-name="P16"/>
      <text:h text:style-name="Heading_20_2" text:outline-level="2"><text:bookmark text:name="__RefHeading__5024_884180951"/>Sur une plateforme libre (Linux...)<text:bookmark-end text:name="__RefHeading__5024_884180951"/></text:h>
      <text:p text:style-name="Text_20_body">Toute la procédure a été décrite sur <text:a xlink:type="simple" xlink:href="http://doc.ubuntu-fr.org/phpcompta">http://doc.ubuntu-fr.org/phpcompta</text:a> et je ne pense pas intéressant de simplement la recopier ici</text:p>
      <text:h text:style-name="Heading_20_2" text:outline-level="2"><text:bookmark text:name="__RefHeading__3192_1659357091"/>windows<text:bookmark-end text:name="__RefHeading__3192_1659357091"/></text:h>
      <text:p text:style-name="Text_20_body">Il y a un manuel spécifique (manuel_win2.odt)</text:p>
      <text:p text:style-name="P15"><text:bookmark text:name="__RefHeading__3839_369900646"/>Chapitre 2<text:bookmark-end text:name="__RefHeading__3839_369900646"/></text:p>
      <text:h text:style-name="P55" text:outline-level="1"><text:bookmark text:name="__RefHeading__5616_369900646"/>La Comptabilité, la gestion<text:bookmark-end text:name="__RefHeading__5616_369900646"/></text:h>
      <text:h text:style-name="P59" text:outline-level="2" text:restart-numbering="true" text:start-value="-1"><text:bookmark text:name="__RefHeading__3196_1659357091"/>Définition des termes<text:bookmark-end text:name="__RefHeading__3196_1659357091"/></text:h>
      <text:p text:style-name="P8">·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7">·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 c'est un chiffre dans un tableau. </text:p>
      <text:p text:style-name="Standard">Exemple : en Belgique, « 5500 » représente les comptes bancaires, « 600 » les achats de fournitures... Ces postes comptables ne sont pas les mêmes dans tous les pays. Ils sont regroupés dans un plan comptable. En général, le plan comptable se subdivise en 6 grandes familles :</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2" text:outline-level="2"><text:bookmark text:name="__RefHeading__3198_1659357091"/>Logiciel de comptabilité ou de gestion ?<text:bookmark-end text:name="__RefHeading__3198_1659357091"/></text:h>
      <text:p text:style-name="Standard"/>
      <text:h text:style-name="Heading_20_3" text:outline-level="3"><text:bookmark text:name="__RefHeading__3200_1659357091"/>Définition<text:bookmark-end text:name="__RefHeading__3200_1659357091"/></text:h>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text:soft-page-break/>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2" text:outline-level="2"><text:bookmark text:name="__RefHeading__3202_1659357091"/>Mémento de comptabilité<text:bookmark-end text:name="__RefHeading__3202_1659357091"/></text:h>
      <text:h text:style-name="Heading_20_3" text:outline-level="3"><text:bookmark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site de PhpCompta vous trouverez des liens qui devraient vous aider à commencer cette matière.</text:p>
      <text:p text:style-name="Standard"/>
      <text:h text:style-name="Heading_20_3" text:outline-level="3"><text:bookmark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comprend une opération de débit - crédit.</text:p>
      <text:p text:style-name="Standard"/>
      <text:h text:style-name="Heading_20_3" text:outline-level="3"><text:bookmark text:name="__RefHeading__3208_1659357091"/>Les comptes actifs / passifs<text:bookmark-end text:name="__RefHeading__3208_1659357091"/></text:h>
      <text:p text:style-name="P6">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P14"/>
      <text:p text:style-name="Standard">Exemple : un client paie sa facture sur votre compte en banque;</text:p>
      <text:p text:style-name="Standard">on aura alors : </text:p>
      <text:p text:style-name="P4">Banque(débit)</text:p>
      <text:p text:style-name="P12"><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0"><text:s text:c="21"/><text:span text:style-name="T1">Compte <text:s text:c="22"/></text:span></text:p>
            </table:table-cell>
            <table:covered-table-cell/>
          </table:table-row>
        </table:table-header-rows>
        <table:table-row>
          <table:table-cell table:style-name="Tableau1.A2" office:value-type="string">
            <text:p text:style-name="P10">Débit </text:p>
          </table:table-cell>
          <table:table-cell table:style-name="Tableau1.B2" office:value-type="string">
            <text:p text:style-name="P11">Crédit</text:p>
          </table:table-cell>
        </table:table-row>
        <table:table-row table:style-name="Tableau1.3">
          <table:table-cell table:style-name="Tableau1.A3" office:value-type="string">
            <text:p text:style-name="P9"/>
          </table:table-cell>
          <table:table-cell table:style-name="Tableau1.B3" office:value-type="string">
            <text:p text:style-name="P9"/>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3" text:outline-level="3"><text:bookmark text:name="__RefHeading__3210_1659357091"/>Les comptes de résultats<text:bookmark-end text:name="__RefHeading__3210_1659357091"/></text:h>
      <text:p text:style-name="Standard">Il y a deux sortes de compte de résultat, les classes 6 et 7.</text:p>
      <text:h text:style-name="Heading_20_4" text:outline-level="4">Les charges</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4" text:outline-level="4">Les produits</text:h>
      <text:p text:style-name="Standard">C'est très simple, les produits sont tout simplement ce que vous vendez, gagnez comme intérêts financiers, bref, <text:soft-page-break/>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4" text:outline-level="4">Les pièces justificatives</text:h>
      <text:p text:style-name="Standard">Toutes les pièces justificatives (extraits de compte en banque, factures, ...) doivent être numérotées et dans l'ordre chronologique.</text:p>
      <text:p text:style-name="Standard"/>
      <text:p text:style-name="Standard">Les numéros de pièces s'encodent en même temps que les opérations comptables, chaque journal a sa propre notation, indépendante des autres journaux. Cependant, un numéro de <text:s/>pièce doit être unique.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numéroter les opérations de banques et de leur donner uniquement le numéro d'extrait de compte.</text:p>
      <text:h text:style-name="Heading_20_3" text:outline-level="3"><text:bookmark text:name="__RefHeading__3212_1659357091"/>Belgique Fiscalité, TVA<text:bookmark-end text:name="__RefHeading__3212_1659357091"/></text:h>
      <text:p text:style-name="Standard">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4" text:outline-level="4">Déclaration TVA</text:h>
      <text:p text:style-name="Standard">Pour faire votre déclaration TVA, vous pouvez utiliser les balances des comptes, les rapports ou l'extension TVA</text:p>
      <text:p text:style-name="Standard"/>
      <text:p text:style-name="Importa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des sociétés. Il faut "déplacer" x%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déclaration de TVA", pensez à l'adapter à vos besoins.</text:p>
      <text:p text:style-name="Standard"/>
      <text:h text:style-name="Heading_20_4" text:outline-level="4">Opérations comptables pour la TVA</text:h>
      <text:p text:style-name="Standard">Les écritures comptables : en Belgique, chaque trimestre vous devez payer un acompte de TVA qui est égal au tiers du montant dû à la dernière déclaration.</text:p>
      <text:p text:style-name="Standard"/>
      <text:p text:style-name="Standard">Ecriture :</text:p>
      <text:p text:style-name="Standard"/>
      <text:p text:style-name="Standard">4117 Acompte TVA</text:p>
      <text:p text:style-name="Standard"><text:soft-page-break/><text:tab/><text:tab/>à<text:tab/>5500 Banque</text:p>
      <text:p text:style-name="Standard"/>
      <text:p text:style-name="Standard"/>
      <text:p text:style-name="Standard">A la fin du trimestre, il faut regrouper tous les comptes TVA. Si vous devez payer la TVA :</text:p>
      <text:p text:style-name="Standard"/>
      <text:p text:style-name="Standard">Ecriture : </text:p>
      <text:p text:style-name="Standard"/>
      <text:p text:style-name="Standard">451x TVA à payer</text:p>
      <text:p text:style-name="Standard"><text:tab/><text:tab/>à<text:tab/>411x TVA à récupérer</text:p>
      <text:p text:style-name="Standard"><text:tab/><text:tab/><text:tab/>4117 Acompte sur TVA</text:p>
      <text:p text:style-name="Standard"><text:tab/><text:tab/><text:tab/>4519 Compte TVA</text:p>
      <text:p text:style-name="Standard"/>
      <text:p text:style-name="Standard"/>
      <text:p text:style-name="Standard">Si vous devez récupérer de la TVA :</text:p>
      <text:p text:style-name="Standard"/>
      <text:p text:style-name="Standard">Ecriture :</text:p>
      <text:p text:style-name="Standard"/>
      <text:p text:style-name="Standard">451x TVA à payer</text:p>
      <text:p text:style-name="Standard">4119 Compte TVA</text:p>
      <text:p text:style-name="Standard"><text:tab/><text:tab/>à<text:tab/>411x TVA à récupérer</text:p>
      <text:p text:style-name="Standard"><text:tab/><text:tab/><text:tab/>4117 Acompte sur TVA</text:p>
      <text:p text:style-name="Standard"/>
      <text:p text:style-name="Standard"/>
      <text:p text:style-name="Standard">Quand vous recevrez la déclaration constatant votre créance :</text:p>
      <text:p text:style-name="Standard"/>
      <text:p text:style-name="Standard">Ecriture :</text:p>
      <text:p text:style-name="Standard"/>
      <text:p text:style-name="Standard">4118 TVA à rembourser par l'administration</text:p>
      <text:p text:style-name="Standard"><text:tab/><text:tab/>à<text:tab/>4119Compte TVA</text:p>
      <text:p text:style-name="Standard"/>
      <text:p text:style-name="Standard">Ensuite, utilisez le compte 4519 ou 4118 avec un compte en banque quand vous recevrez ou paierez la TVA.</text:p>
      <text:p text:style-name="Standard"/>
      <text:p text:style-name="Standard">L'extension TVA permet de générer cette écriture.</text:p>
      <text:h text:style-name="Heading_20_4" text:outline-level="4">Déclaration Assujetti TVA</text:h>
      <text:p text:style-name="Standard">Vous pouvez directement faire votre déclaration assujetti. Pour cela, utilisez l'extension pour la TVA. Ne seront prises en compte que les fiches de type client et dont le numéro de TVA n'est pas vide.</text:p>
      <text:p text:style-name="Standard"/>
      <text:h text:style-name="Heading_20_3" text:outline-level="3"><text:bookmark text:name="__RefHeading__3214_1659357091"/>Fiscalité Belgique : Impôts<text:bookmark-end text:name="__RefHeading__3214_1659357091"/></text:h>
      <text:h text:style-name="Heading_20_4" text:outline-level="4">Pendant l'exercice</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4" text:outline-level="4">Fin d'exercice</text:h>
      <text:p text:style-name="Standard">A la fin de l'exercice, vous devez estimer l'impôt. Soit vous pensez que vous aurez à rembourser soit à payer.</text:p>
      <text:h text:style-name="Heading_20_5" text:outline-level="5">Remboursement d'impôt:</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5" text:outline-level="5">Dette envers l'impôt</text:h>
      <text:p text:style-name="Standard"><text:soft-page-break/>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4" text:outline-level="4">L'année suivante</text:h>
      <text:p text:style-name="Standard">L'année suivante, vous recevez votre extrait de rôle. Suivant que vous ayez prévu d'avoir une dette et une créance d'impôt, il y aura des écritures différentes.</text:p>
      <text:h text:style-name="Heading_20_5" text:outline-level="5">Premier cas, vous pensez avoir une créance.</text:h>
      <text:p text:style-name="Text_20_body"/>
      <text:h text:style-name="Heading_20_6" text:outline-level="6">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6" text:outline-level="6">La créance estimée est supérieure à ce que vous allez vraiment recevoir,</text:h>
      <text:p text:style-name="Standard">c'est-à-dire, surestimation de la créance. vous recevrez moins que prévu.</text:p>
      <text:p text:style-name="Standard"/>
      <text:p text:style-name="Standard">E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6" text:outline-level="6">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5" text:outline-level="5">Second cas, vous pensez avoir une dette fiscale</text:h>
      <text:h text:style-name="Heading_20_6" text:outline-level="6">L'estimation de votre dette fiscale est supérieure à ce que vous allez vraiment payer.</text:h>
      <text:p text:style-name="Standard">Autrement dit, vous payez moins d'impôt que prévu.</text:p>
      <text:p text:style-name="Standard"/>
      <text:p text:style-name="Standard">E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6" text:outline-level="6">L'estimation de votre dette fiscale est inférieure à ce que vous allez vraiment payer.</text:h>
      <text:p text:style-name="Standard"/>
      <text:p text:style-name="Standard">Autrement dit, vous payez plus d'impôt que prévu.</text:p>
      <text:p text:style-name="Standard"><text:soft-page-break/></text:p>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Vous avez correctement évalué votre dette fiscale.</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3" text:outline-level="3"><text:bookmark text:name="__RefHeading__3216_1659357091"/>Fiscalité France<text:bookmark-end text:name="__RefHeading__3216_1659357091"/></text:h>
      <text:p text:style-name="Standard"><text:tab/>Une documentation se trouve dans le forum Législation Française</text:p>
      <text:p text:style-name="Standard"/>
      <text:h text:style-name="Heading_20_3" text:outline-level="3"><text:bookmark text:name="__RefHeading__3218_1659357091"/>Ecriture de fin d'exercice comptable (Belgique)<text:bookmark-end text:name="__RefHeading__3218_1659357091"/></text:h>
      <text:p text:style-name="Standard">Chaque année est composée de 13 périodes, les 12 premières font exactement un mois mais la 13ième est toujours sur un seul jour : le 31 décembre. C'est cette période qui sera la période de clôture de l'année comptabl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4" text:outline-level="4">Les amortissements</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Standard"><text:tab/>E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Importa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text:soft-page-break/>Amorti en 2004 <text:s text:c="2"/>400 euros</text:p>
      <text:p text:style-name="Standard"/>
      <text:p text:style-name="Standard">Total à amortir en 2003 : <text:s/>100 (pour le bureau) + 400 (pour le PC)</text:p>
      <text:h text:style-name="Heading_20_4" text:outline-level="4">Les dépenses non admises</text:h>
      <text:p text:style-name="Standard">Dans la fiscalité belge, il s'agit entre autres d'un pourcentage des frais de voiture (taxes de roulage, car wash...), des frais de restaurants, des versements anticipés d'impôt et des paiements des impôts d'années antérieures. <text:s/></text:p>
      <text:p text:style-name="Standard">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h text:style-name="Heading_20_4" text:outline-level="4">Reclassement des Charges, Produits et Dettes</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4" text:outline-level="4">Les variations de stocks</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INCOMPLET)</text:p>
      <text:h text:style-name="Heading_20_4" text:outline-level="4">Compte de l'exploitant</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4" text:outline-level="4">Affectation du résultat</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3" text:outline-level="3"><text:bookmark text:name="__RefHeading__3220_1659357091"/>Salaire et Compte de gérant<text:bookmark-end text:name="__RefHeading__3220_1659357091"/></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p text:style-name="P14"/>
      <text:p text:style-name="P24"><text:bookmark text:name="__RefHeading__3230_1659357091"/>Chapitre 3 <text:bookmark-end text:name="__RefHeading__3230_1659357091"/></text:p>
      <text:h text:style-name="P55" text:outline-level="1"><text:bookmark text:name="__RefHeading__5618_369900646"/>Dossier et utilisateurs<text:bookmark-end text:name="__RefHeading__5618_369900646"/></text:h>
      <text:p text:style-name="P16"/>
      <text:p text:style-name="Text_20_body">Un dossier reprend toute la comptabilité (et gestion) d'une société, une personne, une ASBL ou une loi 1901. </text:p>
      <text:p text:style-name="Text_20_body">Un utilisateur est une personne utilisant le programme.</text:p>
      <text:p text:style-name="Text_20_body">La première étape est de créér un dossier, qui contiendra toute votre comptabilité et votre gestion.</text:p>
      <text:h text:style-name="Heading_20_2" text:outline-level="2" text:restart-numbering="true" text:start-value="-1"><text:bookmark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2" text:outline-level="2"><text:bookmark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 Vous pouvez créér facilement vos propres modèles. Il suffit d'ajouter un modèle, de choisir le dossier qui en sera la base et de valider, tout sera nettoyé sauf le plan comptable, les fiches...</text:p>
      <text:h text:style-name="Heading_20_2" text:outline-level="2"><text:bookmark text:name="__RefHeading__3236_1659357091"/>Création d'utilisateur<text:bookmark-end text:name="__RefHeading__3236_1659357091"/></text:h>
      <text:p text:style-name="Text_20_body">Quand vous créez un utilisateur, soit vous en faites un administrateur et donc il aura accès à tous. Soit vous spécifier les droits par dossier. Les droits possibles sont Administrateur Local ou Normal, si vous utilisez Administrateur Local, il aura tous les droits sur ce dossier-là. Si vous lui donner Normal alors vous devrez vous connecter sur ce dossier afin de spécifier ce qu'il faire et voir, par défaut, il n'a accès à rien.</text:p>
      <text:p text:style-name="Text_20_body">Les utilisateurs peuvent être soit :</text:p>
      <text:p text:style-name="Text_20_body">Des administrateurs, ils ont alors tous les droits sur tous les dossiers</text:p>
      <text:p text:style-name="Text_20_body">Des administrateurs locaux, ils ont tous les droits sur <text:s/>les dossiers auxquel ils peuvent accèder</text:p>
      <text:p text:style-name="Text_20_body">Des utilisateurs normaux, ils ont que les droits qu'on leur a accordé sur les dossiers auxquels ils peuvent accèder</text:p>
      <text:p text:style-name="Text_20_body">Des utilisateurs plugin, ils ne peuvent accèder qu'aux plugin (=extension) qu'on leur a permis <text:s/>pour les dossiers auxquels ils ont accès. </text:p>
      <text:p text:style-name="Text_20_body"/>
      <text:p text:style-name="Text_20_body">Si un utilisateur normal ou un utilisateur plugin, n'a accès qu'à un seul dossier, lorsqu'ils se connectent ils arrivent directement soit sur leur dossier soit sur leur plugin.</text:p>
      <text:h text:style-name="Heading_20_2" text:outline-level="2"><text:bookmark text:name="__RefHeading__3238_1659357091"/>Backup<text:bookmark-end text:name="__RefHeading__3238_1659357091"/></text:h>
      <text:p text:style-name="Text_20_body">Dans les menus Dossier &amp; Modèle, il y a un bouton backup. En cliquant dessus, un fichier de backup sera généré et envoyé. Vous n'aurez qu'à le sauver sur votre disque. Pour restaurer, allez simplement dans le menu Administration → restaure, complètez les informations et chargez le fichier.</text:p>
      <text:h text:style-name="Heading_20_2" text:outline-level="2"><text:bookmark text:name="__RefHeading__3240_1659357091"/>Restaure<text:bookmark-end text:name="__RefHeading__3240_1659357091"/></text:h>
      <text:p text:style-name="Text_20_body">Vous pouvez aussi restaurer un fichier sauvegardé, ce menu sert aussi pour installer un nouveau modèle que vous avez téléchargé depuis le site.</text:p>
      <text:p text:style-name="astuce"><text:soft-page-break/>Vous pouvez à tout moment, créér un dossier de test identique à votre dossier comptable simplement en faisant un backup et en le restaurant sous un autre nom; cela vous permettra de tester, de mettre au point la génération de documents</text:p>
      <text:h text:style-name="Heading_20_2" text:outline-level="2"><text:bookmark text:name="__RefHeading__3841_369900646"/>Sécurité<text:bookmark-end text:name="__RefHeading__3841_369900646"/></text:h>
      <text:p text:style-name="Text_20_body">PhpCompta a sa propre sécurité, cependant si vous voulez vraiment sécuriser votre comptabilité, vous devez prendre en compte qu'il ne suffit pas de sécuriser votre serveur et PhpCompta mais aussi les programmes sur lequel le programme s'appuie. C'est-à-dire Apache, utilisation de https à la place de http, de PostGresql, de l'utilisation des odbc, du chiffrement des backups, de la traque des mots de passe trop faciles à deviner... </text:p>
      <text:p text:style-name="Text_20_body">La liste est longue et c'est l'ensemble des mesures qui déterminera la sécurité de vos données, il suffit d'une seule faiblesse pour que la sécurité soit insuffisante. Le sujet est très vaste, il englobe trop de choses. C'est pourquoi nous ne traiterons que de PhpCompta uniquement.</text:p>
      <text:p text:style-name="Text_20_body"/>
      <text:p text:style-name="Text_20_body">Dans PhpCompta, le module de sécurité permet d'établir quel utilisateur peut accéder à quel dossier, ce qu'il peut y faire, les journaux auxquels il peut accéder... </text:p>
      <text:p text:style-name="Text_20_body">Chaque fois qu'une page est chargée, le mot de passe et le login utilisateur sont vérifiés pour savoir si primo il a accès à ce qu'il a demandé <text:s/>et secundo si son compte est actif et que le mot de passe fourni est valide. </text:p>
      <text:p text:style-name="Text_20_body">Ces valeurs sont stockées sur le serveur. Peu de systèmes vérifient aussi souvent les permissions d'un utilisateur. Évidemment, utiliser le cache de l'explorateur pour découvrir ces informations est une perte de temps, utiliser son historique pour accéder à vos données ne fonctionnera pas non plus.</text:p>
      <text:p text:style-name="Text_20_body"/>
      <text:p text:style-name="Text_20_body">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les journaux, les extensions, les actions permises). De cette façon, un utilisateur (sauf avec des droits administrateur) ne peut pas accéder aux nouveaux dossiers. Chaque accès doit être donné explicitement.</text:p>
      <text:p text:style-name="Text_20_body"/>
      <text:p text:style-name="Text_20_body">Dans un dossier, un utilisateur a toujours un droit par défaut. Si par exemple, son droit par défaut est de lire, il pourra lire tout ce qu'il veut et écrire uniquement dans ce qui a été explicitement permis. </text:p>
      <text:p text:style-name="Text_20_body">Si son droit par défaut est d'écrire, c'est l'inverse : il pourra écrire partout sauf là où c'est explicitement défendu. Le sens d'écrire dans ce contexte-ci doit se comprendre comme la capacité à pouvoir ajouter ou modifier des informations. </text:p>
      <text:p text:style-name="Text_20_body"/>
      <text:p text:style-name="P15">Chapitre 4 </text:p>
      <text:h text:style-name="P55" text:outline-level="1"><text:bookmark text:name="__RefHeading__3843_369900646"/>Tenir sa comptabilité avec PhpCompta<text:bookmark-end text:name="__RefHeading__3843_369900646"/></text:h>
      <text:p text:style-name="Text_20_body"/>
      <text:p text:style-name="P16"/>
      <text:h text:style-name="Heading_20_2" text:outline-level="2" text:restart-numbering="true" text:start-value="-1"><text:bookmark text:name="__RefHeading__3242_1659357091"/>Principe de base<text:bookmark-end text:name="__RefHeading__3242_1659357091"/></text:h>
      <text:p text:style-name="Standard">Avant de commencer, il faut absolument comprendre le système de fiche de PhpCompta, sinon les explications qui suivent seront obscures. Les fiches sont la base même de PhpCompta.</text:p>
      <text:h text:style-name="Heading_20_3" text:outline-level="3">Qu'est qu'une fiche <text:s/>? </text:h>
      <text:p text:style-name="Standard">Pour vous l'expliquer simplement, imaginons que vous deviez payer un loyer, c'est une dépense, <text:s/>dans ce cas, vous vous direz que cela correspond à une catégorie de dépense, donc vous aimeriez les regrouper dans une catégorie qui sera créée sur base d'un modèle.</text:p>
      <text:p text:style-name="Standard"/>
      <text:p text:style-name="Standard">Le loyer, est la fiche, la catégories sera probablement Service et biens Divers et le modèle sera tout simplement dépense.</text:p>
      <text:p text:style-name="Standard"/>
      <text:p text:style-name="Standard">Vous pouvez appliquer la même logique pour les clients, les fournisseurs, les comptes en banques, les matériels à amortir. </text:p>
      <text:p text:style-name="Standard">On propose une dizaine de modèles différents pour créér vos catégories de fiche. Ces catégories peuvent être modifiées et peuvent avoir plus de détails. Les marchandises peuvent avoir en plus un code de stock, les clients un <text:s text:c="2"/>email, … Les fiches sont complètement flexibles et contiennent tout ce que vous voulez.</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Standard">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text:s/>Attention, si vous utilisez le double poste comptable voir <text:a xlink:type="simple" xlink:href="#8.5.3.Plusieurs postes comptables|outline">Plusieurs postes comptables</text:a> ) alors la numérotation ne sera pas automatique.</text:p>
      <text:p text:style-name="Standard">Si cette option n'est pas cochée, le poste comptable de la fiche est celui de la catégorie, mais vous gardez la possibilité de spécifier le poste comptable de la fiche. </text:p>
      <text:p text:style-name="Standard">Si vous ne souhaitez pas que chaque fiche ait son propre poste comptable, ne cochez 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p text:style-name="Standard">·Vous voulez que chaque fiche ait son propre poste comptable et vous souhaitez que ce poste soit créé automatiquement : cochez la case</text:p>
      <text:p text:style-name="Standard"/>
      <text:p text:style-name="Standard">·Vous souhaitez qu'il n'y ait pas de poste comptable attaché à chaque fiche : enlever l'attribut « poste comptable » de la catégorie. Exemple : les contacts</text:p>
      <text:p text:style-name="Standard"/>
      <text:p text:style-name="Standard">·Vous souhaitez que toutes les fiches aient le même poste comptable, n'utilisez pas la numérotation automatique. Dans ce cas, les balances des comptes t l'historique se fera grâce aux fiches.</text:p>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h text:style-name="Heading_20_3" text:outline-level="3"><text:bookmark text:name="__RefHeading__3244_1659357091"/>Qu'est-ce le quick code<text:bookmark-end text:name="__RefHeading__3244_1659357091"/></text:h>
      <text:p text:style-name="Standard"><text:soft-page-break/>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3" text:outline-level="3"><text:bookmark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Importa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Paramètres → divers → attribut de fiche. Vous donnez simplement le nom du détail, le type (numérique, date, zone ou texte), puis vous pouvez dans le menu fiche, en cliquant sur la catégorie, ajoutez ces détails. Automatiquement toutes les fiches de cette catégorie, auront ces détails supplémentaire.</text:p>
      <text:p text:style-name="Standard"/>
      <text:p text:style-name="Standard">Par exemple, si vous avez des adhérents, vous pouvez ajouter un détail « cotisation » ou « date de renouvellement », dans impression → catégorie → résumé, vous pouvez tout simplement l'exporter en CVS, récupérer le résultat avec un tableur et gérer la liste de vos adhérents.</text:p>
      <text:h text:style-name="Heading_20_3" text:outline-level="3"><text:bookmark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text:s/>ces <text:s/>postes peuvent être configurés dans la partie « paramètre »</text:p>
      <text:p text:style-name="code">Achat Marchandises Class base = 603 <text:s/><text:line-break/>Achat Service et biens divers Class base = 61 <text:line-break/>Administration des Finances <text:line-break/>Autres fiches : fiches que l'on peut totalement paramè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 d'adhérents...</text:p>
      <text:h text:style-name="Heading_20_3" text:outline-level="3"><text:bookmark text:name="__RefHeading__3252_1659357091"/>Création d'une fiche<text:bookmark-end text:name="__RefHeading__3252_1659357091"/></text:h>
      <text:p text:style-name="Standard">Quelques attributs à expliquer : Gestion Poste, Prix Achat, Prix de vente, Poste Comptable. Vous n'êtes pas obligé de créer une fiche pour tout, par exemple pour les restaurants, vous pouvez encoder une seule et unique fiche appelée « restaurant » et non pas une fiche pour chaque restaurant.</text:p>
      <text:p text:style-name="Standard"/>
      <text:p text:style-name="Important"><text:soft-page-break/>Modifier le nom d'une fiche ne modifiera pas son nom dans le Plan Comptable.</text:p>
      <text:h text:style-name="Heading_20_3" text:outline-level="3">Attribut spéciaux:</text:h>
      <text:p text:style-name="Standard">Partie fiscalement non déductible </text:p>
      <text:p text:style-name="Standard">Entre 0 &amp; 1 (exemple 0,05 pour 5%), il s'agit de ce que vous ne pourrez pas déduire comme charge. En cas d'achat sur cette fiche, le montant HTVA multiplié par ce que vous avez inscrit ici sera rangé dans les dépenses non admises, le poste comptable est celui qui est indiqué dans le Module Paramètre → <text:s/>Poste</text:p>
      <text:p text:style-name="Standard"/>
      <text:p text:style-name="Standard">TVA non déductible même remarque</text:p>
      <text:p text:style-name="Standard"/>
      <text:p text:style-name="Standard">TVA non déductible récupérable par l'impôt </text:p>
      <text:p text:style-name="Standard"/>
      <text:p text:style-name="Standard">Partie Professionnel : pourcentage (entre 0 et 1), qui va partager le montant de la fiche entre dépense et dépense privée</text:p>
      <text:p text:style-name="Standard"/>
      <text:p text:style-name="Standard">Prix de vente : est le prix qui sera utilisé pour complèter une opération dans un journal de recette (vente)</text:p>
      <text:p text:style-name="Standard"/>
      <text:p text:style-name="Standard">Prix d'achat : est le prix qui utilisé pour complèter une opération dans un journal de dépense (achat)</text:p>
      <text:p text:style-name="Standard"/>
      <text:h text:style-name="Heading_20_3" text:outline-level="3">Poste comptable</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text:p>
      <text:h text:style-name="Heading_20_3" text:outline-level="3">Plusieurs postes comptables</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débit et le second est toujours le crédit. Dans ce cas-là, le fait que vous ayez déclaré la 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E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ext:soft-page-break/>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quaire, on utilisera le poste comptable fournisseur si le montant est négatif sinon le poste comptable client.</text:p>
      <text:p text:style-name="Important">Attention fiche avec deux postes comptable il y a des problèmes à utiliser deux postes comptables pour les clients et les fournisseurs dans le cas de note de crédit ou de reprise de marchandises</text:p>
      <text:list xml:id="list178964049" text:style-name="L1">
        <text:list-item>
          <text:p text:style-name="P42">Le lettrage par quick_code pourra faire correspondre des postes comptables différentes</text:p>
        </text:list-item>
        <text:list-item>
          <text:p text:style-name="P42">L' extension TVA ne tient compte que des fiches de type client</text:p>
        </text:list-item>
        <text:list-item>
          <text:p text:style-name="P42">Lors du remboursement de la note de crédit, ce sera le poste comptable client qui sera <text:s/>utilisé : on suppose que si on reçoit un paiement c'est le client qui paie, et que si on en fait un, c'est un fournisseur que l'on paie</text:p>
        </text:list-item>
      </text:list>
      <text:p text:style-name="Standard"/>
      <text:h text:style-name="Heading_20_2" text:outline-level="2"><text:bookmark text:name="__RefHeading__4629_369900646"/>Paramètrage des dossiers<text:bookmark-end text:name="__RefHeading__4629_369900646"/></text:h>
      <text:p text:style-name="Standard">Avant de vraiment tenir votre comptabilité et de gérer votre entreprise avec PhpCompta, il faut absolument que paramètrer correctement.</text:p>
      <text:h text:style-name="Heading_20_3" text:outline-level="3"><text:bookmark text:name="__RefHeading__3308_1659357091"/>Société<text:bookmark-end text:name="__RefHeading__3308_1659357091"/></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4" text:outline-level="4">Comptabilité analytique : valeur possible</text:h>
      <text:p text:style-name="Text_20_body">Les valeurs possibles sont </text:p>
      <text:list xml:id="list171981015" text:style-name="L2">
        <text:list-item>
          <text:list>
            <text:list-item>
              <text:p text:style-name="P30">Aucune, par défaut</text:p>
            </text:list-item>
            <text:list-item>
              <text:p text:style-name="P30">Optionnel, c'est à dire qu'il n'est pas obligatoire de donner les informations pour la comptabilité analytiques</text:p>
            </text:list-item>
            <text:list-item>
              <text:p text:style-name="P30">Obligatoire : il est obligatoire d'indiquer le plan analytique et le compte utilisé</text:p>
            </text:list-item>
          </text:list>
        </text:list-item>
      </text:list>
      <text:h text:style-name="Heading_20_4" text:outline-level="4">Mode Strict</text:h>
      <text:p text:style-name="Text_20_body">Les valeurs possibles sont :</text:p>
      <text:list xml:id="list1709287079" text:style-name="L3">
        <text:list-item>
          <text:p text:style-name="P43">Non, vous pouvez encoder sans suivre l'ordre chronologique et vous pouvez aussi effacer des opérations</text:p>
        </text:list-item>
        <text:list-item>
          <text:p text:style-name="P43">Oui, vous ne pouvez jamais encoder une opération dans un journal à une date antérieure à la dernière opération enregistrée, de plus il ne vous sera pas possible d'effacer une opération.</text:p>
        </text:list-item>
      </text:list>
      <text:h text:style-name="Heading_20_4" text:outline-level="4">Assujetti à la TVA</text:h>
      <text:p text:style-name="Text_20_body">Si vous indiquez non, la TVA ne sera ni affichée ni calculée,</text:p>
      <text:h text:style-name="Heading_20_4" text:outline-level="4"><text:soft-page-break/>Suggérer le numéro de pièce justificative</text:h>
      <text:p text:style-name="Text_20_body">Si sur oui,alors le programme vous suggère le numéro de la pièce lors de l'encodage des recettes, achat, opérations financières ou diverses</text:p>
      <text:h text:style-name="Heading_20_3" text:outline-level="3"><text:bookmark text:name="__RefHeading__3310_1659357091"/>Divers<text:bookmark-end text:name="__RefHeading__3310_1659357091"/></text:h>
      <text:h text:style-name="Heading_20_4" text:outline-level="4"><text:bookmark-start text:name="Paramétrage des moyens de paiement"/>Moyens de paiement<text:bookmark-end text:name="Paramétrage des moyens de paiement"/></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s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choisir la fiche du bénéficiair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Pour les paiement par caisse, vous donnez simplement la fiche de la caisse. Cette fiche aura été créée idéalement dans la catégorie de fiche « banque ».</text:p>
      <text:p text:style-name="Text_20_body">Si vous utilisez les modes de paiement, vous devrez aussi utiliser les rapprochements banquaires.</text:p>
      <text:h text:style-name="Heading_20_4" text:outline-level="4">TVA</text:h>
      <text:p text:style-name="Standard"/>
      <text:p text:style-name="Standard">Dans cette page-ci,vous pouvez paramétrer correctement votre TVA, vous pouvez ajouter ici des taux de TVA, compléter la description et surtout paramétrer les postes comptables qui doivent utiliser la TVA. Ces postes sont séparés par des virgules, le premier est la TVA sur les achats qui doit être récupérée et le second est la TVA sur les ventes qui doit être payée.</text:p>
      <text:p text:style-name="Standard"/>
      <text:p text:style-name="Standard">Ces postes seront utilisés automatiquement avec les opérations de vente et d'achat.</text:p>
      <text:p text:style-name="Standard"/>
      <text:h text:style-name="Heading_20_4" text:outline-level="4">Poste Comptable</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text:p>
      <text:p text:style-name="Standard"/>
      <text:p text:style-name="Standard">BANQUE<text:tab/><text:tab/>Poste comptable de base pour les banques<text:tab/>550<text:tab/> </text:p>
      <text:p text:style-name="Standard">CAISSE <text:tab/><text:tab/>Poste comptable de base <text:s/>pour la caisse<text:tab/><text:tab/><text:tab/>57<text:tab/> </text:p>
      <text:p text:style-name="Standard">COMPTE_COURANT<text:tab/>Poste comptable de bas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DEP_PRIV<text:tab/><text:tab/>Dépense a charge du gerant<text:note text:id="ftn1" text:note-class="footnote"><text:note-citation>1</text:note-citation><text:note-body><text:p text:style-name="Footnote">Utilisé par les attributs spéciaux des fiches</text:p></text:note-body></text:note><text:tab/><text:tab/><text:tab/>4890<text:tab/> </text:p>
      <text:p text:style-name="Standard">DNA<text:tab/><text:tab/><text:tab/>Dépense non déductible<text:tab/><text:span text:style-name="T17">1</text:span><text:tab/><text:tab/><text:tab/>6740<text:tab/> </text:p>
      <text:p text:style-name="Standard">SUPPLIER<text:tab/><text:tab/>Poste par défaut pour les fournisseurs<text:tab/><text:tab/>440<text:tab/> </text:p>
      <text:p text:style-name="Standard">TVA_DED_IMPOT<text:tab/>Tva déductible par l'impôt <text:span text:style-name="T17">1</text:span><text:tab/><text:tab/><text:tab/>6190<text:tab/> </text:p>
      <text:p text:style-name="Standard">TVA_DNA<text:tab/><text:tab/>Tva non déductibles <text:span text:style-name="T17">1</text:span><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p text:style-name="Standard"/>
      <text:h text:style-name="Heading_20_4" text:outline-level="4">Catégorie de fiche</text:h>
      <text:p text:style-name="Standard">Quand vous <text:s/>en créez une nouvelle catégorie de fiche, ou vous demande sur quel modèle vous voulez vous baser. <text:soft-page-break/>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catégorie de fiches.</text:p>
      <text:p text:style-name="Standard"/>
      <text:h text:style-name="Heading_20_4" text:outline-level="4">Catégorie de document </text:h>
      <text:p text:style-name="Standard">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3" text:outline-level="3"><text:bookmark text:name="__RefHeading__3312_1659357091"/>Sécurité <text:bookmark-end text:name="__RefHeading__3312_1659357091"/></text:h>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ou local administrateur de ce dossier, il aura tous les droits. En revanche, si l'utilisateur est un utilisateur normale, il faudra explicitement lui donner les droits, les utilisateurs avec le statut 'Seulement extension' n'aura accès qu'aux extensions auquel il a accès et à rien d'autre</text:p>
      <text:h text:style-name="Heading_20_5" text:outline-level="5">Les journaux</text:h>
      <text:p text:style-name="P21">Choisissez ici les journaux pour lesquels l'utilisateur aura le droit de lecture, d'écriture ou aucun. Si un utilisateur a un « Aucun accès » pour un journal, il ne pourra jamais en consulter les données, ni par impressions ni par le module recherche. De même un utilisateur avec un « Uniquement extensions » ne pourra utiliser que les extensions.</text:p>
      <text:h text:style-name="Heading_20_5" text:outline-level="5">Les actions</text:h>
      <text:p text:style-name="Standard"/>
      <text:p text:style-name="Text_20_body">Fiche</text:p>
      <text:list xml:id="list383867538" text:style-name="L4">
        <text:list-item>
          <text:p text:style-name="P44">Création, modification et effacement de fiche</text:p>
        </text:list-item>
        <text:list-item>
          <text:p text:style-name="P44">Création, modification et effacement <text:s/>de catégories de fiches</text:p>
        </text:list-item>
        <text:list-item>
          <text:p text:style-name="P44">Ajout de fiche</text:p>
        </text:list-item>
      </text:list>
      <text:p text:style-name="Text_20_body">Impression</text:p>
      <text:list xml:id="list1170858777" text:style-name="L5">
        <text:list-item>
          <text:p text:style-name="P45">Journaux (limité aux journaux en lecture)</text:p>
        </text:list-item>
        <text:list-item>
          <text:p text:style-name="P45">Poste ( limité aux journaux en lecture)</text:p>
        </text:list-item>
        <text:list-item>
          <text:p text:style-name="P45">Fiche (limité aux journaux en lecture)</text:p>
        </text:list-item>
        <text:list-item>
          <text:p text:style-name="P45">Rapport (non limité aux journaux en lecture)</text:p>
        </text:list-item>
        <text:list-item>
          <text:p text:style-name="P45">création de rapport</text:p>
        </text:list-item>
      </text:list>
      <text:p text:style-name="Text_20_body">Opérations prédéfinies</text:p>
      <text:list xml:id="list1093443815" text:style-name="L6">
        <text:list-item>
          <text:p text:style-name="P46">Effacement &amp; création, à ne pas confondre avec « Journaux en écriture avec opérations prédéfinies »</text:p>
        </text:list-item>
      </text:list>
      <text:p text:style-name="Text_20_body">Période</text:p>
      <text:list xml:id="list2048157657" text:style-name="L7">
        <text:list-item>
          <text:p text:style-name="P47">Ajout</text:p>
        </text:list-item>
        <text:list-item>
          <text:p text:style-name="P47">clôture</text:p>
        </text:list-item>
        <text:list-item>
          <text:p text:style-name="P47">centralisation</text:p>
        </text:list-item>
        <text:list-item>
          <text:p text:style-name="P47">Écriture Ouverture </text:p>
        </text:list-item>
      </text:list>
      <text:p text:style-name="Text_20_body">Stock</text:p>
      <text:list xml:id="list1487713732" text:style-name="L8">
        <text:list-item>
          <text:p text:style-name="P48">Gestion stock</text:p>
        </text:list-item>
      </text:list>
      <text:p text:style-name="Text_20_body">Gestion courrier</text:p>
      <text:p text:style-name="Text_20_body"><text:soft-page-break/>Import en banque</text:p>
      <text:p text:style-name="Text_20_body">Comptabilité Analytique</text:p>
      <text:list xml:id="list1061455462" text:style-name="L9">
        <text:list-item>
          <text:p text:style-name="P49">Ajout de plan analytique</text:p>
        </text:list-item>
        <text:list-item>
          <text:p text:style-name="P49">Ajout de poste analytique</text:p>
        </text:list-item>
        <text:list-item>
          <text:p text:style-name="P49">Ajout de groupe analytique</text:p>
        </text:list-item>
        <text:list-item>
          <text:p text:style-name="P49">Impression</text:p>
        </text:list-item>
      </text:list>
      <text:p text:style-name="Text_20_body">Paramètres</text:p>
      <text:list xml:id="list906551255" text:style-name="L10">
        <text:list-item>
          <text:p text:style-name="P50">Coordonnées société</text:p>
        </text:list-item>
        <text:list-item>
          <text:p text:style-name="P50">Mode Strict</text:p>
        </text:list-item>
      </text:list>
      <text:h text:style-name="Heading_20_3" text:outline-level="3"><text:bookmark text:name="__RefHeading__3314_1659357091"/>Document- génération de document<text:bookmark-end text:name="__RefHeading__3314_1659357091"/></text:h>
      <text:p text:style-name="Standard">PhpCompta vous permet de gérer tous les documents que vous souhaitez, ou presque. Afin de générer ces documents, vous avez besoin d'un modèle de document : soit en format HTML, Texte, OpenDocument (ISO26300) ou RTF. Ces documents serviront de modèle pour la génération de documents tels que facture, note de frais, lettre de rappel... </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 la balise «PJ» pour utiliser <text:s/>une numérotation unique de vos factures, le numéro de pièces est différent pour chaque journal.</text:p>
      <text:p text:style-name="Important">Les balises possibles doivent être entourées par &lt;&lt; et &gt;&gt;, si vous souhaitez les utiliser dans une feuille de calcul, vous devez mettre le signe egal (=) devant la balise, ainsi après génération ces champs seront considérés comme numériques et pourront être inclus dans des formules</text:p>
      <text:p text:style-name="Standard">Les balises sont entre &lt;&lt; et &gt;&gt;</text:p>
      <text:p text:style-name="Standard"/>
      <text:p text:style-name="Standard">Client ou fournisseur </text:p>
      <text:list xml:id="list313875251" text:style-name="L11">
        <text:list-item>
          <text:p text:style-name="P31">CUST_NAME customer's name</text:p>
        </text:list-item>
        <text:list-item>
          <text:p text:style-name="P31">CUST_ADDR_1 customer's address line 1</text:p>
        </text:list-item>
        <text:list-item>
          <text:p text:style-name="P31">CUST_CP customer's ZIP code</text:p>
        </text:list-item>
        <text:list-item>
          <text:p text:style-name="P31">CUST_CITY customer's city</text:p>
        </text:list-item>
        <text:list-item>
          <text:p text:style-name="P31">CUST_CO customer's country</text:p>
        </text:list-item>
        <text:list-item>
          <text:p text:style-name="P31">CUST_VAT customer's VAT</text:p>
        </text:list-item>
        <text:list-item>
          <text:p text:style-name="P31">CUST_NUM numéro de client </text:p>
        </text:list-item>
        <text:list-item>
          <text:p text:style-name="P31">CUST_BANQUE_NO n° de compte en banque (utilisé surtout dans les notes de frais)</text:p>
        </text:list-item>
        <text:list-item>
          <text:p text:style-name="P31">CUST_BANQUE_NAME nom de la banque (utilisé surtout dans les notes de frais)</text:p>
        </text:list-item>
      </text:list>
      <text:p text:style-name="Standard">Détail du document</text:p>
      <text:list xml:id="list1906655760" text:continue-numbering="true" text:style-name="L11">
        <text:list-item>
          <text:p text:style-name="P31">DATE_LIMIT Echéance</text:p>
        </text:list-item>
        <text:list-item>
          <text:p text:style-name="P31">MARCH_NEXT n'imprimera rien, ce tag demande à ce qu'on passe à la marchandise suivante</text:p>
        </text:list-item>
        <text:list-item>
          <text:p text:style-name="P31">BON_COMMANDE numéro du bon de commande </text:p>
        </text:list-item>
        <text:list-item>
          <text:p text:style-name="P31">VEN_ART_NAME Nom de l'article</text:p>
        </text:list-item>
        <text:list-item>
          <text:p text:style-name="P31">VEN_ART_PRICE Prix de l'article</text:p>
        </text:list-item>
        <text:list-item>
          <text:p text:style-name="P31">VEN_ART_QUANT Quantité</text:p>
        </text:list-item>
        <text:list-item>
          <text:p text:style-name="P31">VEN_ART_TVA_CODE ou TVA_CODE Le code TVA pour l'article</text:p>
        </text:list-item>
        <text:list-item>
          <text:p text:style-name="P31">VENT_ART_TVA_RATE est le pourcentage de TVA de l'article</text:p>
        </text:list-item>
        <text:list-item>
          <text:p text:style-name="P31">VEN_ART_TVA_AMOUNT Le montant TVA de l'article</text:p>
        </text:list-item>
        <text:list-item>
          <text:p text:style-name="P31">VEN_ART_STOCK_CODE Le code de stock de l'article</text:p>
        </text:list-item>
        <text:list-item>
          <text:p text:style-name="P31">VEN_HTVA le total hors TVA de l'article</text:p>
        </text:list-item>
        <text:list-item>
          <text:p text:style-name="P31">VEN_TVAC le total TVAC de l'article</text:p>
        </text:list-item>
        <text:list-item>
          <text:p text:style-name="P31">VEN_TVA le total de la TVA de l'article</text:p>
        </text:list-item>
        <text:list-item>
          <text:p text:style-name="P31">TOTAL_VEN_HTVA le total HTVA</text:p>
        </text:list-item>
        <text:list-item>
          <text:p text:style-name="P31">TOTAL_VEN_TVAC le total TVAC</text:p>
        </text:list-item>
        <text:list-item>
          <text:p text:style-name="P31"><text:soft-page-break/>TOTAL_TVA le total TVA</text:p>
        </text:list-item>
        <text:list-item>
          <text:p text:style-name="P31">TVA_LABEL Montre le % de TVA</text:p>
        </text:list-item>
        <text:list-item>
          <text:p text:style-name="P31">TVA_AMOUNT TVA de l'article</text:p>
        </text:list-item>
        <text:list-item>
          <text:p text:style-name="P31">REFERENCE Référence</text:p>
        </text:list-item>
        <text:list-item>
          <text:p text:style-name="P31">SOLDE Solde du compte (pour les lettres de rappel)</text:p>
        </text:list-item>
        <text:list-item>
          <text:p text:style-name="P31">DATE Date encodée</text:p>
        </text:list-item>
        <text:list-item>
          <text:p text:style-name="P31">NUMBER numéro de séquence du document</text:p>
        </text:list-item>
        <text:list-item>
          <text:p text:style-name="P31">OTHER_INFO  information libre que l'on peut introduire dans l'écran de confirmation des journaux de vente</text:p>
        </text:list-item>
        <text:list-item>
          <text:p text:style-name="P31">USER le nom et le prénom de l'utilisateur ayant généré le document </text:p>
        </text:list-item>
        <text:list-item>
          <text:p text:style-name="P31">COMMENT la description donnée dans la facture ou la note de crédit.</text:p>
        </text:list-item>
        <text:list-item>
          <text:p text:style-name="P31">PJ Le numéro de la pièce justificative, vous pouvez l'utilisez si vous souhaitez par exemple pour une numérotation par journal et par document. Vous évitez ainsi l'utilisation de NUMBER</text:p>
        </text:list-item>
      </text:list>
      <text:p text:style-name="Standard"/>
      <text:p text:style-name="Standard">Entreprise utilisant le programme, paramètres encodés dans paramètres → société</text:p>
      <text:list xml:id="list1170504299" text:continue-numbering="true" text:style-name="L11">
        <text:list-item>
          <text:p text:style-name="P31">MY_NAME vos coordonnées</text:p>
        </text:list-item>
        <text:list-item>
          <text:p text:style-name="P31">MY_CP code postal</text:p>
        </text:list-item>
        <text:list-item>
          <text:p text:style-name="P31">MY_COMMUNE commune</text:p>
        </text:list-item>
        <text:list-item>
          <text:p text:style-name="P31">MY_TVA numéro de TVA</text:p>
        </text:list-item>
        <text:list-item>
          <text:p text:style-name="P31">MY_STREET : Rue qu'on a indiqué dans paramètres-&gt;société</text:p>
        </text:list-item>
        <text:list-item>
          <text:p text:style-name="P31">MY_NUMBER :numéro qu'on a indiqué dans paramètres-&gt;société</text:p>
        </text:list-item>
        <text:list-item>
          <text:p text:style-name="P31">MY_TEL : téléphone qu'on a indiqué dans paramètres-&gt;société</text:p>
        </text:list-item>
        <text:list-item>
          <text:p text:style-name="P31">MY_FAX: fax <text:s/>qu'on a indiqué dans paramètres-&gt;société</text:p>
        </text:list-item>
        <text:list-item>
          <text:p text:style-name="P31">MY_PAYS Pays qu'on a indiqué dans paramètres-&gt;société</text:p>
        </text:list-item>
      </text:list>
      <text:p text:style-name="Standard"/>
      <text:p text:style-name="Standard">bénéficiaire : fiche désignée par le moyen de paiement, en général utilisée pour les notes de frais pour rembourser un employé </text:p>
      <text:list xml:id="list306019005" text:continue-numbering="true" text:style-name="L11">
        <text:list-item>
          <text:p text:style-name="P31">BENEF_NAME : <text:s/>nom</text:p>
        </text:list-item>
        <text:list-item>
          <text:p text:style-name="P31">BENEF_ADDR_1 adresse du bénéficiaire</text:p>
        </text:list-item>
        <text:list-item>
          <text:p text:style-name="P31">BENEF_CP code postal</text:p>
        </text:list-item>
        <text:list-item>
          <text:p text:style-name="P31">BENEF_CITY ville </text:p>
        </text:list-item>
        <text:list-item>
          <text:p text:style-name="P31">BENEF_CO pays</text:p>
        </text:list-item>
        <text:list-item>
          <text:p text:style-name="P31">BENEF_VAT numéro de tva</text:p>
        </text:list-item>
        <text:list-item>
          <text:p text:style-name="P31">BENEF_NUM numéro de client du bénéficiaire</text:p>
        </text:list-item>
        <text:list-item>
          <text:p text:style-name="P31">BENEF_BANQUE_NO numéro de compte en banque</text:p>
        </text:list-item>
        <text:list-item>
          <text:p text:style-name="P31">BENEF_BANQUE_NAME nom de la banque</text:p>
        </text:list-item>
      </text:list>
      <text:p text:style-name="Standard"/>
      <text:p text:style-name="Standard">Il y a des exemples dans doc/contrib/document-tes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Affectation : <text:tab/>Vente : uniquement les journaux de vente</text:p>
      <text:p text:style-name="Standard"><text:tab/><text:tab/>Achant : uniquement les journaux d'achat</text:p>
      <text:p text:style-name="Standard"><text:tab/><text:tab/>Gestion accessible uniquement dans gestion → suivi </text:p>
      <text:h text:style-name="Heading_20_3" text:outline-level="3"><text:bookmark-start text:name="journaux"/><text:bookmark text:name="__RefHeading__3316_1659357091"/>Journaux<text:bookmark-end text:name="journaux"/><text:bookmark-end text:name="__RefHeading__3316_1659357091"/></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C'est ici, que peuvent se configurer la numérotation, automatique ou non <text:s/>des pièces justificatives. Les numéros de pièces justificatives se composent de deux parties, la première est le préfixe qui sera toujours avant le numéro, et le numéro qui s'incrémentera à chaque opération dans ce journal.</text:p>
      <text:p text:style-name="Standard"/>
      <text:h text:style-name="Heading_20_2" text:outline-level="2"><text:bookmark text:name="__RefHeading__3266_1659357091"/><text:soft-page-break/>Journaux<text:bookmark-end text:name="__RefHeading__3266_1659357091"/></text:h>
      <text:p text:style-name="Standard"/>
      <text:p text:style-name="Standard">Il existe 4 sortes de journaux :</text:p>
      <text:p text:style-name="Standard"/>
      <text:p text:style-name="Standard">· <text:span text:style-name="T3">»Recette»</text:span>, destiné à contenir les opérations de vente, accessible par les menus « Comptabilité » puis « Entrée »;</text:p>
      <text:p text:style-name="Standard"/>
      <text:p text:style-name="Standard">· »<text:span text:style-name="T2">Achat</text:span> », qui regroupe les opérations du même nom, accessible par « Comptabilité » puis <text:s text:c="8"/>« Dépense »;</text:p>
      <text:p text:style-name="Standard"/>
      <text:p text:style-name="Standard">· »<text:span text:style-name="T2">Financier</text:span> » : celui regroupant tous les mouvements financiers (banque,</text:p>
      <text:p text:style-name="Standard">caisse...) accessible par « Comptabilité » puis « Financier »;</text:p>
      <text:p text:style-name="Standard"/>
      <text:p text:style-name="Standard">· »<text:span text:style-name="T2">Opérations diverses</text:span> » : il contient toutes les autres opérations (augmentation de capital, <text:s text:c="7"/>amortissements, ... ), accessible par « Ecritures directes-&gt; Opérations diverses »</text:p>
      <text:p text:style-name="Standard"/>
      <text:p text:style-name="Standard">Vous pouvez créér autant de journaux que vous le souhaitez</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text:s/>pour extourner il faut entrer une date valide. Une date valide est une date qui est dans une période non fermée et dans une période du dossier.</text:p>
      <text:h text:style-name="Heading_20_3" text:outline-level="3">Les numéros de Pièces Justificatives</text:h>
      <text:p text:style-name="Standard">Avant d'encoder vos premières opérations, il est utile de parler des pièces justificatives; la règle est simple, toute opération comptable doit être justifiée par un document numéroté de manière séquentielle, ce document est la pièce justificative. </text:p>
      <text:p text:style-name="Standard">La numération se configure dans le menu paramètre,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text:p>
      <text:p text:style-name="Standard"/>
      <text:h text:style-name="Heading_20_3" text:outline-level="3">Vente ou Journal des Recettes</text:h>
      <text:p text:style-name="Standard"/>
      <text:p text:style-name="Standard">Le journal des recettes regroupe les opérations de vente. En mode utilisateur, c'est très simple: vous devez juste ajouter le client, la date et évidemment les articles. Les échéances, ne servent qu'à vous, cela vous permet de filtrer les ventes non payées et de voir qui a dépassé l'échéance.</text:p>
      <text:p text:style-name="Standard"/>
      <text:p text:style-name="Standard">Afin d'utiliser des rabais et des fiches, vous créez une fiche « rabais et remises », dans la catégorie utilisée pour les ventes, vérifier dans votre plan comptable le numéro à utiliser. Le montant doit être donné en négatif, il faut cependant le calculer si la remise est exprimée en pourcentage.</text:p>
      <text:p text:style-name="Standard"/>
      <text:p text:style-name="Standard">Pour ajouter une vente, cliquez sur « nouvelle vente », puis utilisez les boutons pour ajouter les clients, services et marchandises que l'on vend.</text:p>
      <text:p text:style-name="Standard"/>
      <text:p text:style-name="Important">En cas de reprise de matériel dans le stock, vous pouvez mettre des quantités négatives - des quantités, pas des prix unitaires -. </text:p>
      <text:p text:style-name="Standard">Le stock sera automatiquement réadapté pour tenir compte de ce retour de matériel si vous utilisez des codes de stock.</text:p>
      <text:p text:style-name="Standard"/>
      <text:p text:style-name="Standard"><text:soft-page-break/></text:p>
      <text:p text:style-name="Standard">Avant d'utiliser la section « Payé par » vous devez d'abord le paramètrer correctement.</text:p>
      <text:p text:style-name="Standard"><text:s/>L'option « Payé par »  va générer une seconde écriture dans le journal et avec le compte donné sauf si vous avez selectionné « Paiement encodé plus tard ». </text:p>
      <text:p text:style-name="Standard"/>
      <text:p text:style-name="Standard">Dans les journaux de vente, on peut directement donner le mode de paiement, vous pouvez encoder autant de mode de paiement, simplement quand vous recevez vos relevés, il faudra aller dans Financier → rapprochement banquaire afin de donner le numéro de relevé à vos encaissements. </text:p>
      <text:p text:style-name="Standard"/>
      <text:p text:style-name="Standard">Afin de générer une facture, ce ne sera proposé que si vous avez un modèle de facture disponible.</text:p>
      <text:p text:style-name="Standard"/>
      <text:p text:style-name="astuce">Si vous voulez générer en même temps, une facture et un bordereau de livraison, il suffit de mettre dans le même modèle de document, le modèle pour la facture et celui pour le bordereau de livraison. Le document généré contiendra donc la facture et le bordereau</text:p>
      <text:h text:style-name="Heading_20_3" text:outline-level="3">Dépense ou Journal des Achats</text:h>
      <text:p text:style-name="Standard"/>
      <text:p text:style-name="Standard">Cela reprend uniquement les opérations d'achat que ce soit pour l'achat de marchandises, de services ou de matériel. La TVA est calculée automatiquement, cependant dans le journal d'achat on peut forcer un autre montant pour la TVA.</text:p>
      <text:p text:style-name="Standard">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text:p>
      <text:p text:style-name="Important">l'option « Payé par »  va générer une seconde écriture dans le journal que vous avez paramétré et avec le compte donné. <text:s/>Les opérations seront automatiquement rapprochées</text:p>
      <text:p text:style-name="Important"/>
      <text:p text:style-name="astuce">Si vous encodez tous vos souches TVA pour vos restaurant en une fois, vous pouvez générer un document récapitulatif auquel vous attacherez vos souches.</text:p>
      <text:h text:style-name="Heading_20_3" text:outline-level="3">Financier ou Journal Financier</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h text:style-name="Heading_20_3" text:outline-level="3">Journal des Opérations diverses</text:h>
      <text:p text:style-name="Standard">Il reprend toutes les opérations qui ne sont pas comprises dans les autres journaux. Ce qui implique les amortissements, parfois les salaires ou les produits financiers, les dépenses non admises, le paiement de l'impôt, <text:soft-page-break/>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p text:style-name="Standard"/>
      <text:h text:style-name="Heading_20_3" text:outline-level="3">Cas particuliers</text:h>
      <text:p text:style-name="Standard">Les cartes de crédit : la Visa = changement de créancier : Visa paie le fournisseur, vous payez Visa, vous pourriez aussi le mettre dans un journal financier.</text:p>
      <text:p text:style-name="Standard"/>
      <text:p text:style-name="Standard">Il y a deux méthodes :</text:p>
      <text:p text:style-name="Standard"/>
      <text:p text:style-name="Standard">Soit vous encodez vos dépenses en même temps que vous recevez votre relevé. Les achats dans le journal d'achat et les paiements par Carte de crédit dans un journal financier lié à cette carte</text:p>
      <text:p text:style-name="Standard"/>
      <text:p text:style-name="Standard">Soit vous ajoutez un mode de paiement pour la visa, dans ce dernier cas, quand vous recevrez le relevé de vos achat par VISA, dans financier → rapprochement banquaire , vous sélectionnez les achats figurant sur votre relevé, cela donnera à chaque opération le numéro de relevé comme numéro de pièce justificative.</text:p>
      <text:p text:style-name="Standard"/>
      <text:p text:style-name="Standard">La seconde méthode peut aussi être utilisée pour les paiements par virement banquaire ou par chèque. </text:p>
      <text:p text:style-name="Standard"/>
      <text:p text:style-name="Important">Le paiement par chèque utilise normalement un compte « effet à payer » ou « effet à recevoir » certains n'utilisent pas ce compte et imputent directement les paiements par chèque sur un compte en banque. Si vous utilisez un compte intermédiaire, vous n'utilisez pas le rapprochement banquaire et encodez simplement des opérations dans le journal financier, entre la banque et les effets à payer ou à recevoir lors de la réception de l'extrait de compte (relevé banquaire)</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h text:style-name="Heading_20_2" text:outline-level="2"><text:bookmark text:name="__RefHeading__3268_1659357091"/>Schéma d'écriture<text:bookmark-end text:name="__RefHeading__3268_1659357091"/></text:h>
      <text:p text:style-name="Standard"/>
      <text:p text:style-name="Standard">Toutes les opérations comptables dans les journaux sera transformées en écritures comptables, il est donc important de bien paramètrer votre dossier de comptabilité</text:p>
      <text:p text:style-name="Standard"/>
      <text:p text:style-name="Standard">Les prix, la tva proviennent des détails de la fiche sélectionnée, vous pouvez modifier au moment de l'encodage</text:p>
      <text:p text:style-name="Standard"/>
      <text:p text:style-name="astuce"><text:tab/>En cas de montant négatif, les écritures sont inversées. C'est fonctionnalité est utilisée pour annuler une opération précédente ou pour faire des remises, des notes de crédit...</text:p>
      <text:p text:style-name="astuce"/>
      <text:p text:style-name="Standard"/>
      <text:h text:style-name="Heading_20_3" text:outline-level="3">Facture de vente</text:h>
      <text:p text:style-name="Standard"/>
      <table:table table:name="vente" table:style-name="vente">
        <table:table-column table:style-name="vente.A"/>
        <table:table-column table:style-name="vente.B"/>
        <text:soft-page-break/>
        <table:table-row>
          <table:table-cell table:style-name="vente.A1" office:value-type="string">
            <text:p text:style-name="Table_20_Contents">Débit</text:p>
          </table:table-cell>
          <table:table-cell table:style-name="vente.B1" office:value-type="string">
            <text:p text:style-name="Table_20_Contents">Crédit</text:p>
          </table:table-cell>
        </table:table-row>
        <table:table-row>
          <table:table-cell table:style-name="vente.A2" office:value-type="string">
            <text:p text:style-name="Table_20_Contents">Poste comptable de la fiche client</text:p>
          </table:table-cell>
          <table:table-cell table:style-name="vente.B2" office:value-type="string">
            <text:p text:style-name="Table_20_Contents"/>
          </table:table-cell>
        </table:table-row>
        <table:table-row>
          <table:table-cell table:style-name="vente.A3" office:value-type="string">
            <text:p text:style-name="Table_20_Contents">Éventuellement, remise rabais ... </text:p>
          </table:table-cell>
          <table:table-cell table:style-name="vente.B3" office:value-type="string">
            <text:p text:style-name="Table_20_Contents"/>
          </table:table-cell>
        </table:table-row>
        <table:table-row>
          <table:table-cell table:style-name="vente.A3" office:value-type="string">
            <text:p text:style-name="Table_20_Contents"/>
          </table:table-cell>
          <table:table-cell table:style-name="vente.B3" office:value-type="string">
            <text:p text:style-name="Table_20_Contents">Poste comptable de la 1èr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2nd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3ièm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text:p>
          </table:table-cell>
        </table:table-row>
        <table:table-row>
          <table:table-cell table:style-name="vente.A3" office:value-type="string">
            <text:p text:style-name="Table_20_Contents"/>
          </table:table-cell>
          <table:table-cell table:style-name="vente.B3" office:value-type="string">
            <text:p text:style-name="Table_20_Contents">Total de la TVA <text:s/>par type de tva</text:p>
          </table:table-cell>
        </table:table-row>
      </table:table>
      <text:p text:style-name="Standard"/>
      <text:p text:style-name="Standard">Dans le cas, où on encode directement un paiement une seconde écriture est générée et rapprochée à la première</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ébit</text:p>
          </table:table-cell>
          <table:table-cell table:style-name="Tableau2.B1" office:value-type="string">
            <text:p text:style-name="Table_20_Contents">Crédit</text:p>
          </table:table-cell>
        </table:table-row>
        <table:table-row>
          <table:table-cell table:style-name="Tableau2.A2" office:value-type="string">
            <text:p text:style-name="Table_20_Contents">Poste comptable de la fiche pour le paiement (se paramètre dans paramètres → divers → mode de paiement)</text:p>
          </table:table-cell>
          <table:table-cell table:style-name="Tableau2.B2" office:value-type="string">
            <text:p text:style-name="Table_20_Contents"/>
          </table:table-cell>
        </table:table-row>
        <table:table-row>
          <table:table-cell table:style-name="Tableau2.A3" office:value-type="string">
            <text:p text:style-name="Table_20_Contents"/>
          </table:table-cell>
          <table:table-cell table:style-name="Tableau2.B3" office:value-type="string">
            <text:p text:style-name="Table_20_Contents">Poste comptable de la fiche client</text:p>
          </table:table-cell>
        </table:table-row>
      </table:table>
      <text:p text:style-name="Standard"/>
      <text:p text:style-name="Standard">Si vous payez votre fournisseur par chèque ou par visa, il est préférable d'utiliser un mode de paiement, sinon vous devrez encoder cette opération dans un journal d'opération diverses.</text:p>
      <text:h text:style-name="Heading_20_3" text:outline-level="3">Facture d'achat</text:h>
      <text:p text:style-name="Standard"/>
      <table:table table:name="Tableau3" table:style-name="Tableau3">
        <table:table-column table:style-name="Tableau3.A"/>
        <table:table-column table:style-name="Tableau3.B"/>
        <table:table-row>
          <table:table-cell table:style-name="Tableau3.A1" office:value-type="string">
            <text:p text:style-name="Table_20_Contents">Débit</text:p>
          </table:table-cell>
          <table:table-cell table:style-name="Tableau3.B1" office:value-type="string">
            <text:p text:style-name="Table_20_Contents">Crédit</text:p>
          </table:table-cell>
        </table:table-row>
        <table:table-row>
          <table:table-cell table:style-name="Tableau3.A2" office:value-type="string">
            <text:p text:style-name="Table_20_Contents">Poste comptable de la 1ère fiche charge, ...</text:p>
          </table:table-cell>
          <table:table-cell table:style-name="Tableau3.B2" office:value-type="string">
            <text:p text:style-name="Table_20_Contents"/>
          </table:table-cell>
        </table:table-row>
        <table:table-row>
          <table:table-cell table:style-name="Tableau3.A3" office:value-type="string">
            <text:p text:style-name="Table_20_Contents">Poste comptable de la 2nde fiche charge</text:p>
          </table:table-cell>
          <table:table-cell table:style-name="Tableau3.B3" office:value-type="string">
            <text:p text:style-name="Table_20_Contents"/>
          </table:table-cell>
        </table:table-row>
        <table:table-row>
          <table:table-cell table:style-name="Tableau3.A3" office:value-type="string">
            <text:p text:style-name="Table_20_Contents">Poste comptable de la 1ère fiche charge</text:p>
          </table:table-cell>
          <table:table-cell table:style-name="Tableau3.B3" office:value-type="string">
            <text:p text:style-name="Table_20_Contents"/>
          </table:table-cell>
        </table:table-row>
        <table:table-row>
          <table:table-cell table:style-name="Tableau3.A3" office:value-type="string">
            <text:p text:style-name="Table_20_Contents">Total de la TVA <text:s/>par type de tva</text:p>
          </table:table-cell>
          <table:table-cell table:style-name="Tableau3.B3" office:value-type="string">
            <text:p text:style-name="Table_20_Contents"/>
          </table:table-cell>
        </table:table-row>
        <table:table-row>
          <table:table-cell table:style-name="Tableau3.A3" office:value-type="string">
            <text:p text:style-name="Table_20_Contents">Eventuellement partie privé défini dans la tva fiche</text:p>
          </table:table-cell>
          <table:table-cell table:style-name="Tableau3.B3" office:value-type="string">
            <text:p text:style-name="Table_20_Contents"/>
          </table:table-cell>
        </table:table-row>
        <table:table-row>
          <table:table-cell table:style-name="Tableau3.A3" office:value-type="string">
            <text:p text:style-name="Table_20_Contents">Eventuellement partie non déductible défini dans la fiche, le poste comptable utilisé est paramètré dans paramètres → poste comptable dépense non admise</text:p>
          </table:table-cell>
          <table:table-cell table:style-name="Tableau3.B3" office:value-type="string">
            <text:p text:style-name="Table_20_Contents"/>
          </table:table-cell>
        </table:table-row>
        <table:table-row>
          <table:table-cell table:style-name="Tableau3.A3" office:value-type="string">
            <text:p text:style-name="Table_20_Contents">Eventuellement partie de la tva non déductible</text:p>
          </table:table-cell>
          <table:table-cell table:style-name="Tableau3.B3" office:value-type="string">
            <text:p text:style-name="Table_20_Contents"/>
          </table:table-cell>
        </table:table-row>
        <table:table-row>
          <table:table-cell table:style-name="Tableau3.A3" office:value-type="string">
            <text:p text:style-name="Table_20_Contents"/>
          </table:table-cell>
          <table:table-cell table:style-name="Tableau3.B3" office:value-type="string">
            <text:p text:style-name="Table_20_Contents">Éventuellement, remise rabais, note de crédit obtenue ... </text:p>
          </table:table-cell>
        </table:table-row>
        <table:table-row>
          <table:table-cell table:style-name="Tableau3.A3" office:value-type="string">
            <text:p text:style-name="Table_20_Contents"/>
          </table:table-cell>
          <table:table-cell table:style-name="Tableau3.B3" office:value-type="string">
            <text:p text:style-name="Table_20_Contents">Poste comptable de la fiche fournisseur</text:p>
          </table:table-cell>
        </table:table-row>
      </table:table>
      <text:p text:style-name="Standard"/>
      <text:p text:style-name="Standard">Dans le cas, où on encode directement un paiement une seconde écriture est générée et rapprochée à la première, si le client paie par chèque ou par visa, il est préférable d'utiliser un mode de paiement, sinon vous devrez encoder une seconde opération dans un journal d'opération diverses </text:p>
      <text:p text:style-name="Standard"/>
      <table:table table:name="Tableau4" table:style-name="Tableau4">
        <table:table-column table:style-name="Tableau4.A"/>
        <table:table-column table:style-name="Tableau4.B"/>
        <text:soft-page-break/>
        <table:table-row>
          <table:table-cell table:style-name="Tableau4.A1" office:value-type="string">
            <text:p text:style-name="Table_20_Contents">Débit</text:p>
          </table:table-cell>
          <table:table-cell table:style-name="Tableau4.B1" office:value-type="string">
            <text:p text:style-name="Table_20_Contents">Crédit</text:p>
          </table:table-cell>
        </table:table-row>
        <table:table-row>
          <table:table-cell table:style-name="Tableau4.A2" office:value-type="string">
            <text:p text:style-name="Table_20_Contents">Poste comptable de la fiche fournisseur</text:p>
          </table:table-cell>
          <table:table-cell table:style-name="Tableau4.B2" office:value-type="string">
            <text:p text:style-name="Table_20_Contents"/>
          </table:table-cell>
        </table:table-row>
        <table:table-row>
          <table:table-cell table:style-name="Tableau4.A3" office:value-type="string">
            <text:p text:style-name="Table_20_Contents"/>
          </table:table-cell>
          <table:table-cell table:style-name="Tableau4.B3" office:value-type="string">
            <text:p text:style-name="Table_20_Contents">Poste comptable de la fiche pour le paiement (se paramètre dans paramètres → divers → mode de paiement)</text:p>
          </table:table-cell>
        </table:table-row>
      </table:table>
      <text:p text:style-name="Standard"/>
      <text:p text:style-name="Standard"/>
      <text:p text:style-name="Important">Pour si vous utilisez le mode de paiement, rappelez-vous qu'il y a un rapprochement banquaire à faire, mais dans le cas des chèques, il existe deux méthodes : la première est la bonne façon de faire en Belgique, il faut utiliser un compte intermédiaire et dans un autre journal que celui de la banque, lors de l'encaissement ou le décaissement du chèque, il faudra passer les opérations dans le journal financier du compte en banque concerné, l'autre méthode consiste à imputer directement sur le compte en banque</text:p>
      <text:h text:style-name="Heading_20_3" text:outline-level="3">Banque</text:h>
      <text:p text:style-name="Important">Les journaux financier n'utilise qu'une seule fiche banque, qui est normalement le compte en banque sur lequel on impute les montants</text:p>
      <text:h text:style-name="Heading_20_4" text:outline-level="4">Encaissements</text:h>
      <text:p text:style-name="Standard"/>
      <text:p text:style-name="Standard"/>
      <table:table table:name="Tableau5" table:style-name="Tableau5">
        <table:table-column table:style-name="Tableau5.A"/>
        <table:table-column table:style-name="Tableau5.B"/>
        <table:table-row>
          <table:table-cell table:style-name="Tableau5.A1" office:value-type="string">
            <text:p text:style-name="Table_20_Contents">Débit</text:p>
          </table:table-cell>
          <table:table-cell table:style-name="Tableau5.B1" office:value-type="string">
            <text:p text:style-name="Table_20_Contents">Crédit</text:p>
          </table:table-cell>
        </table:table-row>
        <table:table-row>
          <table:table-cell table:style-name="Tableau5.A2" office:value-type="string">
            <text:p text:style-name="Table_20_Contents">Poste comptable de la fiche de banque</text:p>
          </table:table-cell>
          <table:table-cell table:style-name="Tableau5.B2" office:value-type="string">
            <text:p text:style-name="Table_20_Contents"/>
          </table:table-cell>
        </table:table-row>
        <table:table-row>
          <table:table-cell table:style-name="Tableau5.A3" office:value-type="string">
            <text:p text:style-name="Table_20_Contents"/>
          </table:table-cell>
          <table:table-cell table:style-name="Tableau5.B3" office:value-type="string">
            <text:p text:style-name="Table_20_Contents">Poste comptable de la fiche client</text:p>
          </table:table-cell>
        </table:table-row>
      </table:table>
      <text:p text:style-name="Standard"/>
      <text:p text:style-name="Standard"/>
      <text:h text:style-name="Heading_20_4" text:outline-level="4">Décaissement</text:h>
      <text:p text:style-name="Standard"/>
      <table:table table:name="Tableau6" table:style-name="Tableau6">
        <table:table-column table:style-name="Tableau6.A"/>
        <table:table-column table:style-name="Tableau6.B"/>
        <table:table-row>
          <table:table-cell table:style-name="Tableau6.A1" office:value-type="string">
            <text:p text:style-name="Table_20_Contents">Débit</text:p>
          </table:table-cell>
          <table:table-cell table:style-name="Tableau6.B1" office:value-type="string">
            <text:p text:style-name="Table_20_Contents">Crédit</text:p>
          </table:table-cell>
        </table:table-row>
        <table:table-row>
          <table:table-cell table:style-name="Tableau6.A2" office:value-type="string">
            <text:p text:style-name="Table_20_Contents">Poste comptable de la fiche fournisseur</text:p>
          </table:table-cell>
          <table:table-cell table:style-name="Tableau6.B2" office:value-type="string">
            <text:p text:style-name="Table_20_Contents"/>
          </table:table-cell>
        </table:table-row>
        <table:table-row>
          <table:table-cell table:style-name="Tableau6.A3" office:value-type="string">
            <text:p text:style-name="Table_20_Contents"/>
          </table:table-cell>
          <table:table-cell table:style-name="Tableau6.B3" office:value-type="string">
            <text:p text:style-name="Table_20_Contents">Poste comptable de la fiche de banque</text:p>
          </table:table-cell>
        </table:table-row>
      </table:table>
      <text:p text:style-name="Standard"/>
      <text:p text:style-name="Standard"/>
      <text:p text:style-name="Standard"/>
      <text:h text:style-name="Heading_20_4" text:outline-level="4">Paiement d'un chèque émis</text:h>
      <text:p text:style-name="Standard">Il faut tout d'abord créér une fiche pour les chèques émis (poste comptable en Belgique : 441)</text:p>
      <text:p text:style-name="Standard">La banque paie un chèque que vous émis</text:p>
      <text:p text:style-name="Standard"/>
      <text:p text:style-name="Standard"/>
      <table:table table:name="Tableau7" table:style-name="Tableau7">
        <table:table-column table:style-name="Tableau7.A"/>
        <table:table-column table:style-name="Tableau7.B"/>
        <table:table-row>
          <table:table-cell table:style-name="Tableau7.A1" office:value-type="string">
            <text:p text:style-name="Table_20_Contents">Débit</text:p>
          </table:table-cell>
          <table:table-cell table:style-name="Tableau7.B1" office:value-type="string">
            <text:p text:style-name="Table_20_Contents">Crédit</text:p>
          </table:table-cell>
        </table:table-row>
        <table:table-row>
          <table:table-cell table:style-name="Tableau7.A2" office:value-type="string">
            <text:p text:style-name="Table_20_Contents">Poste comptable des effets à payer</text:p>
          </table:table-cell>
          <table:table-cell table:style-name="Tableau7.B2" office:value-type="string">
            <text:p text:style-name="Table_20_Contents"/>
          </table:table-cell>
        </table:table-row>
        <table:table-row>
          <table:table-cell table:style-name="Tableau7.A3" office:value-type="string">
            <text:p text:style-name="Table_20_Contents"/>
          </table:table-cell>
          <table:table-cell table:style-name="Tableau7.B3" office:value-type="string">
            <text:p text:style-name="Table_20_Contents">Poste comptable de la fiche de banque</text:p>
          </table:table-cell>
        </table:table-row>
      </table:table>
      <text:p text:style-name="Standard"/>
      <text:h text:style-name="Heading_20_4" text:outline-level="4">Paiement d'un chèque reçu</text:h>
      <text:p text:style-name="Standard">Il faut tout d'abord créér une fiche pour les chèques reçu.(poste comptable en Belgique 401)</text:p>
      <text:p text:style-name="Standard"><text:soft-page-break/><text:s/>La banque reçoit le paiement d'un chèque que vous avez déposé</text:p>
      <text:p text:style-name="Standard"/>
      <text:p text:style-name="Standard"/>
      <table:table table:name="Tableau8" table:style-name="Tableau8">
        <table:table-column table:style-name="Tableau8.A"/>
        <table:table-column table:style-name="Tableau8.B"/>
        <table:table-row>
          <table:table-cell table:style-name="Tableau8.A1" office:value-type="string">
            <text:p text:style-name="Table_20_Contents">Débit</text:p>
          </table:table-cell>
          <table:table-cell table:style-name="Tableau8.B1" office:value-type="string">
            <text:p text:style-name="Table_20_Contents">Crédit</text:p>
          </table:table-cell>
        </table:table-row>
        <table:table-row>
          <table:table-cell table:style-name="Tableau8.A2" office:value-type="string">
            <text:p text:style-name="Table_20_Contents">Poste comptable de la fiche de banque</text:p>
          </table:table-cell>
          <table:table-cell table:style-name="Tableau8.B2" office:value-type="string">
            <text:p text:style-name="Table_20_Contents"/>
          </table:table-cell>
        </table:table-row>
        <table:table-row>
          <table:table-cell table:style-name="Tableau8.A3" office:value-type="string">
            <text:p text:style-name="Table_20_Contents"/>
          </table:table-cell>
          <table:table-cell table:style-name="Tableau8.B3" office:value-type="string">
            <text:p text:style-name="Table_20_Contents">Poste comptable des effets à recevoir</text:p>
          </table:table-cell>
        </table:table-row>
      </table:table>
      <text:p text:style-name="Standard"/>
      <text:h text:style-name="Heading_20_4" text:outline-level="4">Virement entre deux comptes en banque de votre société</text:h>
      <text:p text:style-name="Standard"/>
      <text:p text:style-name="Standard">Pour utiliser les virements internes, vous devez d'abord créér une fiche de virement interne, avec le poste comptable qui convient, en France et en Belgique ce poste comptable est le 580.</text:p>
      <text:p text:style-name="Standard"/>
      <text:p text:style-name="Standard">Dans le première journal financier </text:p>
      <text:p text:style-name="Standard"/>
      <table:table table:name="Tableau9" table:style-name="Tableau9">
        <table:table-column table:style-name="Tableau9.A"/>
        <table:table-column table:style-name="Tableau9.B"/>
        <table:table-row>
          <table:table-cell table:style-name="Tableau9.A1" office:value-type="string">
            <text:p text:style-name="Table_20_Contents">Débit</text:p>
          </table:table-cell>
          <table:table-cell table:style-name="Tableau9.B1" office:value-type="string">
            <text:p text:style-name="Table_20_Contents">Crédit</text:p>
          </table:table-cell>
        </table:table-row>
        <table:table-row>
          <table:table-cell table:style-name="Tableau9.A2" office:value-type="string">
            <text:p text:style-name="Table_20_Contents">Poste comptable de la fiche virement interne</text:p>
          </table:table-cell>
          <table:table-cell table:style-name="Tableau9.B2" office:value-type="string">
            <text:p text:style-name="Table_20_Contents"/>
          </table:table-cell>
        </table:table-row>
        <table:table-row>
          <table:table-cell table:style-name="Tableau9.A3" office:value-type="string">
            <text:p text:style-name="Table_20_Contents"/>
          </table:table-cell>
          <table:table-cell table:style-name="Tableau9.B3" office:value-type="string">
            <text:p text:style-name="Table_20_Contents">Poste comptable de la fiche banque 1</text:p>
          </table:table-cell>
        </table:table-row>
      </table:table>
      <text:p text:style-name="Standard"/>
      <text:p text:style-name="Standard">Dans le second journal financier, du compte receveur</text:p>
      <text:p text:style-name="Standard"/>
      <table:table table:name="Tableau10" table:style-name="Tableau10">
        <table:table-column table:style-name="Tableau10.A"/>
        <table:table-column table:style-name="Tableau10.B"/>
        <table:table-row>
          <table:table-cell table:style-name="Tableau10.A1" office:value-type="string">
            <text:p text:style-name="Table_20_Contents">Débit</text:p>
          </table:table-cell>
          <table:table-cell table:style-name="Tableau10.B1" office:value-type="string">
            <text:p text:style-name="Table_20_Contents">Crédit</text:p>
          </table:table-cell>
        </table:table-row>
        <table:table-row>
          <table:table-cell table:style-name="Tableau10.A2" office:value-type="string">
            <text:p text:style-name="Table_20_Contents">Poste comptable de la fiche banque 2</text:p>
          </table:table-cell>
          <table:table-cell table:style-name="Tableau10.B2" office:value-type="string">
            <text:p text:style-name="Table_20_Contents"/>
          </table:table-cell>
        </table:table-row>
        <table:table-row>
          <table:table-cell table:style-name="Tableau10.A3" office:value-type="string">
            <text:p text:style-name="Table_20_Contents"/>
          </table:table-cell>
          <table:table-cell table:style-name="Tableau10.B3" office:value-type="string">
            <text:p text:style-name="Table_20_Contents">Poste comptable de la fiche virement interne</text:p>
          </table:table-cell>
        </table:table-row>
      </table:table>
      <text:p text:style-name="Standard"/>
      <text:p text:style-name="Standard"/>
      <text:p text:style-name="Important">Pour les cartes de crédits de la sociétés et les chèques, il est préférable d'utiliser un journal financier dont la fiche pour le compte en banque est la fiche de la carte visa, <text:s/>la fiche des chèque reçu ou la fiche des chèque émis</text:p>
      <text:h text:style-name="Heading_20_2" text:outline-level="2"><text:bookmark text:name="__RefHeading__33633829"/>Les rapports<text:bookmark-end text:name="__RefHeading__33633829"/></text:h>
      <text:h text:style-name="Heading_20_3" text:outline-level="3"><text:bookmark text:name="__RefHeading__3254_1659357091"/>Introduction<text:bookmark-end text:name="__RefHeading__3254_1659357091"/></text:h>
      <text:p text:style-name="Standard">Les rapports permettent de rapidement encoder des rapports. Par exemple, le total des ventes, le total encore à payer, la différence entre les entrées et les charges... Il n'y a pas vraiment de limite. <text:s/></text:p>
      <text:p text:style-name="Standard"/>
      <text:h text:style-name="Heading_20_3" text:outline-level="3"><text:bookmark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PhpCompta. </text:p>
      <text:h text:style-name="Heading_20_4" text:outline-level="4">Syntaxe</text:h>
      <text:p text:style-name="Standard">Quelques règles :</text:p>
      <text:p text:style-name="Standard"/>
      <text:h text:style-name="Heading_20_5" text:outline-level="5">Dans la colonne formules</text:h>
      <text:p text:style-name="Standard"/>
      <text:list xml:id="list650921249" text:style-name="L12">
        <text:list-item>
          <text:p text:style-name="P32"><text:soft-page-break/>les postes sont toujours écrits entre crochets; <text:line-break/>exemple : [ 4511] </text:p>
        </text:list-item>
        <text:list-item>
          <text:p text:style-name="P32">pour avoir la somme du poste et des sous-postes, il faut utiliser le %;<text:line-break/>exemple [45%]</text:p>
        </text:list-item>
      </text:list>
      <text:list xml:id="list1530615835" text:style-name="L13">
        <text:list-item>
          <text:p text:style-name="P33">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33">Si vous souhaitez n'avoir que le crédit ou le débit, utilisez le D ou le C avant la fermeture du crochet.</text:p>
        </text:list-item>
      </text:list>
      <text:list xml:id="list891032793" text:style-name="L14">
        <text:list-item>
          <text:p text:style-name="P34">Pour avoir un montant négatif si le crédit est supérieur au débit, il faut avoir S avant la fermeture du crochet exemple : [7%S] , [55001S]</text:p>
          <text:p text:style-name="P34">Drapeau :</text:p>
          <text:list>
            <text:list-item>
              <text:p text:style-name="P34">S= Signed : négatif si C &gt; D</text:p>
            </text:list-item>
            <text:list-item>
              <text:p text:style-name="P34">D = Uniquement Débit</text:p>
            </text:list-item>
            <text:list-item>
              <text:p text:style-name="P34">C = uniquement Credit</text:p>
            </text:list-item>
            <text:list-item>
              <text:p text:style-name="P34">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19">Résultat d'exploitation brute <text:s/><text:tab/><text:tab/><text:tab/><text:tab/>round([7%]-[6%])</text:p>
      <text:p text:style-name="P20">Impôt estimé (sans compter les amortissements)<text:tab/> ([7%]-[6%])/0.35</text:p>
      <text:p text:style-name="P20">Total des comptes en banque <text:tab/><text:tab/><text:tab/><text:tab/>[550%]</text:p>
      <text:p text:style-name="P20">Total TVA récolté depuis janvier 2005 : <text:tab/><text:tab/><text:tab/>[4511]FROM=01.2005</text:p>
      <text:p text:style-name="P20">Perte ou profitif <text:tab/><text:tab/><text:tab/><text:tab/><text:tab/>([7%]-[6%]&gt;0)?"Benefice":"Perte"</text:p>
      <text:p text:style-name="P17"/>
      <text:h text:style-name="Heading_20_5" text:outline-level="5">Dans la colonne texte</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4511t] <text:s text:c="4"/>Sera remplacé par le libellé du poste comptable en minuscule<text:tab/></text:p>
      <text:p text:style-name="Standard"/>
      <text:h text:style-name="Heading_20_3" text:outline-level="3"><text:bookmark text:name="__RefHeading__3258_1659357091"/>Utilisation <text:bookmark-end text:name="__RefHeading__3258_1659357091"/></text:h>
      <text:p text:style-name="Standard">Les rapports peuvent soit servir dans le menu d'accueil, soit pour impression. Dans l'accueil, vous avez les résultats pour l'exercice courant, dans le cas où votre dossier contient plusieurs exercices comptables, l'exercice utilisé sera celui de la période choisie dans préférence.</text:p>
      <text:p text:style-name="Standard">Pour avoir des statistiques mensuelles, dans le menu impression → <text:s/>rapport, vous devez choisir « par étape », si vous choisissez « mensuelle », vous aurez le résultat par mois. Afin de pouvoir faire un graphique de vos statistiques, vous l'l'exporter en CSV puis vous l'intégrer dans votre tableur.</text:p>
      <text:p text:style-name="Standard"/>
      <text:p text:style-name="Standard"/>
      <text:h text:style-name="Heading_20_2" text:outline-level="2"><text:bookmark text:name="__RefHeading__3260_1659357091"/>Gestion de stock<text:bookmark-end text:name="__RefHeading__3260_1659357091"/></text:h>
      <text:p text:style-name="Standard"/>
      <text:p text:style-name="Standard"><text:tab/>PhpCompta contient un système minimum de gestion de stock, c'est-à-dire qu'il permet de suivre un stock grâce aux actions de vente et d'achat, et de diminuer ou d'augmenter manuellement le stock; mais il ne gère pas les commandes. </text:p>
      <text:p text:style-name="Standard"><text:soft-page-break/>Pour commander des marchandises, il faut pour l'instant passer par gestion → action, et ajouter des documents de commandes.</text:p>
      <text:p text:style-name="Standard"/>
      <text:p text:style-name="Standard"><text:tab/>Attention à la date, on ne tient compte pour le stock que de ceux de l'année et non ceux de l'exercice s'il est de plus d'un an.</text:p>
      <text:p text:style-name="Standard"/>
      <text:p text:style-name="Standard">Cela étant précisé, voyons ce qu'on peut faire avec ce module de stock.</text:p>
      <text:p text:style-name="Standard"/>
      <text:p text:style-name="Standard">Pour toutes les marchandises dont vous voulez gérer le stock, il faut ajouter l'attribut gestion de stock, vous devez y mettre un code, et exactement le même code dans sa contrepartie. Les mêmes marchandises ont toujours deux fiches : l'une pour la vente et l'autre pour l'achat, la seule façon de lier ces fiches est de leur donner le même code de stock.</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1763741467" text:style-name="L15">
        <text:list-item>
          <text:p text:style-name="P35">La première, est que les postes comptables des marchandises à vendre et à acheter ne sont pas les mêmes.</text:p>
        </text:list-item>
        <text:list-item>
          <text:p text:style-name="P35">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Important">A partir de la version 5.1, il est possible d'avoir une fiche avec deux postes comptables, faites attention en cas de reprise de marchandises</text:p>
      <text:p text:style-name="Standard"/>
      <text:p text:style-name="Standard">Les achats et les ventes vont automatiquement mettre le stock à jour si on fait ces opérations dans les journaux achats et ventes uniquement.</text:p>
      <text:p text:style-name="Standard"/>
      <text:p text:style-name="astuce">Petite astuce : 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h text:style-name="Heading_20_3" text:outline-level="3"><text:bookmark text:name="__RefHeading__4835_884180951"/>Configurer les fiches<text:bookmark-end text:name="__RefHeading__4835_884180951"/></text:h>
      <text:p text:style-name="Standard">Ajouter des fiches de marchandises (en achat et vente) et adapter votre journal d'achat et de vente pour qu'ils tiennent compte de ces nouvelles fiches. <text:s/></text:p>
      <text:p text:style-name="Standard"/>
      <text:p text:style-name="Standard">N'oubliez pas d'ajouter l'attribut "Gestion de stock" pour ces fiches, pour ce faire cliquez sur le nom de la famille de fiches (à côté de liste).</text:p>
      <text:p text:style-name="Standard"/>
      <text:p text:style-name="Standard">N'oubliez pas qu'en fin d'année, on fait l'inventaire et on compare le stock du début de l'année avec celui de la fin d'année, et cela donne lieu à une écriture comptable de variation de stock, normalement dans le journal des opérations diverses.</text:p>
      <text:p text:style-name="Standard"/>
      <text:h text:style-name="Heading_20_3" text:outline-level="3">Premier cas: une marchandise achetée=une marchandise vendue</text:h>
      <text:p text:style-name="Standard"/>
      <text:p text:style-name="Standard">Ceci est le cas le plus simple, admettons que vous vendiez la marchandise A et que quand vous la vendez, votre <text:soft-page-break/>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Second cas: uniquement à l'achat</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Plusieurs fiches pour un même stock</text:h>
      <text:p text:style-name="Standard"/>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p text:style-name="Standard"><text:bookmark text:name="__RefHeading__3264_1659357091"/><text:bookmark-end text:name="__RefHeading__3264_1659357091"/></text:p>
      <text:p text:style-name="Standard"/>
      <text:p text:style-name="Standard"/>
      <text:h text:style-name="Heading_20_2" text:outline-level="2"><text:bookmark text:name="__RefHeading__3270_1659357091"/>Recherche &amp; historique<text:bookmark-end text:name="__RefHeading__3270_1659357091"/></text:h>
      <text:p text:style-name="Standard">Ce menu permet de rechercher par date, montant, poste comptable, code interne, quickcode ou grâce à une partie de la description. <text:s/></text:p>
      <text:p text:style-name="Standard">La sécurité s'applique dans les recherches, il n'est pas possible de voir les opérations des journaux auxquels vous n'avez pas accès.</text:p>
      <text:h text:style-name="Heading_20_2" text:outline-level="2"><text:bookmark text:name="__RefHeading__3274_1659357091"/>Rapprochement - réconciliation<text:bookmark-end text:name="__RefHeading__3274_1659357091"/></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text:soft-page-break/>Les rapprochements ne se font pas forcément dans le même journal, par exemple un paiement sera dans le journal financier mais sera lié à une opération de vente (journal de recet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2" text:outline-level="2"><text:bookmark text:name="__RefHeading__3276_1659357091"/>Le Lettrage<text:bookmark-end text:name="__RefHeading__3276_1659357091"/></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Important">Attention dans le cas où vous supprimez ou modifiez une opération, le lettrage sera lui aussi effacé</text:p>
      <text:h text:style-name="Heading_20_2" text:outline-level="2"><text:bookmark text:name="__RefHeading__34602514"/>Impression<text:bookmark-end text:name="__RefHeading__34602514"/></text:h>
      <text:p text:style-name="Standard"/>
      <text:p text:style-name="Standard">Ce menu permet de demander des impressions. Depuis la version 5.1, les impressions générent des PDF supportant l'unicode. Toutes les impressions sont exportables en CSV et PDF.</text:p>
      <text:p text:style-name="Important">L'utilisateur ne vont que les opérations effectuées dans des journaux pour lesquels il a un droit de lecture. Les balances pourraient être incorrectes si une opération est faite dans un journal auquel il n'a pas accès</text:p>
      <text:h text:style-name="Heading_20_3" text:outline-level="3">Journaux</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text:soft-page-break/>ultérieure à la dernière <text:s/>opération.</text:p>
      <text:h text:style-name="Heading_20_3" text:outline-level="3">Poste</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Heading_20_3" text:outline-level="3">Catégorie de fiches</text:h>
      <text:p text:style-name="Text_20_body">L'impression des catégories de fiches vous permettent d'exporter en CSV ou en PDF</text:p>
      <text:p text:style-name="Text_20_body">Tous les attributs des fiches de cette catégories</text:p>
      <text:p text:style-name="astuce">Si vous avez des adhérents, vous pouvez leur ajouter une date de début d'abonnement ou de fin d'abonnement, et une fois par mois exporter ces fiches dans un CSV que vous pourrez travailler avec un tableur afin de voir quels sont les adhérents dont la cotisation est arrivée à échéance</text:p>
      <text:p text:style-name="Standard">Historique des fiches de la catégories, l'historique peut être soit uniquement les opérations lettrées, uniquement les opérations non lettrées ou toutes les opérations.</text:p>
      <text:p text:style-name="Standard"/>
      <text:p text:style-name="Standard">Balance de chaque fiche</text:p>
      <text:h text:style-name="Heading_20_3" text:outline-level="3"><text:bookmark text:name="__RefHeading__33626684"/>Les Rapports<text:bookmark-end text:name="__RefHeading__33626684"/></text:h>
      <text:p text:style-name="Text_20_body">Impression des rapports, les rapports se <text:s/>configurent dans avancés → rapport. Dans l'impression vous pouvez choisir de les imprimer par période comptable ou par dates calendrier. Si vous choi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aussi être exportés en PDF.</text:p>
      <text:p text:style-name="Text_20_body"/>
      <text:h text:style-name="Heading_20_3" text:outline-level="3">Balance des comptes</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par catégories et en spécifiant une période et même une plage de postes.</text:p>
      <text:h text:style-name="Heading_20_3" text:outline-level="3">Bilan</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3" text:outline-level="3">Rapprochement</text:h>
      <text:p text:style-name="Text_20_body"><text:soft-page-break/>Vous pouvez imprimer toutes les opérations rapprochées, normalement toute vente et <text:s/>tout achat est lié à une opération financières. </text:p>
      <text:p text:style-name="Text_20_body">Si ce n'est pas le cas, la cause peut être</text:p>
      <text:list xml:id="list1179049597" text:style-name="L16">
        <text:list-item>
          <text:p text:style-name="P51">Perte de la facture d'achat</text:p>
        </text:list-item>
        <text:list-item>
          <text:p text:style-name="P51">Non paiement de la facture de vente</text:p>
        </text:list-item>
        <text:list-item>
          <text:p text:style-name="P51">Paiement sans document d'achat (avance TVA,...)</text:p>
        </text:list-item>
        <text:list-item>
          <text:p text:style-name="P51">Prélèvement par le gérant</text:p>
        </text:list-item>
      </text:list>
      <text:p text:style-name="Standard"/>
      <text:p text:style-name="Standard"/>
      <text:h text:style-name="Heading_20_2" text:outline-level="2"><text:bookmark text:name="__RefHeading__3278_1659357091"/>Avancé<text:bookmark-end text:name="__RefHeading__3278_1659357091"/></text:h>
      <text:h text:style-name="Heading_20_3" text:outline-level="3">Période</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ées par journal soit pour tout les journaux (= mode globale).</text:p>
      <text:p text:style-name="Standard"/>
      <text:h text:style-name="Heading_20_3" text:outline-level="3">Écritures définies</text:h>
      <text:p text:style-name="Standard">Après avoir encodé une opération, vous pouvez la sauver en tant que modèle afin de la réutiliser par la suite pour pouvoir encoder plus rapidement, ce menu-ci vous permet d'effacer les modèles d'opérations dont vous n'avez plus besoin. </text:p>
      <text:h text:style-name="P58" text:outline-level="3">Méthode</text:h>
      <text:p text:style-name="Standard">Cette opération n'est pas réversible.</text:p>
      <text:p text:style-name="Standard"/>
      <text:p text:style-name="Standard">Tout d'abord, vous devez clôturer les périodes; une période clôturée est une période où il ne sera pas possible d'ajouter ou de modifier quoi que ce soit.</text:p>
      <text:p text:style-name="Standard">D'ailleurs, il vaut toujours mieux clôturer une période avant de faire la déclaration TVA. Cela empêche les erreurs.</text:p>
      <text:p text:style-name="Standard"/>
      <text:p text:style-name="Standard">Ensuite, vous pourrez centraliser. Pour l'instant, la clôture des périodes se fait par : "Paramètre -&gt; période" et la centralisation se fait par le menu "Avancé -&gt; Centralise". <text:s/></text:p>
      <text:h text:style-name="Heading_20_3" text:outline-level="3">Plan Comptable</text:h>
      <text:p text:style-name="Standard"><text:tab/>Le plan comptable que vous utilisez, vous pouvez toujours ajouter des postes ou enlever ceux qui n'ont jamais été utilisés.</text:p>
      <text:p text:style-name="Standard"/>
      <text:p text:style-name="Standard">Vous pouvez aussi les renommer.</text:p>
      <text:h text:style-name="Heading_20_3" text:outline-level="3">Rapport</text:h>
      <text:p text:style-name="Standard">Création des rapport</text:p>
      <text:h text:style-name="Heading_20_3" text:outline-level="3">Import Banque</text:h>
      <text:p text:style-name="Standard">Pour ajouter votre banque, vous pouvez le faire rapidement et simplement : voir <text:a xlink:type="simple" xlink:href="#14.2.Import des banques|outline">14.2.Import des banques</text:a></text:p>
      <text:p text:style-name="Standard"/>
      <text:p text:style-name="Standard">Vous avez 3 sous-menus :</text:p>
      <text:p text:style-name="Standard"><text:soft-page-break/></text:p>
      <text:p text:style-name="Standard">·Importer des fichiers CSV, faites bien attention aux journaux, format et compte choisis, il n'y aura pas de vérification.</text:p>
      <text:p text:style-name="Standard"/>
      <text:p text:style-name="Standard">·Vérification, où vous pourrez ajouter le compte en contrepartie.</text:p>
      <text:p text:style-name="Standard">·Transfert. Dans ce menu-ci, vous voyez les opérations qui vont être transférées. Ce sont celles qui ont un poste comptable, qui n'ont pas encore été transférées et de la période que l'utilisateur a choisi dans ses préférences. </text:p>
      <text:p text:style-name="Standard">Vous pouvez enlevez celles qui sont douteuses et que vous retrouverez alors dans Vérification. Après confirmation, les opérations comptables sont inscrites dans le journal comptable, <text:span text:style-name="T5">ce n'est pas réversible.</text:span></text:p>
      <text:h text:style-name="Heading_20_3" text:outline-level="3">Ecriture d'ouverture</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les exportez avec ce menu, puis vous l'importez après avoir changé de dossier ou de période.</text:p>
      <text:p text:style-name="Standard"/>
      <text:p text:style-name="Important">La réouverture des comptes se fait sur le nouvel exercice et normalement en janvier, pas l'exercice que vous venez de clôturer.</text:p>
      <text:h text:style-name="Heading_20_2" text:outline-level="2"><text:bookmark text:name="__RefHeading__3280_1659357091"/>Le module de gestion<text:bookmark-end text:name="__RefHeading__3280_1659357091"/></text:h>
      <text:p text:style-name="Standard">Le module de gestion <text:s/>permet :</text:p>
      <text:list xml:id="list1625684261" text:style-name="L17">
        <text:list-item>
          <text:p text:style-name="P36">le suivi des clients, fournisseurs, des administrations (taxes, formalités...)...</text:p>
        </text:list-item>
        <text:list-item>
          <text:p text:style-name="P36">la génération de documents tel que facture, note de crédit, bordereau de livraison, bons de commande...</text:p>
        </text:list-item>
        <text:list-item>
          <text:p text:style-name="P36">Les prévisions</text:p>
        </text:list-item>
      </text:list>
      <text:p text:style-name="Standard"/>
      <text:h text:style-name="Heading_20_3" text:outline-level="3"><text:bookmark text:name="__RefHeading__3282_1659357091"/>Menu : clients<text:bookmark-end text:name="__RefHeading__3282_1659357091"/></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Avant d'ajouter une fiche contact, il faut surtout ajouter une catégorie Contact. Donc aller dans fiche → Création → Type de fiche = contact</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text:p>
      <text:h text:style-name="Heading_20_3" text:outline-level="3"><text:bookmark text:name="__RefHeading__3284_1659357091"/>Menu Fournisseur<text:bookmark-end text:name="__RefHeading__3284_1659357091"/></text:h>
      <text:p text:style-name="Standard">Comme menu client.</text:p>
      <text:h text:style-name="Heading_20_3" text:outline-level="3"><text:bookmark text:name="__RefHeading__3286_1659357091"/>Administration<text:bookmark-end text:name="__RefHeading__3286_1659357091"/></text:h>
      <text:p text:style-name="Standard"/>
      <text:p text:style-name="Standard"><text:soft-page-break/>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3" text:outline-level="3"><text:bookmark text:name="__RefHeading__3290_1659357091"/>Prévisions<text:bookmark-end text:name="__RefHeading__3290_1659357091"/></text:h>
      <text:p text:style-name="Standard">Les prévisions vous permettent de comparer vos revenus et charges réelles avec vos estimations. </text:p>
      <text:h text:style-name="Heading_20_4" text:outline-level="4">Ajoutez une prévision</text:h>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 poste comptable, soit une fiche, vous ne devez pas les indiquer tous les deux. Dans le cas, où vous entrez une un poste comptable vous pouvez utiliser le % pour indiquer que vous souhaitez la somme de compte ET de ses sous comptes. Par exemple 60% vous donnera la somme des comptes 60,601, 602,603,60123,...</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e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sirez une prévision, vous verrez vos estimations, pour modifier, il y a en bas, 2 boutons, l'un pour modifier les catégories et l'autre pour modifier les éléments</text:p>
      <text:h text:style-name="Heading_20_3" text:outline-level="3"><text:bookmark text:name="__RefHeading__34562567"/>Suivi Courrier<text:bookmark-end text:name="__RefHeading__34562567"/></text:h>
      <text:p text:style-name="Standard"/>
      <text:p text:style-name="Standard">Comme le dit le titre, garde une trace de toutes les communications reçues ou envoyées. Il permet aussi la génération de certains documents comme les lettres de rappel, les courriers... Mais aussi d'assurer le suivi d'une action, rendez-vous, lettre de rappel, courrier, il est aussi possible d'affecter des tâches à d'autres personnes.</text:p>
      <text:p text:style-name="Standard"/>
      <text:p text:style-name="Standard">Vous pouvez faire une recherche soit sur le quickcode de la fiche, cela sera celui du destinataire ou de l'expéditeur, soit sur une partie du titre soit sur la référence. <text:s/></text:p>
      <text:p text:style-name="Standard"/>
      <text:p text:style-name="Standard">Les références sont créées automatiquement, c'est le style du document puis un numéro de séquence.</text:p>
      <text:p text:style-name="Standard"/>
      <text:p text:style-name="Standard">Afin de lier deux actions, il faut rechercher la première, voir le détail puis cliquez sur "Ajout action". Les deux documents seront alors liés.</text:p>
      <text:p text:style-name="Standard"/>
      <text:p text:style-name="Standard">Vous pouvez ici aussi générer un document ou ajouter une pièce justificative en plus de la note interne. Cette note n'est jamais reprise dans le document.</text:p>
      <text:h text:style-name="Heading_20_2" text:outline-level="2"><text:bookmark text:name="__RefHeading__3292_1659357091"/>Le module de comptabilité analytique<text:bookmark-end text:name="__RefHeading__3292_1659357091"/></text:h>
      <text:p text:style-name="Standard"/>
      <text:h text:style-name="Heading_20_3" text:outline-level="3"><text:bookmark text:name="__RefHeading__3294_1659357091"/><text:soft-page-break/>Introduction<text:bookmark-end text:name="__RefHeading__3294_1659357091"/></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oe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p text:style-name="Standard"/>
      <text:h text:style-name="Heading_20_3" text:outline-level="3"><text:bookmark text:name="__RefHeading__3296_1659357091"/>Activation de la comptabilité analytique<text:bookmark-end text:name="__RefHeading__3296_1659357091"/></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h text:style-name="Heading_20_3" text:outline-level="3"><text:bookmark text:name="__RefHeading__3298_1659357091"/>Plan analytique<text:bookmark-end text:name="__RefHeading__3298_1659357091"/></text:h>
      <text:h text:style-name="Heading_20_4" text:outline-level="4">Ajout d'un plan</text:h>
      <text:p text:style-name="Standard"><text:soft-page-break/>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4" text:outline-level="4">Ajout de postes</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3" text:outline-level="3"><text:bookmark text:name="__RefHeading__3300_1659357091"/>Opérations diverses<text:bookmark-end text:name="__RefHeading__3300_1659357091"/></text:h>
      <text:p text:style-name="Standard"/>
      <text:p text:style-name="Standard">Ce menu vous permet d'encoder des opérations entre différents comptes analytiques.</text:p>
      <text:p text:style-name="Standard"/>
      <text:h text:style-name="Heading_20_3" text:outline-level="3"><text:bookmark text:name="__RefHeading__3302_1659357091"/>Impression<text:bookmark-end text:name="__RefHeading__3302_1659357091"/></text:h>
      <text:h text:style-name="Heading_20_4" text:outline-level="4">Listing</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4" text:outline-level="4">Balance simple</text:h>
      <text:p text:style-name="Standard">Entre deux dates et/ou entre deux postes, vous pouvez obtenir les montants des débits, crédits et soldes de tous les postes d'un plan analytique. Vous pouvez les exporter en PDF ou CSV. </text:p>
      <text:h text:style-name="Heading_20_4" text:outline-level="4">Balance croisée</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p text:style-name="Standard"/>
      <text:h text:style-name="Heading_20_3" text:outline-level="3"><text:bookmark text:name="__RefHeading__3304_1659357091"/>Liaison avec la comptabilité générale<text:bookmark-end text:name="__RefHeading__3304_1659357091"/></text:h>
      <text:h text:style-name="Heading_20_4" text:outline-level="4" text:is-list-header="true">Introduction</text:h>
      <text:p text:style-name="Standard">Petit rappel, la comptabilité analytique ne fonctionne qu'avec les comptes de résultats, c'est à dire les comptes de charges «6» et les comptes de produits «7».</text:p>
      <text:h text:style-name="Heading_20_4" text:outline-level="4">Journal de ventes, d'achats et d'opérations diverses</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p text:style-name="Standard"/>
      <text:p text:style-name="P14"/>
      <text:p text:style-name="Standard"/>
      <text:p text:style-name="Heading">Chapitre 5</text:p>
      <text:h text:style-name="P55" text:outline-level="1"><text:bookmark text:name="__RefHeading__3322_1659357091"/>Développement de PhpCompta<text:bookmark-end text:name="__RefHeading__3322_1659357091"/></text:h>
      <text:p text:style-name="P16"/>
      <text:h text:style-name="Heading_20_2" text:outline-level="2" text:restart-numbering="true" text:start-value="-1"><text:bookmark text:name="__RefHeading__3956_936665047"/>Adaptation de PhpCompta<text:bookmark-end text:name="__RefHeading__3956_936665047"/></text:h>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h text:style-name="Heading_20_3" text:outline-level="3" text:restart-numbering="true" text:start-value="-1"><text:bookmark text:name="__RefHeading__3324_1659357091"/>Import des banques<text:bookmark-end text:name="__RefHeading__3324_1659357091"/></text:h>
      <text:p text:style-name="Standard"/>
      <text:p text:style-name="Standard">Si votre banque ne se trouve pas dans le menu, vous pouvez l'ajouter très simplement.</text:p>
      <text:p text:style-name="Standard"/>
      <text:p text:style-name="Standard">Etape 1 : ajouter une ligne dans format_cvs_doc</text:p>
      <text:p text:style-name="Standard"/>
      <text:p text:style-name="Standard">Utilisez le fichier argenta_be.inc.be et cbc_be.inc.be comme modèle pour voir comment on importe. Il y a aussi des outils dans contrib/cvs-tools pour vous aider, cela ne prend qu'une petite heure pour ajouter un format de banque.</text:p>
      <text:p text:style-name="Standard"/>
      <text:h text:style-name="Heading_20_3" text:outline-level="3"><text:bookmark text:name="__RefHeading__3326_1659357091"/>Bilan adapté<text:bookmark-end text:name="__RefHeading__3326_1659357091"/></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4" text:outline-level="4">Formules dans le bilan</text:h>
      <text:p text:style-name="P21">Le solde d'un compte est noté entre crochet, on peut utiliser le S pour avoir un nombre négatif si le Débit est &lt; au Crédit, rien pour avoir un nombre absolu... (voir <text:s/><text:bookmark-ref text:reference-format="chapter" text:ref-name="__RefHeading__33633829">5</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g*(-1) </text:p>
      <text:p text:style-name="code"><text:s/>$C10=round([10%S],2)*(-1) </text:p>
      <text:p text:style-name="code"><text:s/>$C100=round([100%S],2)*(-1) </text:p>
      <text:p text:style-name="code"><text:s/>$C101=round([101%S],2) </text:p>
      <text:p text:style-name="code"><text:soft-page-break/><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Attention les tags &lt;&lt;$N..&gt;&gt; (les points sont remplacés par un nombre) sont remplacés par le libellé du poste comptable Sauf si on utilise une variable appelé $N..</text:p>
      <text:p text:style-name="Text_20_body"/>
      <text:h text:style-name="Heading_20_2" text:outline-level="2"><text:bookmark text:name="__RefHeading__3958_936665047"/>Développement de PhpCompta<text:bookmark-end text:name="__RefHeading__3958_936665047"/></text:h>
      <text:p text:style-name="Standard">Au début, les développeurs développent la totalité d'un produit et regroupent de fonction dans des librairies puis en adoptant une méthode de développement afin d'avoir un code homogène; ensuite pour éviter cette étape et gagner du temps, ils <text:s/>mettent en place leur propre framework (= cadre de travail). </text:p>
      <text:p text:style-name="Standard"/>
      <text:p text:style-name="Standard">Connaissant PHP depuis 1998, c'est un langage que je pense maîtriser, j'ai <text:s/>développé dans chaque version depuis la 1.0. Ayant commencé avant l'arrivée des premiers frameworks, j'ai mis au point une méthode de travail, qui en définitive est un framework maison. Pour le javascript, j'ai utilisé prototype.js, malgré que ce framework est excellent, je l'emploie plus comme une librairie de fonctions.</text:p>
      <text:h text:style-name="Heading_20_3" text:outline-level="3">Développement en MVC</text:h>
      <text:p text:style-name="Standard">Le développement en MVC est un développement qui suit les concepts Modèle Vue Contrôle. Il en existe 2 versions. Ici, je <text:s/>ne parlerai que de la première.</text:p>
      <text:p text:style-name="Standard">En pratique, je crée 3 répertoires de base /html et /include et /template, le premier contient les « contrôles » le second les «vues» et le troisième les « modèles ».</text:p>
      <text:h text:style-name="Heading_20_4" text:outline-level="4"><text:bookmark-start text:name="Contrôle"/>Contrôle<text:bookmark-end text:name="Contrôle"/></text:h>
      <text:p text:style-name="Standard">Un contrôle est une page php, qui en fonction de l'action demandé va inclure la page «modèle» qu'il faut.</text:p>
      <text:p text:style-name="Standard">Exemple</text:p>
      <text:p text:style-name="Standard">la page contrôle contient</text:p>
      <text:p text:style-name="Standard"><draw:frame draw:style-name="fr1" draw:name="controle" text:anchor-type="as-char" svg:width="92.6mm" draw:z-index="0"><draw:text-box fo:min-height="36.78mm"><text:p text:style-name="Standard">&lt;?php</text:p><text:p text:style-name="Standard">if ( !isset ($_REQUEST['do']) <text:tab/>exit();</text:p><text:p text:style-name="Standard">$do=$_REQUEST['do'];</text:p><text:p text:style-name="Standard">if ( $do == 'auteur' ) {</text:p><text:p text:style-name="Standard"><text:tab/>require_once('include/auteur.inc.php');</text:p><text:p text:style-name="Standard">}</text:p><text:p text:style-name="Standard">?&gt;</text:p></draw:text-box></draw:frame></text:p>
      <text:p text:style-name="Standard">L'explication est assez simple, si la page n'est pas appelé avec une variable do, donné par un POST ou GET alors, le traitement s'arrête. Sinon en fonction de <text:s/>la valeur de la variable, il va inclure le fichier « vue ». Par habitude, mes fichiers vues ont toujours l'extension inc.php.</text:p>
      <text:p text:style-name="Standard"/>
      <text:h text:style-name="Heading_20_4" text:outline-level="4">Vue</text:h>
      <text:p text:style-name="Standard"><draw:frame draw:style-name="fr2" draw:name="Cadre1" text:anchor-type="paragraph" svg:x="44.87mm" svg:y="20.81mm" svg:width="81.76mm" draw:z-index="1"><draw:text-box fo:min-height="37.2mm"><text:p text:style-name="Standard">&lt;?php</text:p><text:p text:style-name="Standard">require_once ('include/class_auteur.php');</text:p><text:p text:style-name="Standard">if ( ! isset($_REQUEST['sdo']) ) exit();</text:p><text:p text:style-name="Standard"/><text:p text:style-name="Standard">$sdo=$_REQUEST['sdo'];</text:p><text:p text:style-name="Standard"/><text:p text:style-name="Standard">if ( $sdo == 'add' ) {</text:p><text:p text:style-name="Standard"><text:tab/>$auteur=new Auteur();</text:p><text:p text:style-name="Standard"><text:tab/>$auteur-&gt;display_form();</text:p><text:p text:style-name="Standard">}</text:p><text:p text:style-name="Standard">?&gt;</text:p></draw:text-box></draw:frame><text:soft-page-break/>Grâce à l'exemple vu dans <text:bookmark-ref text:reference-format="text" text:ref-name="Contrôle">Contrôle</text:bookmark-ref>, vous avez compris ce qu'est le concept vue: c'est la présentation de votre action. Donc pour continuer l'exemple, dans le document include/auteur.inc.php, on aurait</text:p>
      <text:p text:style-name="Standard">Ici, comme dans contrôle, on vérifie qu'une action est bien demandée, si <text:s/>c'est la cas, on appelle un objet et on lui demande d'afficher quelque chose. Cet objet est ce qui est dans le concept MVC, un modèle. En fait, on dirait une espèce de sous-contrôle</text:p>
      <text:h text:style-name="Heading_20_4" text:outline-level="4">Modèle</text:h>
      <text:p text:style-name="Standard">Eh oui, le dernier est donc le modèle. Ici ce sont deux classes, l'une va se charger de sauver, afficher, effacer les données et gère donc les relations avec la base de données et l'autre l'objet métier.</text:p>
      <text:p text:style-name="Standard">Maintenant que vous avez compris MVC, je vais développer un peu les modèles. </text:p>
      <text:p text:style-name="Standard">Cette partie est un peu plus complexe. Tout d'abord, personnellement, je la divise en deux parties, la première doit gérer les données de la base de données et l'autre les traiter. Comment y arriver ?</text:p>
      <text:h text:style-name="Heading_20_4" text:outline-level="4">La partie base de données</text:h>
      <text:p text:style-name="Text_20_body">Les colonnes de la table sont dans un tableau et déclaré comme variable privée. Ce point est important. Cela oblige à utiliser les setters/getters. Cela vous permet aussi de faire correspondre des noms parlants à des noms de colonnes parfois hmm... moins parlants.</text:p>
      <text:p text:style-name="Text_20_body"><draw:frame draw:style-name="fr3" draw:name="Cadre4" text:anchor-type="char" svg:x="0.42mm" svg:y="4.37mm" svg:width="102.68mm" draw:z-index="7"><draw:text-box fo:min-height="84.51mm"><text:p text:style-name="Standard">class Todo_List<text:line-break/>{<text:line-break/><text:line-break/> <text:s/>private static $variable=array(<text:line-break/><text:tab/><text:tab/><text:tab/><text:tab/> "id"=&gt;"tl_id",<text:line-break/><text:tab/><text:tab/><text:tab/><text:tab/> "date"=&gt;"tl_date",<text:line-break/><text:tab/><text:tab/><text:tab/><text:tab/> "title"=&gt;"tl_title",<text:line-break/><text:tab/><text:tab/><text:tab/><text:tab/> "desc"=&gt;"tl_desc",<text:line-break/><text:tab/><text:tab/><text:tab/><text:tab/> "owner"=&gt;"use_login");<text:line-break/> <text:s/>private $cn;<text:line-break/> <text:s/>private <text:s/>$tl_id,$tl_date,$tl_title,$use_login;<text:line-break/><text:tab/><text:tab/><text:tab/><text:tab/> <text:line-break/> <text:s/>function __construct ($p_init) {<text:line-break/> <text:s text:c="3"/>$this-&gt;cn=$p_init;<text:line-break/> <text:s text:c="3"/>$this-&gt;tl_id=0;<text:line-break/> <text:s text:c="3"/>$this-&gt;tl_desc="";<text:line-break/> <text:s text:c="3"/>$this-&gt;use_login=$_SESSION['g_user'];<text:line-break/><text:line-break/> <text:s/>}<text:line-break/></text:p></draw:text-box></draw:frame></text:p>
      <text:p text:style-name="Standard"><draw:frame draw:style-name="fr2" draw:name="Cadre5" text:anchor-type="paragraph" svg:x="-0.37mm" svg:y="17.07mm" svg:width="119.06mm" draw:z-index="6"><draw:text-box fo:min-height="75.12mm"><text:p text:style-name="Standard">public function get_parameter($p_string) {<text:line-break/> <text:s text:c="3"/>if ( array_key_exists($p_string,self::$variable) ) {<text:line-break/> <text:s text:c="5"/>$idx=self::$variable[$p_string];<text:line-break/> <text:s text:c="5"/>return $this-&gt;$idx;<text:line-break/> <text:s text:c="3"/>}<text:line-break/> <text:s text:c="3"/>else <text:line-break/> <text:s text:c="5"/>exit (__FILE__.":".__LINE__.'Erreur attribut inexistant');<text:line-break/> <text:s/>}</text:p><text:p text:style-name="Standard"><text:s text:c="2"/>public function set_parameter($p_string,$p_value) {<text:line-break/> <text:s text:c="3"/>if ( array_key_exists($p_string,self::$variable) ) {<text:line-break/> <text:s text:c="5"/>$idx=self::$variable[$p_string];<text:line-break/> <text:s text:c="5"/>if ($this-&gt;check($idx,$p_value) == true ) <text:s text:c="5"/>$this-&gt;$idx=$p_value;<text:line-break/> <text:s text:c="3"/>}<text:line-break/> <text:s text:c="3"/>else <text:line-break/> <text:s text:c="5"/>exit (__FILE__.":".__LINE__.'Erreur attribut inexistant');<text:line-break/> <text:s text:c="6"/><text:line-break/> <text:s/>}</text:p></draw:text-box></draw:frame><text:soft-page-break/>Ici voici, des setters / getters génériques, ce qui permet de ne pas en avoir un par variable. Ce qui est bien pratique. On accède aux données avec set_parameter ('date','01.01.2009') ou avec get_parameter ('date');</text:p>
      <text:p text:style-name="Standard">Ceci est la fonction qui contrôle que les données sont valides. Cela pourrait aussi être fait dans la base de données, soit avec des contrôles d'intégrités (foreign key, primary key) soit avec des procédures SQL embarquées de contrôle.</text:p>
      <text:p text:style-name="Standard"><draw:frame draw:style-name="fr4" draw:name="Cadre6" text:anchor-type="char" svg:width="107.16mm" draw:z-index="8"><draw:text-box fo:min-height="69.27mm"><text:p text:style-name="Standard">public function check($p_idx,&amp;$p_value) {<text:line-break/><text:tab/>if ( strcmp ($p_idx, 'tl_id') == 0 ) { if ( strlen($p_value) &gt; 6 || isNumber ($p_value) == false) return false;}<text:line-break/><text:tab/>if ( strcmp ($p_idx, 'tl_date') == 0 ) { if ( strlen(trim($p_value)) ==0 ||strlen($p_value) &gt; 12 || isDate ($p_value) == false) return false;}<text:line-break/><text:tab/>if ( strcmp ($p_idx, 'tl_title') == 0 ) { <text:line-break/><text:tab/> <text:s/>$p_value=substr($p_value,0,120) ;<text:line-break/><text:tab/> <text:s/>return true;<text:line-break/><text:tab/>}<text:line-break/><text:tab/>if ( strcmp ($p_idx, 'tl_desc') == 0 ) { $p_value=substr($p_value,0,400) ; return true;}<text:line-break/><text:tab/>return true;<text:line-break/> <text:s/>}</text:p></draw:text-box></draw:frame></text:p>
      <text:p text:style-name="Standard">Enfin la fonction save, qui permet soit d'ajouter soit de même à jour. Evidemment on utilisera des requêtes SQL Prepare, afin d'éviter les problèmes de guillemets et donc d'injection SQL<text:soft-page-break/><draw:frame draw:style-name="fr5" draw:name="Cadre7" text:anchor-type="as-char" svg:width="124.62mm" draw:z-index="2"><draw:text-box fo:min-height="157.62mm"><text:p text:style-name="Standard"><text:s/>public function save() {<text:line-break/> <text:s text:c="3"/>if ( <text:s/>$this-&gt;get_parameter("id") == 0 ) <text:line-break/> <text:s text:c="5"/>$this-&gt;insert();<text:line-break/> <text:s text:c="3"/>else<text:line-break/> <text:s text:c="5"/>$this-&gt;update();<text:line-break/> <text:s/>}<text:line-break/><text:line-break/> <text:s/>public function insert() {<text:line-break/> <text:s text:c="3"/>if ( $this-&gt;verify() != 0 ) return;<text:line-break/><text:line-break/> <text:s text:c="3"/>$sql="insert into todo_list (tl_date,tl_title,tl_desc,use_login) ".<text:line-break/> <text:s text:c="5"/>" values (to_date($1,'DD.MM.YYYY'),$2,$3,$4) <text:s/>returning tl_id";<text:line-break/> <text:s text:c="3"/>$res=ExecSqlParam($this-&gt;cn,<text:line-break/><text:tab/><text:tab/> $sql,<text:line-break/><text:tab/><text:tab/> array($this-&gt;tl_date,<text:line-break/><text:tab/><text:tab/> <text:s text:c="6"/>$this-&gt;tl_title,<text:line-break/><text:tab/><text:tab/> <text:s text:c="6"/>$this-&gt;tl_desc,<text:line-break/><text:tab/><text:tab/> <text:s text:c="6"/>$this-&gt;use_login)<text:line-break/><text:tab/><text:tab/> );<text:line-break/> <text:s text:c="3"/>$this-&gt;tl_id=pg_fetch_result($res,0,0);<text:line-break/> <text:s text:c="3"/><text:line-break/> <text:s/>}</text:p><text:p text:style-name="Standard"><text:s text:c="2"/>public function update() {<text:line-break/> <text:s text:c="3"/>if ( $this-&gt;verify() != 0 ) return;<text:line-break/><text:line-break/> <text:s text:c="3"/>$sql="update todo_list set tl_title=$1,tl_date=to_date($2,'DD.MM.YYYY'),tl_desc=$3 ".<text:line-break/> <text:s text:c="5"/>" where tl_id = $4";<text:line-break/> <text:s text:c="3"/>$res=ExecSqlParam($this-&gt;cn,<text:line-break/><text:tab/><text:tab/> $sql,<text:line-break/><text:tab/><text:tab/> array($this-&gt;tl_title,<text:line-break/><text:tab/><text:tab/> <text:s text:c="6"/>$this-&gt;tl_date,<text:line-break/><text:tab/><text:tab/> <text:s text:c="6"/>$this-&gt;tl_desc,<text:line-break/><text:tab/><text:tab/> <text:s text:c="6"/>$this-&gt;tl_id)<text:line-break/><text:tab/><text:tab/> );<text:line-break/><text:tab/><text:tab/> <text:line-break/> <text:s/>}</text:p></draw:text-box></draw:frame></text:p>
      <text:p text:style-name="Standard">Comme cette partie est vraiment répétitive et change peu, j'ai mis au point un script (dev/manage-code/create-file/create_phpclass.py) pour directement générer le code sur base de la définition d'une table. Cela réduit vraiment le temps de travail.</text:p>
      <text:p text:style-name="Standard"/>
      <text:p text:style-name="Standard"/>
      <text:p text:style-name="Standard"/>
      <text:p text:style-name="Standard"/>
      <text:p text:style-name="Standard"><draw:frame draw:style-name="fr2" draw:name="Cadre8" text:anchor-type="paragraph" svg:x="74.24mm" svg:y="4.13mm" svg:width="91.81mm" draw:z-index="3"><draw:text-box fo:min-height="84.47mm"><text:p text:style-name="Standard"><text:s text:c="2"/>static function test_me() {<text:line-break/> <text:s text:c="3"/>$cn=DbConnect(dossier::id());<text:line-break/> <text:s text:c="3"/>$r=new Todo_List($cn);<text:line-break/> <text:s text:c="3"/>$r-&gt;set_parameter('title','test');<text:line-break/> <text:s text:c="3"/>$r-&gt;use_login='phpcompta';<text:line-break/> <text:s text:c="3"/>$r-&gt;set_parameter('date','02.03.2008');<text:line-break/> <text:s text:c="3"/>$r-&gt;save();<text:line-break/> <text:s text:c="3"/>$r-&gt;set_parameter('id',3);<text:line-break/> <text:s text:c="3"/>$r-&gt;load();<text:line-break/> <text:s text:c="3"/>print_r($r);<text:line-break/> <text:s text:c="3"/>$r-&gt;set_parameter('title','Test UPDATE');<text:line-break/> <text:s text:c="3"/>$r-&gt;save();<text:line-break/> <text:s text:c="3"/>print_r($r);<text:line-break/> <text:s text:c="3"/>$r-&gt;set_parameter('id',1);<text:line-break/> <text:s text:c="3"/>$r-&gt;delete();<text:line-break/> <text:s/>}<text:line-break/> <text:s text:c="3"/>public function get_info() { <text:s text:c="3"/></text:p><text:p text:style-name="Standard"><text:s text:c="4"/>return var_export(self::$variable,true); <text:s/></text:p><text:p text:style-name="Standard">}</text:p></draw:text-box></draw:frame><text:soft-page-break/>Et finalement, les fonctions info et test_me qui sont très utiles lors des phases de déboggages. Je crée une simple page html/test.php et j'appele la classe; dans la fonction test_me je mets tout ce que je souhaite tester.</text:p>
      <text:p text:style-name="Standard"/>
      <text:p text:style-name="Standard">Voilà nous arrivons à la fin : les vues dans les modèles</text:p>
      <text:p text:style-name="Standard"/>
      <text:h text:style-name="Heading_20_3" text:outline-level="3">partie affichage en HTML</text:h>
      <text:p text:style-name="Standard">Il est vraiment mais vraiment fastidieux de construire une chaîne de caractère contenant tout le code html, surtout quand on emploie aussi du javascript et des tableaux. La solution que j'ai trouvé, je l'ai trouvé en m'inspirant de l'idée de smarty. En fait, je crée un sous-répertoire dans include que j'appele template, et dedans je met le code HTML de ce qui doit être affiché</text:p>
      <text:p text:style-name="Standard"/>
      <text:p text:style-name="Standard"><draw:frame draw:style-name="fr6" draw:name="Cadre3" text:anchor-type="paragraph" svg:width="93.13mm" draw:z-index="4"><draw:text-box fo:min-height="33.58mm"><text:p text:style-name="Standard">Function display_form() {</text:p><text:p text:style-name="Standard">ob_start();</text:p><text:p text:style-name="Standard">include ('template("auteur_display_form.php");</text:p><text:p text:style-name="Standard">$r=ob_get_contents();</text:p><text:p text:style-name="Standard">$ob_clean();</text:p><text:p text:style-name="Standard">return $r;</text:p><text:p text:style-name="Standard"/><text:p text:style-name="Standard">}</text:p></draw:text-box></draw:frame>exemple <text:s/>Ici on inclus le fichier, comme il est en php, il sera interprété par PHP, il contient surtout du code HTML et des balises PHP, <text:s/>on peut aussi manipuler la chaîne retournée avec les fonctions de chaînes comme str_replace, strcmp,... Ce qui donne à cette méthode encore plus de souplesse.</text:p>
      <text:p text:style-name="Standard">Il est important de respecter la règles suivantes: un minimum d'HTML dans le php et un minimum de PHP dans l'HTML. Il faudra alors utiliser beaucoup de variables avant d'utiliser les templates, il faudra aussi résister à <text:s/>la tentation de mettre de l'html dans la variable, ce qui n'est pas toujours possible. </text:p>
      <text:h text:style-name="Heading_20_3" text:outline-level="3">La documentation</text:h>
      <text:p text:style-name="Standard"><draw:frame draw:style-name="fr2" draw:name="Cadre2" text:anchor-type="paragraph" svg:x="46.2mm" svg:y="13.12mm" svg:width="97.37mm" draw:z-index="5"><draw:text-box fo:min-height="76.36mm"><text:p text:style-name="Standard"><text:line-break/>/**</text:p><text:p text:style-name="Standard">*@file<text:line-break/> *@brief the todo list is managed by this class<text:line-break/> */<text:line-break/><text:line-break/><text:line-break/>/**</text:p><text:p text:style-name="Standard"><text:s/>* @brief <text:line-break/> * This class manages the table todo_list<text:line-break/> * Data Member : <text:line-break/> * - $cn database connx<text:line-break/> * - $variable<text:line-break/> * <text:s text:c="3"/>- id (todo_list.tl_id)<text:line-break/> * <text:s text:c="3"/>- date (todo_list.tl_Date)<text:line-break/> * <text:s text:c="3"/>- title (todo_list.title)<text:line-break/> * <text:s text:c="3"/>- desc (todo_list.tl_desc)<text:line-break/> * <text:s text:c="3"/>- owner (todo_list.use_id)<text:line-break/> * <text:line-break/> */</text:p></draw:text-box></draw:frame><text:soft-page-break/>J'utilise Doxygen afin de générer le code ce sont les TAGS brief, param... Cela me permet de générer une documentation; cette documentation me permet de développer plus vite et de mieux vérifier la qualité du code.</text:p>
      <text:h text:style-name="Heading_20_3" text:outline-level="3">Conclusion</text:h>
      <text:p text:style-name="Standard">Voilà si vous m'avez suivi jusqu'ici et que vous adoptez ma méthode de travail vous verrez vite, que finalement les frameworks, on peut vivre sans et faire un projet facile à maintenir et à faire évoluer sans perte de performance, ni soucis de mise à jour du framework (fonction obsolète, bug...)</text:p>
      <text:p text:style-name="Standard"/>
      <text:h text:style-name="Heading_20_3" text:outline-level="3">API fournie</text:h>
      <text:p text:style-name="P4">Introduction Ceci complète la documentation doxygen générée et résume les fonctions les plus utilisées</text:p>
      <text:p text:style-name="Standard"/>
      <text:h text:style-name="Heading_20_4" text:outline-level="4">Class HtmlInput </text:h>
      <text:p text:style-name="Standard">cette classe permet la génération de chaînes de caractères contenant du code HTML, les classes filles sont des objets html classique:</text:p>
      <text:p text:style-name="Standard">ISelect : pour la création de liste de valeurs (&lt;input type= »select »)</text:p>
      <text:p text:style-name="Standard">IText : pour la création d'entrée de texte (&lt;input type= »TEXT » )</text:p>
      <text:p text:style-name="Standard">...</text:p>
      <text:p text:style-name="Standard">Mais aussi des objets propres à PhpCompta, </text:p>
      <text:p text:style-name="Standard">IPoste : renvoit le code html pour avoir un bouton qui ouvrira une fenêtre popup où un poste comptable pourra être choisit</text:p>
      <text:p text:style-name="Standard">ITva : popup de sélection d'un taux de TVA</text:p>
      <text:p text:style-name="Standard">ICard : popup de sélection d'une fiche</text:p>
      <text:p text:style-name="P25"/>
      <text:h text:style-name="Heading_20_2" text:outline-level="2"><text:bookmark text:name="__RefHeading__3328_1659357091"/>Les extensions<text:bookmark-end text:name="__RefHeading__3328_1659357091"/></text:h>
      <text:p text:style-name="Standard"><text:line-break/>PhpCompta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umentation générée</text:p>
      <text:p text:style-name="Standard"/>
      <text:h text:style-name="Heading_20_3" text:outline-level="3"><text:soft-page-break/>L'API</text:h>
      <text:p text:style-name="Standard"><text:line-break/>Toute la documentation se trouve sur www.phpcompta.eu/doc; seules les classes nous intéressent. La documentation est générée à partir du code avec Doxygen. Le but de cet article n'est pas de revisiter la documentation technique mais de la mettre en oeuvre afin d'écrire une extension ou plugin.<text:line-break/></text:p>
      <text:h text:style-name="Heading_20_3" text:outline-level="3">Installation de l'extension</text:h>
      <text:p text:style-name="Standard"><text:line-break/>Les extensions se trouvent toujours le sous-répertoire phpcompta/include/ext, pour notre plugin que nous appelerons DUMMY, le répertoire correspondant sera /phpcompta/include/ext/dummy. La première étape est donc de signaler à PhpCompta l'existence de cette extension. Pour cela, il faut ,dans phpcompta, aller dans paramètre -&gt; extensions -&gt;ajout.<text:line-break/></text:p>
      <text:h text:style-name="Heading_20_3" text:outline-level="3">Explication des champs<text:line-break/></text:h>
      <text:list xml:id="list1600922098" text:style-name="L18">
        <text:list-item>
          <text:p text:style-name="P37">Label, est le nom de menu de votre extension</text:p>
        </text:list-item>
        <text:list-item>
          <text:p text:style-name="P37">Code est utilisé pour inclure le fichier du plugin, il correspond au champs caché EXT</text:p>
        </text:list-item>
        <text:list-item>
          <text:p text:style-name="P37">Fichier est le chemin complet vers l'extension</text:p>
        </text:list-item>
        <text:list-item>
          <text:p text:style-name="P37">Sécurité : qui peut appeler le plugin <text:line-break/></text:p>
        </text:list-item>
      </text:list>
      <text:p text:style-name="Standard"><text:s/>Pour notre extension, les valeurs suivantes sont données</text:p>
      <text:list xml:id="list1814118730" text:style-name="L19">
        <text:list-item>
          <text:p text:style-name="P38">Label : Mon dummy à moi</text:p>
        </text:list-item>
      </text:list>
      <text:list xml:id="list32724814" text:style-name="L20">
        <text:list-item>
          <text:p text:style-name="P39">code : dum</text:p>
        </text:list-item>
        <text:list-item>
          <text:p text:style-name="P39">Fichier : dummy/dummy.php</text:p>
        </text:list-item>
        <text:list-item>
          <text:p text:style-name="P39">Sécurité : aucune</text:p>
          <text:p text:style-name="P41"><text:s/><text:line-break/> <text:line-break/>Vous sauvez, cliquer sur Extension et vous verrez apparaître un nouveau plugin appelé "Mon dummy à moi"; si vous cliquez dessus, la page ext/dummy/dummy.php sera exécutée; voyez le code du fichier phpcompta/html/extension.php pour comprendre.</text:p>
        </text:list-item>
      </text:list>
      <text:h text:style-name="Heading_20_3" text:outline-level="3">Développement du plugin</text:h>
      <text:h text:style-name="Heading_20_4" text:outline-level="4"><text:s/>Connexion à la base de données</text:h>
      <text:p text:style-name="P5">Certaines valeurs doivent <text:s/>toujours être passées à chaque page, par exemple gDossier qui est l'identifiant du dossier.</text:p>
      <text:p text:style-name="P5"><text:s/>Pour se connecter c'est assez facile, il faut utiliser la classe Database et la classe Dossier.</text:p>
      <text:p text:style-name="P5"><text:s/>Donc on écrit dans dummy.php</text:p>
      <text:p text:style-name="P5"/>
      <text:p text:style-name="code"><text:s/>echo "L' identifiant de mon dossier est ".dossier::id()."&lt;br&gt;";<text:line-break/> echo "Son nom réel est ".DOMAIN."dossier".dossier::id()."&lt;br&gt;";<text:line-break/> echo "Son nom est ".dossier::name()."&lt;br&gt;";<text:line-break/></text:p>
      <text:p text:style-name="code"><text:s text:c="2"/>// Je me connecte à présent à ce dossier</text:p>
      <text:p text:style-name="code"><text:s/>$cn_db=new Database(dossier::id());</text:p>
      <text:p text:style-name="P5"><text:s/></text:p>
      <text:p text:style-name="P5"><text:line-break/> Je veux afficher toutes les fiches qui concernent le matériel à amortir, donc j'ai besoin de savoir ce que vaut son FICHE_DEF_REF:FRD_ID dans constant.php; la FICHE_TYPE_XX n'existe pas,</text:p>
      <text:p text:style-name="P5">je vois dans fiche_def_ref qu'il s'agit de "7 Matériel à amortir"<text:line-break/><text:soft-page-break/> <text:line-break/> Pour avoir toutes les fiches, <text:line-break/> </text:p>
      <text:p text:style-name="code"><text:s/>$fiche= new Fiche($cn_db);<text:line-break/> $aFicheMateriel=$fiche-&gt;getByDef(7); <text:line-break/></text:p>
      <text:p text:style-name="P5"><text:s/>Pour chaque fiche, je veux afficher son nom, son prix, le nombre d'années à amortir et la date d'achat. Je peux en trouver les valeurs dans attr_def ou constant.php, <text:line-break/></text:p>
      <text:p text:style-name="P5"><text:s/>Donc cela devient</text:p>
      <text:p text:style-name="code"><text:s/>for ($i=0; $i &lt; count($aFicheMateriel);$i++) {<text:line-break/> <text:s text:c="3"/><text:line-break/><text:tab/>echo "&lt;ul&gt;<text:line-break/> <text:s text:c="3"/>echo "&lt;li&gt; ";<text:line-break/><text:tab/>echo "Nom";<text:line-break/><text:tab/>echo $aFicheMateriel[$i]-&gt;strAttribut(ATTR_DEF_NAME);<text:line-break/><text:tab/>echo "&lt;/li&gt;";<text:line-break/><text:tab/><text:line-break/><text:tab/>echo "&lt;li&gt; ";<text:line-break/><text:tab/>echo "Prix 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tab/>echo "&lt;/li&gt;";<text:line-break/><text:tab/><text:line-break/><text:tab/>echo "&lt;/ul&gt;<text:line-break/> }</text:p>
      <text:p text:style-name="P5"/>
      <text:h text:style-name="Heading_20_4" text:outline-level="4"><text:s/>FORM</text:h>
      <text:p text:style-name="P5"><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year=new IText('year');<text:line-break/> $str_year=$year-&gt;input();<text:line-break/> $str_submit=HtmlInput::submit('year_left','Appliquer');<text:line-break/> require_once('template1.php');</text:p>
      <text:p text:style-name="code"><text:s/><text:line-break/> template1.php</text:p>
      <text:p text:style-name="code">&lt;FORM METHOD="GET" ACTION="extension.php"&gt;<text:line-break/> &lt;?=dossier::hidden()?&gt;<text:line-break/> &lt;?=HtmlInput::extension()?&gt;<text:line-break/> Solde pour l'année : &lt;?=$str_year?&gt;<text:line-break/> &lt;?=$str_submit?&gt;<text:line-break/> &lt;/form&gt;<text:line-break/></text:p>
      <text:p text:style-name="P5">Puis dans le début du fichier ext/dummy/dummy.php, on ajoutera un test pour savoir un FORM a été soumis et on affichera<text:line-break/>une boîte de dialogue.<text:line-break/></text:p>
      <text:p text:style-name="code"><text:soft-page-break/>if (isset($_GET['year_left'])){<text:line-break/> <text:s text:c="2"/>alert('Vous avez demandé le nombre d\'années restantes');<text:line-break/>}<text:line-break/></text:p>
      <text:h text:style-name="Heading_20_4" text:outline-level="4">Plugin plus avancé</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
      <text:p text:style-name="Standard">Tout d'abord, il faut se connecter à la base de données</text:p>
      <text:p text:style-name="Standard"/>
      <text:p text:style-name="code">// se connecter au dossier courant<text:line-break/>$cn=new Database(dossier::id());</text:p>
      <text:p text:style-name="code"/>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echo '&lt;form METHOD="get" action="extension.php"&gt;';<text:line-break/>echo dossier::hidden();<text:line-break/>//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PhpCompta )<text:line-break/>echo HtmlInput::extension();<text:line-break/><text:line-break/>echo "Choix de la catégorie de fiche";<text:line-break/>$select_cat=new ISelect('fd_id');<text:line-break/>$select_cat-&gt;value=$cn-&gt;make_array('select fd_id,fd_label from fiche_def where frd_id='.<text:line-break/><text:tab/>FICHE_TYPE_CLIENT);<text:line-break/>echo $select_cat-&gt;input();<text:line-break/>echo HtmlInput::submit('display_prop','Afficher les propriétés');<text:line-break/><text:line-break/>echo '&lt;/FORM&gt;';</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if ( isset($_GET['display_prop'])){<text:line-break/><text:tab/>$a=new Fiche($cn);<text:line-break/><text:tab/>$prop=$a-&gt;toArray($_GET['fd_id']);<text:line-break/><text:tab/>foreach ($prop as $key=&gt;$value) <text:tab/>echo "Index : $key valeur $value &lt;br/&gt;";<text:line-break/><text:tab/><text:line-break/><text:tab/>echo '&lt;form method="POST" action="extension.php" <text:s/>enctype="multipart/form-data"&gt;';<text:line-break/><text:tab/>echo dossier::hidden();<text:line-break/><text:tab/>echo HtmlInput::extension();<text:line-break/><text:tab/>echo HtmlInput::hidden('fd_id',$_GET['fd_id']);<text:line-break/><text:tab/>$file=new IFile('fichier_csv');<text:line-break/><text:tab/>echo $file-&gt;input();<text:line-break/><text:soft-page-break/><text:tab/>echo HtmlInput::submit('start_import','Démarrez importation');<text:line-break/><text:tab/>echo '&lt;/form&gt;';<text:line-break/><text:tab/>exit;<text:line-break/>}</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if ( isset($_POST['start_import'])){<text:line-break/><text:tab/>$fd_id=$_POST['fd_id'];<text:line-break/><text:tab/>$tmp_file=$_FILE['fichier_csv']['tmp_name'];<text:line-break/><text:tab/>if ( ! is_uploaded_file($tmp_file)) <text:line-break/><text:tab/><text:tab/>die 'Je ne peux charger ce fichier';<text:line-break/><text:tab/>// on ouvre le fichier <text:line-break/><text:tab/>$f=fopen($tmp_file,'r');<text:line-break/><text:tab/>// On récupère les propriétés de cette catégorie de fiche<text:line-break/><text:tab/>$client=new Fiche($cn);<text:line-break/><text:tab/>// $array contient toutes les valeurs nécessaires à Fiche::insert,<text:line-break/><text:tab/>$array=$client-&gt;toArray($_POST['fd_id']);<text:line-break/><text:tab/><text:tab/><text:line-break/><text:tab/>while ( $data=fgetcsv($f)) {<text:line-break/><text:tab/><text:tab/>// remarque : on a éliminé les traitements d'erreur<text:line-break/><text:tab/><text:tab/><text:line-break/><text:tab/><text:tab/>// On <text:s/>remet tous les attributs (propriétés) à vide<text:line-break/><text:tab/><text:tab/>foreach(array_keys($array) as $key) $array[$key]="";<text:line-break/><text:tab/><text:tab/><text:line-break/><text:tab/><text:tab/>// Nom et prénom<text:line-break/><text:tab/><text:tab/>$array['av_text1']=$data[0].' '.$data[1];<text:line-break/><text:tab/><text:tab/>// Numéro de client<text:line-break/><text:tab/><text:tab/>$array['av_text30']=$data[2];<text:line-break/><text:tab/><text:tab/>// Adresse<text:line-break/><text:tab/><text:tab/>$array['av_text14']=$data[3];<text:line-break/><text:tab/><text:tab/>// Quickcode<text:line-break/><text:tab/><text:tab/>$array['av_text23']="CLI".$data[2];<text:line-break/><text:tab/><text:tab/>$client-&gt;insert($fd_id,$array);<text:line-break/><text:tab/>}<text:line-break/><text:tab/>exit;<text:line-break/>}<text:line-break/></text:p>
      <text:p text:style-name="Standard">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27">1 <text:span text:style-name="T6">→</text:span> Nom</text:p>
      <text:p text:style-name="P27">2 <text:span text:style-name="T6">→ </text:span>Taux TVA</text:p>
      <text:p text:style-name="P27">3 <text:span text:style-name="T6">→</text:span>Numéro de compte</text:p>
      <text:p text:style-name="P27">4→Nom de la banque</text:p>
      <text:p text:style-name="P27">5→Poste Comptable</text:p>
      <text:p text:style-name="P27">6→Prix vente</text:p>
      <text:p text:style-name="P27">7→Prix achat</text:p>
      <text:p text:style-name="P27">8→Durée Amortissement</text:p>
      <text:p text:style-name="P27">9→Description</text:p>
      <text:p text:style-name="P27">10→Date début</text:p>
      <text:p text:style-name="P27">11→Montant initial</text:p>
      <text:p text:style-name="P27">12→Personne de contact </text:p>
      <text:p text:style-name="P27">13→numéro de tva </text:p>
      <text:p text:style-name="P27">14→Adresse </text:p>
      <text:p text:style-name="P27">15→code postal</text:p>
      <text:p text:style-name="P27"><text:soft-page-break/>16→pays </text:p>
      <text:p text:style-name="P27">17→téléphone </text:p>
      <text:p text:style-name="P27">18→email </text:p>
      <text:p text:style-name="P27">19→Gestion stock</text:p>
      <text:p text:style-name="P27">20→Partie fiscalement non déductible</text:p>
      <text:p text:style-name="P27">21→TVA non déductible</text:p>
      <text:p text:style-name="P27">22→TVA non déductible récupérable par l'impôt</text:p>
      <text:p text:style-name="P27">23→Quick Code</text:p>
      <text:p text:style-name="P27">24→Ville</text:p>
      <text:p text:style-name="P27">25→Société</text:p>
      <text:p text:style-name="P27">26→Fax</text:p>
      <text:p text:style-name="P27">27→GSM</text:p>
      <text:p text:style-name="P27">30→Numero de client</text:p>
      <text:p text:style-name="P27">31→Dépense <text:s/>à charge du gérant (partie privée)</text:p>
      <text:p text:style-name="P27"/>
      <text:p text:style-name="Standard">Si vous vérifiez dans VW_CLIENT, vous verrez que toutes vos fiches ont été ajoutées. Dans l'exemple, il faudrait rajouter un traitement d'erreur plus élaboré; le fait que si une fiche echoue , l'opération est annulée (Database::rollback) ou alors création d'un fichier avec les enregistrements "ratés"...</text:p>
      <text:p text:style-name="Standard"/>
      <text:h text:style-name="Heading_20_4" text:outline-level="4">Remarque pour le javascript</text:h>
      <text:p text:style-name="Standard">Pour l'ajax, les fonctions javascripts devront appeler phpcompta/html/ajax.php, ce fichier inclura automatiquement le fichier ajax dans le répertoire du plugin, il faut donner en paramètre les variables : gDossier, PHPSESSID et plugin_code, afin que le bon fichier soit inclus. Depuis ce fichier, vous devrez donc tout gérer. Les fonctions javascripts <text:span text:style-name="T7">elles,</text:span> ne peuvent être inclues par fichier c'est à dire avec le tag SRC, il faudra les inclure avec require_once entourés par les balises &lt;script&gt; et &lt;/script&gt;.</text:p>
      <text:p text:style-name="Standard"/>
      <text:p text:style-name="P14">Exemple</text:p>
      <text:p text:style-name="Standard">Ouverture d'un popup</text:p>
      <text:p text:style-name="P26"/>
      <text:p text:style-name="code"><text:span text:style-name="T8">function</text:span><text:span text:style-name="T9"> </text:span><text:span text:style-name="T10">show_stock_document(phpsessid,d_id,gDossier){</text:span></text:p>
      <text:p text:style-name="code"><text:span text:style-name="T9"><text:tab/></text:span><text:span text:style-name="T8">var</text:span><text:span text:style-name="T9"> </text:span><text:span text:style-name="T10">a=window.open(</text:span><text:span text:style-name="T12">'ajax.php?gDossier='</text:span><text:span text:style-name="T10">+gDossier+</text:span><text:span text:style-name="T12">'&amp;code=STOCK&amp;act=sh&amp;d_id='</text:span><text:span text:style-name="T10">+d_id+</text:span><text:span text:style-name="T12">'&amp;PHPSESSID='</text:span><text:span text:style-name="T10">+phpsessid);</text:span></text:p>
      <text:p text:style-name="P18">}</text:p>
      <text:p text:style-name="Standard">Fichier javascript depuis une extension</text:p>
      <text:p text:style-name="code"><text:span text:style-name="T10"><text:tab/></text:span><text:span text:style-name="T13">echo </text:span><text:span text:style-name="T15">'&lt;script language="javascript"&gt;'</text:span><text:span text:style-name="T10">;</text:span></text:p>
      <text:p text:style-name="code"><text:span text:style-name="T10"><text:tab/></text:span><text:span text:style-name="T13">require_once</text:span><text:span text:style-name="T10">(</text:span><text:span text:style-name="T15">'stock_script.js'</text:span><text:span text:style-name="T10">);</text:span></text:p>
      <text:p text:style-name="code"><text:span text:style-name="T11"><text:tab/></text:span><text:span text:style-name="T14">echo </text:span><text:span text:style-name="T16">'&lt;/script&gt;'</text:span><text:span text:style-name="T11">;</text:span></text:p>
      <text:h text:style-name="Heading_20_2" text:outline-level="2"><text:bookmark text:name="__RefHeading__3330_1659357091"/>Lien<text:bookmark-end text:name="__RefHeading__3330_1659357091"/></text:h>
      <text:p text:style-name="Standard"/>
      <text:p text:style-name="Standard">Vous trouverez de la documentation sur les API à utiliser dans votre répertoire : <text:s/>phpcompta/doc/html/developper mais surtout sur le site : <text:a xlink:type="simple" xlink:href="http://www.phpcompta.eu/">http://www.phpcompta.eu</text:a> (section documentation)</text:p>
      <text:p text:style-name="Standard"/>
      <text:h text:style-name="P56" text:outline-level="1" text:is-list-header="true"><text:bookmark text:name="__RefHeading__3318_1659357091"/>Annexe <text:bookmark-end text:name="__RefHeading__3318_1659357091"/></text:h>
      <text:h text:style-name="P59" text:outline-level="2" text:restart-numbering="true" text:start-value="-1"><text:bookmark text:name="__RefHeading__4631_369900646"/>Trucs et astuces<text:bookmark-end text:name="__RefHeading__4631_369900646"/></text:h>
      <text:h text:style-name="P57" text:outline-level="3"><text:bookmark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P57" text:outline-level="3">Utiliser le code STOCK pour vos prestations</text:h>
      <text:p text:style-name="Standard">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p text:style-name="Standard"/>
      <text:h text:style-name="Heading_20_2" text:outline-level="2"><text:bookmark text:name="__RefHeading__3332_1659357091"/>Note de version<text:bookmark-end text:name="__RefHeading__3332_1659357091"/></text:h>
      <text:p text:style-name="Text_20_body"/>
      <text:h text:style-name="Heading_20_3" text:outline-level="3"><text:bookmark text:name="__RefHeading__3837_884180951"/>Note de version 5.2 (août 2010)<text:bookmark-end text:name="__RefHeading__3837_884180951"/></text:h>
      <text:p text:style-name="Text_20_body">Mise à jour :</text:p>
      <text:p text:style-name="Text_20_body"><text:tab/>modifier vos journaux de banque pour utiliser une fiche de banque</text:p>
      <text:p text:style-name="Text_20_body"><text:tab/>Les notes de frais doivent utiliser les tags commençant par BENEF_*</text:p>
      <text:list xml:id="list1481481048" text:style-name="L21">
        <text:list-item>
          <text:p text:style-name="P40">Ajout balance par catégorie de fiche</text:p>
        </text:list-item>
        <text:list-item>
          <text:p text:style-name="P40">Quand on demande le détail d'une opération, on peut l'imprimer et voir tous les détails de cette opération si on clique sur popme up. Les détails pour les opérations analytiques ne sont visible que dans le popup.</text:p>
        </text:list-item>
        <text:list-item>
          <text:p text:style-name="P40">En cliquant sur un numéro interne, on a le détail de l'opération mais à l'intérieur de la page et non plus dans un popup</text:p>
        </text:list-item>
        <text:list-item>
          <text:p text:style-name="P40">Dans les détails d'opérations, on a aussi des liens vers les historiques par fiche ou par poste comptable, si on clique sur une fiche ou sur un poste comptable</text:p>
        </text:list-item>
        <text:list-item>
          <text:p text:style-name="P40">Depuis les impressions → balances et impression → poste, on a les détails des opérations ainsi que dans impression → <text:s/>poste</text:p>
        </text:list-item>
        <text:list-item>
          <text:p text:style-name="P40">Pour les balances, on peut choisir les journaux : adapté à ceux en ayant vraiment beaucoup</text:p>
        </text:list-item>
        <text:list-item>
          <text:p text:style-name="P40">Depuis les lettrages, on peut aussi accèder aux détails d'une opération</text:p>
        </text:list-item>
        <text:list-item>
          <text:p text:style-name="P40">Le menu Grand Livre devient le menu Historique</text:p>
        </text:list-item>
        <text:list-item>
          <text:p text:style-name="P40">Il est possible d'ajouter des détails aux catégories de fiche ainsi que leur type c'est-à-dire soit du texte soit des nombres soit une date, soit une zone. La longueur peut-être définie mais limitée à 22 caractères, sauf les dates et les zones dont les tailles sont fixes</text:p>
        </text:list-item>
        <text:list-item>
          <text:p text:style-name="P40">Impression - Rapprochement </text:p>
        </text:list-item>
        <text:list-item>
          <text:p text:style-name="P40">confirmation quand effacement d'un Plan Analytique (comptabilité analytique -&gt; Plan Analytique)</text:p>
        </text:list-item>
        <text:list-item>
          <text:p text:style-name="P40">Déplacement de fiche : les attributs manquant sont ajoutés !</text:p>
        </text:list-item>
        <text:list-item>
          <text:p text:style-name="P40">Dans les balances, on peut choisir plusieurs journaux ou plusieurs cat. de journal. Les données sont filtrées en plus d'après la sécurité</text:p>
        </text:list-item>
        <text:list-item>
          <text:p text:style-name="P40">Dans impression -&gt; poste, on peut filtrer les opérations suivant qu'elles sont lettrées ou non.</text:p>
        </text:list-item>
        <text:list-item>
          <text:p text:style-name="P40">Après avoir sauvé une opération, vous pouvez avoir le détail de l'opération en cliquant sur le numéro interne qui s'affiche</text:p>
        </text:list-item>
        <text:list-item>
          <text:p text:style-name="P40">Les journaux FIN <text:span text:style-name="T5">doivent</text:span> être attachés à un compte en banque et uniquement un A propos du mode de paiement : on ne change rien mais il faut que dans la doc, il est précisé qu'il faut paramètrer le mdp comme le journal FIN</text:p>
        </text:list-item>
        <text:list-item>
          <text:p text:style-name="P40"><text:soft-page-break/>Ajout bouton "ajoutez ligne" pour les OD en CA</text:p>
        </text:list-item>
        <text:list-item>
          <text:p text:style-name="P40">Ajout bouton "ajoutez ligne" pour les prévisions</text:p>
        </text:list-item>
        <text:list-item>
          <text:p text:style-name="P40">Ajout l'impression pour les lettrages par poste comptables</text:p>
        </text:list-item>
        <text:list-item>
          <text:p text:style-name="P40">Les historiques des fiches et postes comptables (impression → poste et impression et catégorie → historique) ont un solde progressif</text:p>
        </text:list-item>
        <text:list-item>
          <text:p text:style-name="P40">La recherche peut se faire dans plusieurs journaux à la fois</text:p>
        </text:list-item>
        <text:list-item>
          <text:p text:style-name="P40">Les balances peuvent être faites pour plusieurs journaux ou par catégorie de journal</text:p>
        </text:list-item>
        <text:list-item>
          <text:p text:style-name="P40">Amélioration de la vérification de la comptabilité (Avancé → Vérification)</text:p>
        </text:list-item>
        <text:list-item>
          <text:p text:style-name="P40">La date par défaut quand on encode une nouvelle écriture, est la date de la dernière écriture du journal choisi.</text:p>
        </text:list-item>
        <text:list-item>
          <text:p text:style-name="P40">Pour les opérations de banque, on peut choisir de numéroter chaque opération, ou de donner à chacune le même numéro d'extrait (relevé banquaire)</text:p>
        </text:list-item>
        <text:list-item>
          <text:p text:style-name="P40">Rapprochement banquaire : dans le cas où on encode directement la méthode de paiement, on peut retrouver les opérations concernées et leur donner comme numéro de pièce le numéro d'extrait de compte (= numéro du relevé banquaire, numéro du <text:s/>relevé visa,numéro du <text:s/>relevé de la caisse)</text:p>
          <text:p text:style-name="P40"/>
        </text:list-item>
      </text:list>
      <text:h text:style-name="Heading_20_3" text:outline-level="3"><text:bookmark text:name="__RefHeading__3334_1659357091"/>Note de version 5.1 (mai 2010)<text:bookmark-end text:name="__RefHeading__3334_1659357091"/></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219755952" text:style-name="L22">
        <text:list-item>
          <text:p text:style-name="P52">nouveau menu Categorie, vous permet de visualiser par catégorie de fiche avec l'historique des opérations ou simplement le résumé.</text:p>
        </text:list-item>
        <text:list-item>
          <text:p text:style-name="P52">nouveau (contribution) une nouvelle possibilité est d'imprimer le grand livre * nouveau : support complet de l'unicode pour les impressions</text:p>
        </text:list-item>
        <text:list-item>
          <text:p text:style-name="P52">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Ecriture directe (re) devient Opérations Diverses</text:p>
      <text:p text:style-name="Text_20_body"><text:soft-page-break/></text:p>
      <text:p text:style-name="Text_20_body">7 Ajout du lettrage dans la plupart des impressions</text:p>
      <text:p text:style-name="Text_20_body"/>
      <text:p text:style-name="Text_20_body">8 Extension : vérification du chemin</text:p>
      <text:p text:style-name="Text_20_body"/>
      <text:p text:style-name="Text_20_body">9 Dans paramètre-&gt;journaux, amélioration de la presentation de la numérotation des pièces justificatives.</text:p>
      <text:p text:style-name="Text_20_body">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13. Les banques utilisent des n° de PJ, chaque operation sera donc la PJ suivi du n° d'operation </text:p>
      <text:p text:style-name="Text_20_body">exemple PJ = FIN1 </text:p>
      <text:p text:style-name="Text_20_body">operation 1 = FIN1001 </text:p>
      <text:p text:style-name="Text_20_body">operation 2 = FIN1002 </text:p>
      <text:p text:style-name="Text_20_body">operation 3 = FIN1003 </text:p>
      <text:p text:style-name="Text_20_body">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15. Opérations Diverses fonctionne comme les autres journaux : soit on spécifie la période soit la période est déduite de la date </text:p>
      <text:p text:style-name="Text_20_body">16. La calculatrice est dans un bouton </text:p>
      <text:p text:style-name="Text_20_body">17. Possibilité d'avoir la date de la periode ou vide pour les achat, ventes, opérations diverses et banque, à changer dans paramètre-&gt;société : suggérer date</text:p>
      <text:h text:style-name="Heading_20_3" text:outline-level="3"><text:bookmark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text:soft-page-break/> </text:p>
      <text:p text:style-name="Text_20_body">Calendrier pour récapituler le suivi.</text:p>
      <text:p text:style-name="Text_20_body"> </text:p>
      <text:p text:style-name="Text_20_body">Création d'un tableau de bord plus complet.</text:p>
      <text:p text:style-name="Text_20_body"> </text:p>
      <text:p text:style-name="Text_20_body">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3" text:outline-level="3"><text:bookmark text:name="__RefHeading__3338_1659357091"/>Note de version 4.3 (février 2009)<text:bookmark-end text:name="__RefHeading__3338_1659357091"/></text:h>
      <text:p text:style-name="Text_20_body"/>
      <text:p text:style-name="Text_20_body">La nouvelle version de PhpCompta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1319112426" text:style-name="L23">
        <text:list-item>
          <text:p text:style-name="P54"> pj reprend le n° de pièce justificative</text:p>
        </text:list-item>
        <text:list-item>
          <text:p text:style-name="P53"> user reprend le nom de la personne qui à généré le document  </text:p>
        </text:list-item>
      </text:list>
      <text:p text:style-name="Text_20_body"/>
      <text:h text:style-name="Heading_20_3" text:outline-level="3"><text:bookmark text:name="__RefHeading__3340_1659357091"/>Note de version 4.2 novembre 2008<text:bookmark-end text:name="__RefHeading__3340_1659357091"/></text:h>
      <text:p text:style-name="Text_20_body">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ètrer correctement en complè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phpcompta/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StarSymbol2" svg:font-family="StarSymbol" style:font-pitch="variable" style:font-charset="x-symbol"/>
    <style:font-face style:name="Helvetica1"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text-align="start" style:justify-single-word="false"/>
      <style:text-properties fo:font-size="10.5pt"/>
    </style:style>
    <style:style style:name="Heading" style:family="paragraph" style:parent-style-name="Standard" style:next-style-name="Text_20_body" style:auto-update="true" style:class="text">
      <style:paragraph-properties fo:margin-top="4.23mm" fo:margin-bottom="2.12mm" fo:text-align="center" style:justify-single-word="false" fo:background-color="transparent" style:shadow="none" fo:keep-with-next="always">
        <style:tab-stops/>
        <style:background-image/>
      </style:paragraph-properties>
      <style:text-properties fo:color="#000080" style:font-name="Helvetica1" fo:font-size="16pt" fo:font-weight="bold"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2.12mm" fo:margin-bottom="2.12m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color="#000080" style:font-name="DejaVu Sans" fo:font-size="36pt" fo:text-shadow="1pt 1pt" fo:font-weight="normal"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style:tab-stops/>
      </style:paragraph-properties>
      <style:text-properties fo:color="#000080" fo:font-size="140%" fo:font-style="italic"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paragraph-properties fo:margin-top="4.99mm" fo:margin-bottom="4.99mm"/>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2" style:next-style-name="Text_20_body" style:auto-update="true" style:default-outline-level="3" style:class="text">
      <style:paragraph-properties fo:margin-left="10mm" fo:margin-right="0mm" fo:text-indent="0mm" style:auto-text-indent="false" style:shadow="none"/>
      <style:text-properties fo:color="#000080" fo:font-size="12pt" fo:font-style="normal"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style:paragraph-properties fo:margin-top="1.99mm" fo:margin-bottom="1.99mm" fo:background-color="transparent">
        <style:background-image/>
      </style:paragraph-properties>
      <style:text-properties fo:color="#000080" style:font-name="Helvetica"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fo:color="#000080" style:font-name="DejaVu Sans1" fo:font-size="9pt" style:text-underline-style="solid" style:text-underline-width="auto" style:text-underline-color="font-color" fo:font-weight="bold"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4.9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2mm" style:type="right" style:leader-style="dotted" style:leader-text="."/>
        </style:tab-stops>
      </style:paragraph-properties>
    </style:style>
    <style:style style:name="Heading_20_6" style:display-name="Heading 6" style:family="paragraph" style:next-style-name="Text_20_body" style:auto-update="true" style:default-outline-level="6" style:class="text" style:master-page-name="">
      <style:paragraph-properties fo:margin-left="20mm" fo:margin-right="0mm" fo:text-indent="0mm" style:auto-text-indent="false" style:page-number="auto"/>
      <style:text-properties fo:color="#000080" style:font-name="helvetica" fo:font-size="75%" fo:font-weight="normal" style:font-size-asian="75%" style:font-weight-asian="bold" style:font-size-complex="75%" style:font-weight-complex="bold"/>
    </style:style>
    <style:style style:name="code" style:family="paragraph" style:auto-update="true" style:class="text">
      <style:paragraph-properties fo:margin-left="15.24mm" fo:margin-right="3.05mm" fo:margin-top="1.02mm" fo:margin-bottom="2.03mm" fo:text-indent="0mm" style:auto-text-indent="false" fo:background-color="#e6e6ff">
        <style:background-image/>
      </style:paragraph-properties>
      <style:text-properties style:font-name="Verdana" fo:font-size="9pt" style:font-size-asian="9pt" style:font-size-complex="9pt"/>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mm" style:type="center"/>
          <style:tab-stop style:position="173.04mm" style:type="right"/>
        </style:tab-stops>
      </style:paragraph-properties>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left="17.99mm" fo:margin-right="0mm" fo:text-indent="0mm" style:auto-text-indent="false" style:page-number="auto"/>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mm" fo:margin-bottom="0mm"/>
    </style:style>
    <style:style style:name="Definition_20_List" style:display-name="Definition List" style:family="paragraph" style:parent-style-name="Standard" style:next-style-name="Definition_20_Term">
      <style:paragraph-properties fo:margin-left="6.35mm" fo:margin-right="0mm" fo:margin-top="0mm" fo:margin-bottom="0mm" fo:text-indent="0m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mm" fo:margin-bottom="0mm"/>
      <style:text-properties fo:font-style="italic" style:font-style-asian="italic" style:font-style-complex="italic"/>
    </style:style>
    <style:style style:name="Blockquote" style:family="paragraph" style:parent-style-name="Standard" style:next-style-name="Standard">
      <style:paragraph-properties fo:margin-left="6.35mm" fo:margin-right="6.35mm" fo:text-indent="0mm" style:auto-text-indent="false"/>
    </style:style>
    <style:style style:name="Preformatted" style:family="paragraph" style:parent-style-name="Standard" style:next-style-name="Standard">
      <style:paragraph-properties fo:margin-top="0mm" fo:margin-bottom="0mm">
        <style:tab-stops>
          <style:tab-stop style:position="0mm"/>
          <style:tab-stop style:position="16.92mm"/>
          <style:tab-stop style:position="33.83mm"/>
          <style:tab-stop style:position="50.75mm"/>
          <style:tab-stop style:position="67.66mm"/>
          <style:tab-stop style:position="84.58mm"/>
          <style:tab-stop style:position="101.49mm"/>
          <style:tab-stop style:position="118.41mm"/>
          <style:tab-stop style:position="135.33mm"/>
          <style:tab-stop style:position="152.24mm"/>
          <style:tab-stop style:position="169.16m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2mm 0.35mm 0.02mm" fo:padding="0mm" fo:border-left="none" fo:border-right="none" fo:border-top="0.39m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2mm 0.35mm 0.02mm" fo:padding="0mm" fo:border-left="none" fo:border-right="none" fo:border-top="none" fo:border-bottom="0.39mm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left="30mm" fo:margin-right="30mm" fo:margin-top="4mm" fo:margin-bottom="4mm" fo:keep-together="always" fo:text-indent="0mm" style:auto-text-indent="false" style:page-number="auto" fo:background-color="transparent" fo:padding="0.49mm" fo:border="0.18mm solid #ff0000" style:shadow="none">
        <style:tab-stops/>
        <style:background-image/>
      </style:paragraph-properties>
      <style:text-properties fo:color="#ff0000" style:font-name="Trebuchet MS" fo:font-size="9pt"/>
    </style:style>
    <style:style style:name="astuce" style:family="paragraph" style:parent-style-name="Standard" style:auto-update="true" style:class="text" style:master-page-name="">
      <style:paragraph-properties fo:margin-left="10mm" fo:margin-right="10mm" fo:keep-together="always" fo:text-indent="0mm" style:auto-text-indent="false" style:page-number="auto" fo:padding="0.49mm" fo:border="0.02mm solid #000000" style:shadow="#808080 1.8mm 1.8mm">
        <style:tab-stops/>
      </style:paragraph-properties>
      <style:text-properties fo:font-size="10.5pt"/>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Graphics"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Cadre_20_de_20_code" style:display-name="Cadre de code" style:family="graphic" style:parent-style-name="Frame">
      <style:graphic-properties text:anchor-type="paragraph" svg:x="0mm" style:wrap="dynamic" style:number-wrapped-paragraphs="1" style:wrap-contour="true" style:wrap-contour-mode="full" style:horizontal-pos="left" style:horizontal-rel="paragraph-content" fo:background-color="#e6e6ff" style:background-transparency="0%" style:shadow="none">
        <style:background-image/>
        <style:columns fo:column-count="1" fo:column-gap="0mm">
          <style:column-sep style:width="0.02mm" style:color="#000000" style:height="100%"/>
        </style:columns>
      </style:graphic-properties>
    </style:style>
    <text:outline-style style:name="Outline">
      <text:outline-level-style text:level="1" text:style-name="Numbering_20_Symbols" style:num-prefix=" " style:num-suffix="." style:num-format="1">
        <style:list-level-properties text:min-label-distance="3.81mm"/>
      </text:outline-level-style>
      <text:outline-level-style text:level="2" text:style-name="Numbering_20_Symbols" style:num-prefix=" " style:num-suffix="." style:num-format="1">
        <style:list-level-properties text:min-label-distance="3.81mm"/>
      </text:outline-level-style>
      <text:outline-level-style text:level="3" text:style-name="Numbering_20_Symbols" style:num-prefix=" " style:num-suffix="." style:num-format="1">
        <style:list-level-properties text:min-label-distance="3.81mm"/>
      </text:outline-level-style>
      <text:outline-level-style text:level="4" text:style-name="Numbering_20_Symbols" style:num-prefix=" " style:num-suffix="." style:num-format="1">
        <style:list-level-properties text:min-label-distance="3.81mm"/>
      </text:outline-level-style>
      <text:outline-level-style text:level="5" text:style-name="Numbering_20_Symbols" style:num-prefix=" " style:num-suffix="." style:num-format="1">
        <style:list-level-properties text:min-label-distance="3.81mm"/>
      </text:outline-level-style>
      <text:outline-level-style text:level="6" text:style-name="Numbering_20_Symbols" style:num-prefix=" " style:num-suffix="." style:num-format="1">
        <style:list-level-properties text:min-label-distance="3.81mm"/>
      </text:outline-level-style>
      <text:outline-level-style text:level="7" text:style-name="Numbering_20_Symbols" style:num-prefix=" " style:num-suffix="." style:num-format="1">
        <style:list-level-properties text:min-label-distance="3.81mm"/>
      </text:outline-level-style>
      <text:outline-level-style text:level="8" text:style-name="Numbering_20_Symbols" style:num-prefix=" " style:num-suffix="." style:num-format="1">
        <style:list-level-properties text:min-label-distance="3.81mm"/>
      </text:outline-level-style>
      <text:outline-level-style text:level="9" text:style-name="Numbering_20_Symbols" style:num-prefix=" " style:num-suffix="." style:num-format="1">
        <style:list-level-properties text:min-label-distance="3.81mm"/>
      </text:outline-level-style>
      <text:outline-level-style text:level="10" text:style-name="Numbering_20_Symbols" style:num-prefix=" " style:num-suffix="." style:num-format="1">
        <style:list-level-properties text:min-label-distance="3.81mm"/>
      </text:outline-level-style>
    </text:outline-style>
    <text:list-style style:name="RTF_5f_Num_20_2" style:display-name="RTF_Num 2">
      <text:list-level-style-number text:level="1" text:style-name="RTF_5f_Num_20_2_20_1" style:num-suffix="." style:num-format="1">
        <style:list-level-properties text:space-before="6.35mm" text:min-label-width="6.35mm"/>
      </text:list-level-style-number>
      <text:list-level-style-number text:level="2" text:style-name="RTF_5f_Num_20_2_20_2" style:num-suffix="." style:num-format="1">
        <style:list-level-properties text:space-before="19.05mm" text:min-label-width="6.35mm"/>
      </text:list-level-style-number>
      <text:list-level-style-number text:level="3" text:style-name="RTF_5f_Num_20_2_20_3" style:num-suffix="." style:num-format="1">
        <style:list-level-properties text:space-before="31.75mm" text:min-label-width="6.35mm"/>
      </text:list-level-style-number>
      <text:list-level-style-number text:level="4" text:style-name="RTF_5f_Num_20_2_20_4" style:num-suffix="." style:num-format="1">
        <style:list-level-properties text:space-before="44.45mm" text:min-label-width="6.35mm"/>
      </text:list-level-style-number>
      <text:list-level-style-number text:level="5" text:style-name="RTF_5f_Num_20_2_20_5" style:num-suffix="." style:num-format="1">
        <style:list-level-properties text:space-before="57.15mm" text:min-label-width="6.35mm"/>
      </text:list-level-style-number>
      <text:list-level-style-number text:level="6" text:style-name="RTF_5f_Num_20_2_20_6" style:num-suffix="." style:num-format="1">
        <style:list-level-properties text:space-before="69.85mm" text:min-label-width="6.35mm"/>
      </text:list-level-style-number>
      <text:list-level-style-number text:level="7" text:style-name="RTF_5f_Num_20_2_20_7" style:num-suffix="." style:num-format="1">
        <style:list-level-properties text:space-before="82.55mm" text:min-label-width="6.35mm"/>
      </text:list-level-style-number>
      <text:list-level-style-number text:level="8" text:style-name="RTF_5f_Num_20_2_20_8" style:num-suffix="." style:num-format="1">
        <style:list-level-properties text:space-before="95.25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style:tab-stops>
          <style:tab-stop style:position="86.52mm" style:type="center"/>
          <style:tab-stop style:position="157.23mm"/>
          <style:tab-stop style:position="173.04mm" style:type="right"/>
        </style:tab-stops>
      </style:paragraph-properties>
    </style:style>
    <style:page-layout style:name="Mpm1">
      <style:page-layout-properties fo:page-width="210.01mm" fo:page-height="297mm" style:num-format="1" style:print-orientation="portrait" fo:margin-top="14.99mm" fo:margin-bottom="14.99mm" fo:margin-left="20mm" fo:margin-right="20mm" style:writing-mode="lr-tb" style:layout-grid-color="#c0c0c0" style:layout-grid-lines="44" style:layout-grid-base-height="5.5mm" style:layout-grid-ruby-height="0mm" style:layout-grid-mode="none" style:layout-grid-ruby-below="false" style:layout-grid-print="true" style:layout-grid-display="true" style:footnote-max-height="0mm">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fo:border-top="0.18mm solid #000000" fo:border-bottom="none" fo:border-left="none" fo:border-right="none" fo:padding="0.49mm" style:shadow="none" fo:background-color="transparent" style:dynamic-spacing="false">
          <style:background-image/>
        </style:header-footer-properties>
      </style:footer-style>
    </style:page-layout>
    <style:page-layout style:name="Mpm2">
      <style:page-layout-properties fo:page-width="209.99mm" fo:page-height="296.99mm" style:num-format="1" style:print-orientation="portrait" fo:margin-top="20mm" fo:margin-bottom="20mm" fo:margin-left="20mm" fo:margin-right="20mm" style:writing-mode="lr-tb" style:footnote-max-height="0mm">
        <style:footnote-sep style:adjustment="left" style:rel-width="25%" style:color="#000000"/>
      </style:page-layout-properties>
      <style:header-style/>
      <style:footer-style/>
    </style:page-layout>
    <number:date-style style:name="N106">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6">20100801-00:15</text:modification-date><text:tab/><text:tab/><text:page-number text:select-page="current">62</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Farid</meta:initial-creator>
    <meta:creation-date>2008-02-10T23:07:21</meta:creation-date>
    <dc:date>2010-08-01T00:15:51</dc:date>
    <meta:print-date>2010-07-31T03:36:48</meta:print-date>
    <meta:editing-cycles>732</meta:editing-cycles>
    <meta:editing-duration>PT51H45M06S</meta:editing-duration>
    <dc:creator>dany </dc:creator>
    <meta:printed-by>Dany De Bontridder</meta:printed-by>
    <meta:document-statistic meta:table-count="12" meta:image-count="0" meta:object-count="0" meta:page-count="62" meta:paragraph-count="1204" meta:word-count="18821" meta:character-count="117322"/>
    <meta:user-defined meta:name="Info 1"/>
    <meta:user-defined meta:name="Info 2"/>
    <meta:user-defined meta:name="Info 3"/>
    <meta:user-defined meta:name="Info 4"/>
  </office:meta>
</office:document-meta>
</file>